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/>
    <style:font-face style:name="Waree" svg:font-family="Ware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1.903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ta1" style:family="table" style:master-page-name="PageStyle_5f_Nr_20_4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45">
      <style:table-cell-properties fo:border-bottom="none" style:diagonal-bl-tr="none" style:diagonal-tl-br="none" fo:border-left="0.74pt solid #000000" fo:border-right="0.74pt solid #000000" style:rotation-align="none" fo:border-top="1.76pt solid #000000"/>
    </style:style>
    <style:style style:name="ce6" style:family="table-cell" style:parent-style-name="Default" style:data-style-name="N145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7" style:family="table-cell" style:parent-style-name="Default" style:data-style-name="N145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" style:family="table-cell" style:parent-style-name="Default" style:data-style-name="N145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9" style:family="table-cell" style:parent-style-name="Default" style:data-style-name="N145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10" style:family="table-cell" style:parent-style-name="Default" style:data-style-name="N145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45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 style:data-style-name="N145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4" style:family="table-cell" style:parent-style-name="Default" style:data-style-name="N145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5" style:family="table-cell" style:parent-style-name="Default" style:data-style-name="N145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</style:style>
    <style:style style:name="ce16" style:family="table-cell" style:parent-style-name="Default" style:data-style-name="N146">
      <style:table-cell-properties fo:border-bottom="none" style:diagonal-bl-tr="none" style:diagonal-tl-br="none" fo:border-left="0.74pt solid #000000" fo:border-right="0.74pt solid #000000" style:rotation-align="none" fo:border-top="1.76pt solid #000000"/>
    </style:style>
    <style:style style:name="ce17" style:family="table-cell" style:parent-style-name="Default" style:data-style-name="N146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8" style:family="table-cell" style:parent-style-name="Default" style:data-style-name="N146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9" style:family="table-cell" style:parent-style-name="Default" style:data-style-name="N146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20" style:family="table-cell" style:parent-style-name="Default" style:data-style-name="N146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21" style:family="table-cell" style:parent-style-name="Default" style:data-style-name="N146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22" style:family="table-cell" style:parent-style-name="Default" style:data-style-name="N147">
      <style:table-cell-properties fo:border-bottom="none" style:diagonal-bl-tr="none" style:diagonal-tl-br="none" fo:border-left="0.74pt solid #000000" fo:border-right="0.74pt solid #000000" style:rotation-align="none" fo:border-top="1.76pt solid #000000"/>
    </style:style>
    <style:style style:name="ce23" style:family="table-cell" style:parent-style-name="Default" style:data-style-name="N147">
      <style:table-cell-properties style:rotation-align="none"/>
    </style:style>
    <style:style style:name="ce24" style:family="table-cell" style:parent-style-name="Default" style:data-style-name="N147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5" style:family="table-cell" style:parent-style-name="Default" style:data-style-name="N147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6" style:family="table-cell" style:parent-style-name="Default" style:data-style-name="N147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27" style:family="table-cell" style:parent-style-name="Default" style:data-style-name="N147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28" style:family="table-cell" style:parent-style-name="Default" style:data-style-name="N147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29" style:family="table-cell" style:parent-style-name="Default" style:data-style-name="N146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60" style:family="table-cell" style:parent-style-name="Default">
      <style:text-properties style:font-name="Waree" style:font-name-asian="Waree" style:font-name-complex="Waree"/>
    </style:style>
    <style:style style:name="ce59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-33% 58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-33% 58%"/>
    </style:style>
    <style:style style:name="T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-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8" style:family="text">
      <style:text-properties style:font-name-asian="Waree" style:font-name-complex="Waree" style:font-name="Waree"/>
    </style:style>
    <style:style style:name="T9" style:family="text">
      <style:text-properties style:font-name="Arial" style:font-style-asian="normal" style:font-weight-complex="normal" style:font-weight-asian="normal" style:font-size-complex="10pt" style:font-size-asian="10pt" style:font-name-complex="Arial" style:use-window-font-color="true" style:text-position="-33% 58%" style:text-outline="false" fo:font-style="normal" style:text-line-through-type="none" style:text-underline-style="none" style:text-underline-color="font-color" fo:font-weight="normal" fo:font-size="10pt" fo:text-shadow="none" style:font-style-complex="normal"/>
    </style:style>
    <style:style style:name="T10" style:family="text">
      <style:text-properties style:font-name-asian="Waree" style:font-name-complex="Waree" style:font-name="Waree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fo:font-size="10pt"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/>
    </style:style>
    <style:style style:name="T11" style:family="text">
      <style:text-properties fo:text-shadow="none" fo:font-size="10pt" fo:font-weight="normal" style:font-weight-complex="normal" style:text-underline-style="none" style:text-underline-color="font-color" style:text-line-through-type="none" fo:font-style="normal" style:text-outline="false" style:text-position="-33% 58%" style:use-window-font-color="true" style:font-name-complex="Arial" style:font-size-asian="10pt" style:font-size-complex="10pt" style:font-weight-asian="normal" style:font-style-asian="normal" style:font-style-complex="normal" style:font-name="Arial"/>
    </style:style>
    <style:style style:name="T12" style:family="text">
      <style:text-properties style:font-name="Waree" style:font-name-asian="Waree" style:font-name-complex="Ware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r 4" table:style-name="ta1">
        <office:forms form:automatic-focus="false" form:apply-design-mode="false"/>
        <table:shapes>
          <draw:frame draw:z-index="0" draw:style-name="gr1" draw:text-style-name="P1" svg:width="15.982cm" svg:height="8.902cm" svg:x="39.821cm" svg:y="3.473cm">
            <draw:object draw:notify-on-update-of-ranges="'Nr 4'.A16:'Nr 4'.A26 'Nr 4'.D16:'Nr 4'.D26 'Nr 4'.A27:'Nr 4'.A47 'Nr 4'.D27:'Nr 4'.D47 'Nr 4'.A48:'Nr 4'.A68 'Nr 4'.D48:'Nr 4'.D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2cm" svg:height="8.849cm" svg:x="56.07cm" svg:y="3.241cm">
            <draw:object draw:notify-on-update-of-ranges="'Nr 4'.A16:'Nr 4'.A26 'Nr 4'.C16:'Nr 4'.C26 'Nr 4'.A27:'Nr 4'.A47 'Nr 4'.C27:'Nr 4'.C47 'Nr 4'.A48:'Nr 4'.A68 'Nr 4'.C48:'Nr 4'.C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0.125cm" svg:y="14.485cm">
            <draw:object draw:notify-on-update-of-ranges="'Nr 4'.B74:'Nr 4'.B90 'Nr 4'.C74:'Nr 4'.C90 'Nr 4'.B91:'Nr 4'.B107 'Nr 4'.C91:'Nr 4'.C10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56.796cm" svg:y="14.239cm">
            <draw:object draw:notify-on-update-of-ranges="'Nr 4'.B74:'Nr 4'.B90 'Nr 4'.D74:'Nr 4'.D90 'Nr 4'.B91:'Nr 4'.B107 'Nr 4'.D91:'Nr 4'.D10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cm" svg:height="9.003cm" svg:x="56.308cm" svg:y="54.633cm">
            <draw:object draw:notify-on-update-of-ranges="'Nr 4'.B113:'Nr 4'.B123 'Nr 4'.C113:'Nr 4'.C123 'Nr 4'.B124:'Nr 4'.B134 'Nr 4'.C124:'Nr 4'.C1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1cm" svg:height="9.003cm" svg:x="41.752cm" svg:y="54.58cm">
            <draw:object draw:notify-on-update-of-ranges="'Nr 4'.A140:'Nr 4'.A156 'Nr 4'.C140:'Nr 4'.C156 'Nr 4'.A157:'Nr 4'.A173 'Nr 4'.C157:'Nr 4'.C173 'Nr 4'.A174:'Nr 4'.A190 'Nr 4'.C174:'Nr 4'.C1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41.216cm" svg:y="34.752cm">
            <draw:object draw:notify-on-update-of-ranges="'Nr 4'.B91:'Nr 4'.B107 'Nr 4'.D91:'Nr 4'.D10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41.092cm" svg:y="44.017cm">
            <draw:object draw:notify-on-update-of-ranges="'Nr 4'.B91:'Nr 4'.B107 'Nr 4'.C91:'Nr 4'.C10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82cm" svg:height="8.902cm" svg:x="57.124cm" svg:y="34.95cm">
            <draw:object draw:notify-on-update-of-ranges="'Nr 4'.A27:'Nr 4'.A47 'Nr 4'.D27:'Nr 4'.D4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82cm" svg:height="8.849cm" svg:x="57.124cm" svg:y="43.833cm">
            <draw:object draw:notify-on-update-of-ranges="'Nr 4'.A27:'Nr 4'.A47 'Nr 4'.C27:'Nr 4'.C4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2" table:default-cell-style-name="ce17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2" table:default-cell-style-name="Default"/>
        <table:table-row table:style-name="ro1">
          <table:table-cell table:style-name="ce1" office:value-type="string" calcext:value-type="string">
            <text:p>Ćwiczenie E03IS "Tranzystory" - wyniki pomiarów, zestaw Nr 4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2" office:value-type="string" calcext:value-type="string">
            <text:p>Użyta aparatura: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office:value-type="string" calcext:value-type="string">
            <text:p>1). Moduł doświadczalny T1-13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office:value-type="string" calcext:value-type="string">
            <text:p>2). Zespół Źródeł Sterujących ZŹS-09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office:value-type="string" calcext:value-type="string">
            <text:p>3). Zasilacz napięcia (w obwodzie koletora): <text:span text:style-name="T1">bez numeru</text:span></text:p>
          </table:table-cell>
          <table:table-cell table:style-name="Default" table:number-columns-repeated="2"/>
          <table:table-cell table:number-columns-repeated="61"/>
        </table:table-row>
        <table:table-row table:style-name="ro3">
          <table:table-cell table:style-name="Default" office:value-type="string" calcext:value-type="string">
            <text:p>4). Multimetr UT-804, nr inw. WD051.01-008-203 - do pomiaru U<text:span text:style-name="T2">CE</text:span><text:span text:style-name="T3"> oraz U</text:span><text:span text:style-name="T4">DS</text:span></text:p>
          </table:table-cell>
          <table:table-cell table:style-name="Default" table:number-columns-repeated="2"/>
          <table:table-cell table:number-columns-repeated="61"/>
        </table:table-row>
        <table:table-row table:style-name="ro3">
          <table:table-cell table:style-name="Default" office:value-type="string" calcext:value-type="string">
            <text:p>5). Multimetr UT-804, nr inw. WD054.01-003-203 - do pomiaru U<text:span text:style-name="T2">BE</text:span><text:span text:style-name="T3"> oraz U</text:span><text:span text:style-name="T4">GS</text:span></text:p>
          </table:table-cell>
          <table:table-cell table:style-name="Default" table:number-columns-repeated="2"/>
          <table:table-cell table:number-columns-repeated="61"/>
        </table:table-row>
        <table:table-row table:style-name="ro3">
          <table:table-cell table:style-name="Default" office:value-type="string" calcext:value-type="string">
            <text:p>6). Multimetr Protek 506, nr inw. WD043.01-013-203 - do pomiaru I<text:span text:style-name="T5">C</text:span></text:p>
          </table:table-cell>
          <table:table-cell table:style-name="Default" table:number-columns-repeated="2"/>
          <table:table-cell table:number-columns-repeated="61"/>
        </table:table-row>
        <table:table-row table:style-name="ro3">
          <table:table-cell table:style-name="Default" office:value-type="string" calcext:value-type="string">
            <text:p>7). Multimetr M-3800, nr inw. I3/2.03/2017-M/2 - do pomiaru I<text:span text:style-name="T2">B</text:span><text:span text:style-name="T3"> oraz I</text:span><text:span text:style-name="T4">D</text:span>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office:value-type="string" calcext:value-type="string">
            <text:p>8). Zasilacz Siglent SPD3303D, nr inw. WD051.02-006-203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3" office:value-type="string" calcext:value-type="string">
            <text:p>5.1. Charakterystyka wyjściowa i zwrotna tranzystora bipolarnego bez obciążenia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4">
          <table:table-cell table:style-name="ce4" office:value-type="string" calcext:value-type="string">
            <text:p>U<text:span text:style-name="T6">CE</text:span><text:span text:style-name="T7"> [V]</text:span></text:p>
          </table:table-cell>
          <table:table-cell table:style-name="ce4" office:value-type="string" calcext:value-type="string">
            <text:p>I<text:span text:style-name="T6">B</text:span><text:span text:style-name="T7"> [μA]</text:span></text:p>
          </table:table-cell>
          <table:table-cell table:style-name="ce4" office:value-type="string" calcext:value-type="string">
            <text:p>U<text:span text:style-name="T6">BE</text:span><text:span text:style-name="T7"> [V]</text:span></text:p>
          </table:table-cell>
          <table:table-cell table:style-name="ce4" office:value-type="string" calcext:value-type="string">
            <text:p>I<text:span text:style-name="T6">C</text:span><text:span text:style-name="T7"> [mA]</text:span></text:p>
          </table:table-cell>
          <table:table-cell table:number-columns-repeated="4"/>
          <table:table-cell table:style-name="ce60" office:value-type="string" calcext:value-type="string">
            <text:p>∆Uce</text:p>
          </table:table-cell>
          <table:table-cell table:style-name="ce60" office:value-type="string" calcext:value-type="string">
            <text:p>∆Ib</text:p>
          </table:table-cell>
          <table:table-cell table:style-name="ce60" office:value-type="string" calcext:value-type="string">
            <text:p>∆Ube</text:p>
          </table:table-cell>
          <table:table-cell table:style-name="ce60" office:value-type="string" calcext:value-type="string">
            <text:p>∆Ic</text:p>
          </table:table-cell>
          <table:table-cell table:number-columns-repeated="52"/>
        </table:table-row>
        <table:table-row table:style-name="ro2">
          <table:table-cell table:style-name="ce5" office:value-type="float" office:value="0" calcext:value-type="float">
            <text:p>0,000</text:p>
          </table:table-cell>
          <table:table-cell table:style-name="ce16" office:value-type="float" office:value="0.2" calcext:value-type="float">
            <text:p>0,2</text:p>
          </table:table-cell>
          <table:table-cell table:style-name="ce22" office:value-type="float" office:value="0.4589" calcext:value-type="float">
            <text:p>0,4589</text:p>
          </table:table-cell>
          <table:table-cell table:style-name="ce16" office:value-type="float" office:value="0" calcext:value-type="float">
            <text:p>0,0</text:p>
          </table:table-cell>
          <table:table-cell/>
          <table:table-cell table:style-name="ce2" office:value-type="string" calcext:value-type="string">
            <text:p>Zakresy pomiarowe</text:p>
          </table:table-cell>
          <table:table-cell table:number-columns-repeated="2"/>
          <table:table-cell table:formula="of:=[.A16]*0.0005 + 0.005" office:value-type="float" office:value="0.005" calcext:value-type="float">
            <text:p>0,005</text:p>
          </table:table-cell>
          <table:table-cell table:formula="of:=[.B16]*0.005+0.1" office:value-type="float" office:value="0.101" calcext:value-type="float">
            <text:p>0,101</text:p>
          </table:table-cell>
          <table:table-cell table:formula="of:=[.C16]*0.0005 + 0.0005" office:value-type="float" office:value="0.00072945" calcext:value-type="float">
            <text:p>0,00072945</text:p>
          </table:table-cell>
          <table:table-cell table:formula="of:=[.D16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3">
          <table:table-cell office:value-type="float" office:value="1.006" calcext:value-type="float">
            <text:p>1,006</text:p>
          </table:table-cell>
          <table:table-cell table:style-name="ce17" office:value-type="float" office:value="0.2" calcext:value-type="float">
            <text:p>0,2</text:p>
          </table:table-cell>
          <table:table-cell table:style-name="ce23" office:value-type="float" office:value="0.5181" calcext:value-type="float">
            <text:p>0,5181</text:p>
          </table:table-cell>
          <table:table-cell table:style-name="ce17" office:value-type="float" office:value="0" calcext:value-type="float">
            <text:p>0,0</text:p>
          </table:table-cell>
          <table:table-cell/>
          <table:table-cell office:value-type="string" calcext:value-type="string">
            <text:p> - U<text:span text:style-name="T6">CE</text:span><text:span text:style-name="T7">: 40 V DC</text:span></text:p>
          </table:table-cell>
          <table:table-cell table:number-columns-repeated="2"/>
          <table:table-cell table:formula="of:=[.A17]*0.0005 + 0.005" office:value-type="float" office:value="0.005503" calcext:value-type="float">
            <text:p>0,005503</text:p>
          </table:table-cell>
          <table:table-cell table:formula="of:=[.B17]*0.005+0.1" office:value-type="float" office:value="0.101" calcext:value-type="float">
            <text:p>0,101</text:p>
          </table:table-cell>
          <table:table-cell table:formula="of:=[.C17]*0.0005 + 0.0005" office:value-type="float" office:value="0.00075905" calcext:value-type="float">
            <text:p>0,00075905</text:p>
          </table:table-cell>
          <table:table-cell table:formula="of:=[.D17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3">
          <table:table-cell office:value-type="float" office:value="2.007" calcext:value-type="float">
            <text:p>2,007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2" calcext:value-type="float">
            <text:p>0,5182</text:p>
          </table:table-cell>
          <table:table-cell table:style-name="ce17" office:value-type="float" office:value="0" calcext:value-type="float">
            <text:p>0,0</text:p>
          </table:table-cell>
          <table:table-cell/>
          <table:table-cell office:value-type="string" calcext:value-type="string">
            <text:p> - I<text:span text:style-name="T6">B</text:span><text:span text:style-name="T7">: 200 μA DC</text:span></text:p>
          </table:table-cell>
          <table:table-cell table:number-columns-repeated="2"/>
          <table:table-cell table:formula="of:=[.A18]*0.0005 + 0.005" office:value-type="float" office:value="0.0060035" calcext:value-type="float">
            <text:p>0,0060035</text:p>
          </table:table-cell>
          <table:table-cell table:formula="of:=[.B18]*0.005+0.1" office:value-type="float" office:value="0.1015" calcext:value-type="float">
            <text:p>0,1015</text:p>
          </table:table-cell>
          <table:table-cell table:formula="of:=[.C18]*0.0005 + 0.0005" office:value-type="float" office:value="0.0007591" calcext:value-type="float">
            <text:p>0,0007591</text:p>
          </table:table-cell>
          <table:table-cell table:formula="of:=[.D18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3">
          <table:table-cell office:value-type="float" office:value="3.009" calcext:value-type="float">
            <text:p>3,009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3" calcext:value-type="float">
            <text:p>0,5183</text:p>
          </table:table-cell>
          <table:table-cell table:style-name="ce17" office:value-type="float" office:value="0" calcext:value-type="float">
            <text:p>0,0</text:p>
          </table:table-cell>
          <table:table-cell/>
          <table:table-cell office:value-type="string" calcext:value-type="string">
            <text:p> - U<text:span text:style-name="T6">BE</text:span><text:span text:style-name="T7">: 4 V DC</text:span></text:p>
          </table:table-cell>
          <table:table-cell table:number-columns-repeated="2"/>
          <table:table-cell table:formula="of:=[.A19]*0.0005 + 0.005" office:value-type="float" office:value="0.0065045" calcext:value-type="float">
            <text:p>0,0065045</text:p>
          </table:table-cell>
          <table:table-cell table:formula="of:=[.B19]*0.005+0.1" office:value-type="float" office:value="0.1015" calcext:value-type="float">
            <text:p>0,1015</text:p>
          </table:table-cell>
          <table:table-cell table:formula="of:=[.C19]*0.0005 + 0.0005" office:value-type="float" office:value="0.00075915" calcext:value-type="float">
            <text:p>0,00075915</text:p>
          </table:table-cell>
          <table:table-cell table:formula="of:=[.D19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3">
          <table:table-cell office:value-type="float" office:value="4.003" calcext:value-type="float">
            <text:p>4,003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3" calcext:value-type="float">
            <text:p>0,5183</text:p>
          </table:table-cell>
          <table:table-cell table:style-name="ce17" office:value-type="float" office:value="0" calcext:value-type="float">
            <text:p>0,0</text:p>
          </table:table-cell>
          <table:table-cell/>
          <table:table-cell office:value-type="string" calcext:value-type="string">
            <text:p> - I<text:span text:style-name="T6">C</text:span><text:span text:style-name="T7">: 200 mA DC</text:span></text:p>
          </table:table-cell>
          <table:table-cell table:number-columns-repeated="2"/>
          <table:table-cell table:formula="of:=[.A20]*0.0005 + 0.005" office:value-type="float" office:value="0.0070015" calcext:value-type="float">
            <text:p>0,0070015</text:p>
          </table:table-cell>
          <table:table-cell table:formula="of:=[.B20]*0.005+0.1" office:value-type="float" office:value="0.1015" calcext:value-type="float">
            <text:p>0,1015</text:p>
          </table:table-cell>
          <table:table-cell table:formula="of:=[.C20]*0.0005 + 0.0005" office:value-type="float" office:value="0.00075915" calcext:value-type="float">
            <text:p>0,00075915</text:p>
          </table:table-cell>
          <table:table-cell table:formula="of:=[.D20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5.001" calcext:value-type="float">
            <text:p>5,001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4" calcext:value-type="float">
            <text:p>0,5184</text:p>
          </table:table-cell>
          <table:table-cell table:style-name="ce17" office:value-type="float" office:value="0" calcext:value-type="float">
            <text:p>0,0</text:p>
          </table:table-cell>
          <table:table-cell table:number-columns-repeated="4"/>
          <table:table-cell table:formula="of:=[.A21]*0.0005 + 0.005" office:value-type="float" office:value="0.0075005" calcext:value-type="float">
            <text:p>0,0075005</text:p>
          </table:table-cell>
          <table:table-cell table:formula="of:=[.B21]*0.005+0.1" office:value-type="float" office:value="0.1015" calcext:value-type="float">
            <text:p>0,1015</text:p>
          </table:table-cell>
          <table:table-cell table:formula="of:=[.C21]*0.0005 + 0.0005" office:value-type="float" office:value="0.0007592" calcext:value-type="float">
            <text:p>0,0007592</text:p>
          </table:table-cell>
          <table:table-cell table:formula="of:=[.D21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6.001" calcext:value-type="float">
            <text:p>6,001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5" calcext:value-type="float">
            <text:p>0,5185</text:p>
          </table:table-cell>
          <table:table-cell table:style-name="ce17" office:value-type="float" office:value="0" calcext:value-type="float">
            <text:p>0,0</text:p>
          </table:table-cell>
          <table:table-cell table:number-columns-repeated="4"/>
          <table:table-cell table:formula="of:=[.A22]*0.0005 + 0.005" office:value-type="float" office:value="0.0080005" calcext:value-type="float">
            <text:p>0,0080005</text:p>
          </table:table-cell>
          <table:table-cell table:formula="of:=[.B22]*0.005+0.1" office:value-type="float" office:value="0.1015" calcext:value-type="float">
            <text:p>0,1015</text:p>
          </table:table-cell>
          <table:table-cell table:formula="of:=[.C22]*0.0005 + 0.0005" office:value-type="float" office:value="0.00075925" calcext:value-type="float">
            <text:p>0,00075925</text:p>
          </table:table-cell>
          <table:table-cell table:formula="of:=[.D22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7.005" calcext:value-type="float">
            <text:p>7,005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5" calcext:value-type="float">
            <text:p>0,5185</text:p>
          </table:table-cell>
          <table:table-cell table:style-name="ce17" office:value-type="float" office:value="0" calcext:value-type="float">
            <text:p>0,0</text:p>
          </table:table-cell>
          <table:table-cell table:number-columns-repeated="4"/>
          <table:table-cell table:formula="of:=[.A23]*0.0005 + 0.005" office:value-type="float" office:value="0.0085025" calcext:value-type="float">
            <text:p>0,0085025</text:p>
          </table:table-cell>
          <table:table-cell table:formula="of:=[.B23]*0.005+0.1" office:value-type="float" office:value="0.1015" calcext:value-type="float">
            <text:p>0,1015</text:p>
          </table:table-cell>
          <table:table-cell table:formula="of:=[.C23]*0.0005 + 0.0005" office:value-type="float" office:value="0.00075925" calcext:value-type="float">
            <text:p>0,00075925</text:p>
          </table:table-cell>
          <table:table-cell table:formula="of:=[.D23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8" calcext:value-type="float">
            <text:p>8,000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5" calcext:value-type="float">
            <text:p>0,5185</text:p>
          </table:table-cell>
          <table:table-cell table:style-name="ce17" office:value-type="float" office:value="0" calcext:value-type="float">
            <text:p>0,0</text:p>
          </table:table-cell>
          <table:table-cell table:number-columns-repeated="4"/>
          <table:table-cell table:formula="of:=[.A24]*0.0005 + 0.005" office:value-type="float" office:value="0.009" calcext:value-type="float">
            <text:p>0,009</text:p>
          </table:table-cell>
          <table:table-cell table:formula="of:=[.B24]*0.005+0.1" office:value-type="float" office:value="0.1015" calcext:value-type="float">
            <text:p>0,1015</text:p>
          </table:table-cell>
          <table:table-cell table:formula="of:=[.C24]*0.0005 + 0.0005" office:value-type="float" office:value="0.00075925" calcext:value-type="float">
            <text:p>0,00075925</text:p>
          </table:table-cell>
          <table:table-cell table:formula="of:=[.D24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9.009" calcext:value-type="float">
            <text:p>9,009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6" calcext:value-type="float">
            <text:p>0,5186</text:p>
          </table:table-cell>
          <table:table-cell table:style-name="ce17" office:value-type="float" office:value="0" calcext:value-type="float">
            <text:p>0,0</text:p>
          </table:table-cell>
          <table:table-cell table:number-columns-repeated="4"/>
          <table:table-cell table:formula="of:=[.A25]*0.0005 + 0.005" office:value-type="float" office:value="0.0095045" calcext:value-type="float">
            <text:p>0,0095045</text:p>
          </table:table-cell>
          <table:table-cell table:formula="of:=[.B25]*0.005+0.1" office:value-type="float" office:value="0.1015" calcext:value-type="float">
            <text:p>0,1015</text:p>
          </table:table-cell>
          <table:table-cell table:formula="of:=[.C25]*0.0005 + 0.0005" office:value-type="float" office:value="0.0007593" calcext:value-type="float">
            <text:p>0,0007593</text:p>
          </table:table-cell>
          <table:table-cell table:formula="of:=[.D25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10.002" calcext:value-type="float">
            <text:p>10,002</text:p>
          </table:table-cell>
          <table:table-cell table:style-name="ce17" office:value-type="float" office:value="0.3" calcext:value-type="float">
            <text:p>0,3</text:p>
          </table:table-cell>
          <table:table-cell table:style-name="ce24" office:value-type="float" office:value="0.5187" calcext:value-type="float">
            <text:p>0,5187</text:p>
          </table:table-cell>
          <table:table-cell table:style-name="ce17" office:value-type="float" office:value="0" calcext:value-type="float">
            <text:p>0,0</text:p>
          </table:table-cell>
          <table:table-cell office:value-type="string" calcext:value-type="string">
            <text:p>Ic [A]</text:p>
          </table:table-cell>
          <table:table-cell table:number-columns-repeated="3"/>
          <table:table-cell table:formula="of:=[.A26]*0.0005 + 0.005" office:value-type="float" office:value="0.010001" calcext:value-type="float">
            <text:p>0,010001</text:p>
          </table:table-cell>
          <table:table-cell table:formula="of:=[.B26]*0.005+0.1" office:value-type="float" office:value="0.1015" calcext:value-type="float">
            <text:p>0,1015</text:p>
          </table:table-cell>
          <table:table-cell table:formula="of:=[.C26]*0.0005 + 0.0005" office:value-type="float" office:value="0.00075935" calcext:value-type="float">
            <text:p>0,00075935</text:p>
          </table:table-cell>
          <table:table-cell table:formula="of:=[.D26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table:style-name="ce7" office:value-type="float" office:value="0.004" calcext:value-type="float">
            <text:p>0,004</text:p>
          </table:table-cell>
          <table:table-cell table:style-name="ce18" office:value-type="float" office:value="60" calcext:value-type="float">
            <text:p>60,0</text:p>
          </table:table-cell>
          <table:table-cell table:style-name="ce25" office:value-type="float" office:value="0.5766" calcext:value-type="float">
            <text:p>0,5766</text:p>
          </table:table-cell>
          <table:table-cell table:style-name="ce18" office:value-type="float" office:value="0" calcext:value-type="float">
            <text:p>0,0</text:p>
          </table:table-cell>
          <table:table-cell table:formula="of:=[.D27]*1000" office:value-type="float" office:value="0" calcext:value-type="float">
            <text:p>0</text:p>
          </table:table-cell>
          <table:table-cell table:number-columns-repeated="3"/>
          <table:table-cell table:formula="of:=[.A27]*0.0005 + 0.005" office:value-type="float" office:value="0.005002" calcext:value-type="float">
            <text:p>0,005002</text:p>
          </table:table-cell>
          <table:table-cell table:formula="of:=[.B27]*0.005+0.1" office:value-type="float" office:value="0.4" calcext:value-type="float">
            <text:p>0,4</text:p>
          </table:table-cell>
          <table:table-cell table:formula="of:=[.C27]*0.0005 + 0.0005" office:value-type="float" office:value="0.0007883" calcext:value-type="float">
            <text:p>0,0007883</text:p>
          </table:table-cell>
          <table:table-cell table:formula="of:=[.D27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0.02" calcext:value-type="float">
            <text:p>0,02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5918" calcext:value-type="float">
            <text:p>0,5918</text:p>
          </table:table-cell>
          <table:table-cell table:style-name="ce17" office:value-type="float" office:value="0.2" calcext:value-type="float">
            <text:p>0,2</text:p>
          </table:table-cell>
          <table:table-cell table:formula="of:=[.D28]/1000" office:value-type="float" office:value="0.0002" calcext:value-type="float">
            <text:p>0,0002</text:p>
          </table:table-cell>
          <table:table-cell table:number-columns-repeated="3"/>
          <table:table-cell table:formula="of:=[.A28]*0.0005 + 0.005" office:value-type="float" office:value="0.00501" calcext:value-type="float">
            <text:p>0,00501</text:p>
          </table:table-cell>
          <table:table-cell table:formula="of:=[.B28]*0.005+0.1" office:value-type="float" office:value="0.4" calcext:value-type="float">
            <text:p>0,4</text:p>
          </table:table-cell>
          <table:table-cell table:formula="of:=[.C28]*0.0005 + 0.0005" office:value-type="float" office:value="0.0007959" calcext:value-type="float">
            <text:p>0,0007959</text:p>
          </table:table-cell>
          <table:table-cell table:formula="of:=[.D28]*0.01 + 0.2" office:value-type="float" office:value="0.202" calcext:value-type="float">
            <text:p>0,202</text:p>
          </table:table-cell>
          <table:table-cell table:number-columns-repeated="52"/>
        </table:table-row>
        <table:table-row table:style-name="ro2">
          <table:table-cell office:value-type="float" office:value="0.04" calcext:value-type="float">
            <text:p>0,04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087" calcext:value-type="float">
            <text:p>0,6087</text:p>
          </table:table-cell>
          <table:table-cell table:style-name="ce17" office:value-type="float" office:value="0.6" calcext:value-type="float">
            <text:p>0,6</text:p>
          </table:table-cell>
          <table:table-cell table:formula="of:=[.D29]/1000" office:value-type="float" office:value="0.0006" calcext:value-type="float">
            <text:p>0,0006</text:p>
          </table:table-cell>
          <table:table-cell table:number-columns-repeated="3"/>
          <table:table-cell table:formula="of:=[.A29]*0.0005 + 0.005" office:value-type="float" office:value="0.00502" calcext:value-type="float">
            <text:p>0,00502</text:p>
          </table:table-cell>
          <table:table-cell table:formula="of:=[.B29]*0.005+0.1" office:value-type="float" office:value="0.4" calcext:value-type="float">
            <text:p>0,4</text:p>
          </table:table-cell>
          <table:table-cell table:formula="of:=[.C29]*0.0005 + 0.0005" office:value-type="float" office:value="0.00080435" calcext:value-type="float">
            <text:p>0,00080435</text:p>
          </table:table-cell>
          <table:table-cell table:formula="of:=[.D29]*0.01 + 0.2" office:value-type="float" office:value="0.206" calcext:value-type="float">
            <text:p>0,206</text:p>
          </table:table-cell>
          <table:table-cell table:number-columns-repeated="52"/>
        </table:table-row>
        <table:table-row table:style-name="ro2">
          <table:table-cell office:value-type="float" office:value="0.06" calcext:value-type="float">
            <text:p>0,06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255" calcext:value-type="float">
            <text:p>0,6255</text:p>
          </table:table-cell>
          <table:table-cell table:style-name="ce17" office:value-type="float" office:value="1.4" calcext:value-type="float">
            <text:p>1,4</text:p>
          </table:table-cell>
          <table:table-cell table:formula="of:=[.D30]/1000" office:value-type="float" office:value="0.0014" calcext:value-type="float">
            <text:p>0,0014</text:p>
          </table:table-cell>
          <table:table-cell table:number-columns-repeated="3"/>
          <table:table-cell table:formula="of:=[.A30]*0.0005 + 0.005" office:value-type="float" office:value="0.00503" calcext:value-type="float">
            <text:p>0,00503</text:p>
          </table:table-cell>
          <table:table-cell table:formula="of:=[.B30]*0.005+0.1" office:value-type="float" office:value="0.4" calcext:value-type="float">
            <text:p>0,4</text:p>
          </table:table-cell>
          <table:table-cell table:formula="of:=[.C30]*0.0005 + 0.0005" office:value-type="float" office:value="0.00081275" calcext:value-type="float">
            <text:p>0,00081275</text:p>
          </table:table-cell>
          <table:table-cell table:formula="of:=[.D30]*0.01 + 0.2" office:value-type="float" office:value="0.214" calcext:value-type="float">
            <text:p>0,214</text:p>
          </table:table-cell>
          <table:table-cell table:number-columns-repeated="52"/>
        </table:table-row>
        <table:table-row table:style-name="ro2">
          <table:table-cell office:value-type="float" office:value="0.08" calcext:value-type="float">
            <text:p>0,08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358" calcext:value-type="float">
            <text:p>0,6358</text:p>
          </table:table-cell>
          <table:table-cell table:style-name="ce17" office:value-type="float" office:value="2.2" calcext:value-type="float">
            <text:p>2,2</text:p>
          </table:table-cell>
          <table:table-cell table:formula="of:=[.D31]/1000" office:value-type="float" office:value="0.0022" calcext:value-type="float">
            <text:p>0,0022</text:p>
          </table:table-cell>
          <table:table-cell table:number-columns-repeated="3"/>
          <table:table-cell table:formula="of:=[.A31]*0.0005 + 0.005" office:value-type="float" office:value="0.00504" calcext:value-type="float">
            <text:p>0,00504</text:p>
          </table:table-cell>
          <table:table-cell table:formula="of:=[.B31]*0.005+0.1" office:value-type="float" office:value="0.4" calcext:value-type="float">
            <text:p>0,4</text:p>
          </table:table-cell>
          <table:table-cell table:formula="of:=[.C31]*0.0005 + 0.0005" office:value-type="float" office:value="0.0008179" calcext:value-type="float">
            <text:p>0,0008179</text:p>
          </table:table-cell>
          <table:table-cell table:formula="of:=[.D31]*0.01 + 0.2" office:value-type="float" office:value="0.222" calcext:value-type="float">
            <text:p>0,222</text:p>
          </table:table-cell>
          <table:table-cell table:number-columns-repeated="52"/>
        </table:table-row>
        <table:table-row table:style-name="ro2">
          <table:table-cell office:value-type="float" office:value="0.1" calcext:value-type="float">
            <text:p>0,10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459" calcext:value-type="float">
            <text:p>0,6459</text:p>
          </table:table-cell>
          <table:table-cell table:style-name="ce17" office:value-type="float" office:value="3.4" calcext:value-type="float">
            <text:p>3,4</text:p>
          </table:table-cell>
          <table:table-cell table:formula="of:=[.D32]/1000" office:value-type="float" office:value="0.0034" calcext:value-type="float">
            <text:p>0,0034</text:p>
          </table:table-cell>
          <table:table-cell table:number-columns-repeated="3"/>
          <table:table-cell table:formula="of:=[.A32]*0.0005 + 0.005" office:value-type="float" office:value="0.00505" calcext:value-type="float">
            <text:p>0,00505</text:p>
          </table:table-cell>
          <table:table-cell table:formula="of:=[.B32]*0.005+0.1" office:value-type="float" office:value="0.4" calcext:value-type="float">
            <text:p>0,4</text:p>
          </table:table-cell>
          <table:table-cell table:formula="of:=[.C32]*0.0005 + 0.0005" office:value-type="float" office:value="0.00082295" calcext:value-type="float">
            <text:p>0,00082295</text:p>
          </table:table-cell>
          <table:table-cell table:formula="of:=[.D32]*0.01 + 0.2" office:value-type="float" office:value="0.234" calcext:value-type="float">
            <text:p>0,234</text:p>
          </table:table-cell>
          <table:table-cell table:number-columns-repeated="52"/>
        </table:table-row>
        <table:table-row table:style-name="ro2">
          <table:table-cell table:style-name="ce8" office:value-type="float" office:value="0.12" calcext:value-type="float">
            <text:p>0,12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16" calcext:value-type="float">
            <text:p>0,6516</text:p>
          </table:table-cell>
          <table:table-cell table:style-name="ce20" office:value-type="float" office:value="4.4" calcext:value-type="float">
            <text:p>4,4</text:p>
          </table:table-cell>
          <table:table-cell table:formula="of:=[.D33]/1000" office:value-type="float" office:value="0.0044" calcext:value-type="float">
            <text:p>0,0044</text:p>
          </table:table-cell>
          <table:table-cell table:number-columns-repeated="3"/>
          <table:table-cell table:formula="of:=[.A33]*0.0005 + 0.005" office:value-type="float" office:value="0.00506" calcext:value-type="float">
            <text:p>0,00506</text:p>
          </table:table-cell>
          <table:table-cell table:formula="of:=[.B33]*0.005+0.1" office:value-type="float" office:value="0.4" calcext:value-type="float">
            <text:p>0,4</text:p>
          </table:table-cell>
          <table:table-cell table:formula="of:=[.C33]*0.0005 + 0.0005" office:value-type="float" office:value="0.0008258" calcext:value-type="float">
            <text:p>0,0008258</text:p>
          </table:table-cell>
          <table:table-cell table:formula="of:=[.D33]*0.01 + 0.2" office:value-type="float" office:value="0.244" calcext:value-type="float">
            <text:p>0,244</text:p>
          </table:table-cell>
          <table:table-cell table:number-columns-repeated="52"/>
        </table:table-row>
        <table:table-row table:style-name="ro2">
          <table:table-cell table:style-name="ce8" office:value-type="float" office:value="0.14" calcext:value-type="float">
            <text:p>0,14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63" calcext:value-type="float">
            <text:p>0,6563</text:p>
          </table:table-cell>
          <table:table-cell table:style-name="ce20" office:value-type="float" office:value="5.3" calcext:value-type="float">
            <text:p>5,3</text:p>
          </table:table-cell>
          <table:table-cell table:formula="of:=[.D34]/1000" office:value-type="float" office:value="0.0053" calcext:value-type="float">
            <text:p>0,0053</text:p>
          </table:table-cell>
          <table:table-cell table:number-columns-repeated="3"/>
          <table:table-cell table:formula="of:=[.A34]*0.0005 + 0.005" office:value-type="float" office:value="0.00507" calcext:value-type="float">
            <text:p>0,00507</text:p>
          </table:table-cell>
          <table:table-cell table:formula="of:=[.B34]*0.005+0.1" office:value-type="float" office:value="0.4" calcext:value-type="float">
            <text:p>0,4</text:p>
          </table:table-cell>
          <table:table-cell table:formula="of:=[.C34]*0.0005 + 0.0005" office:value-type="float" office:value="0.00082815" calcext:value-type="float">
            <text:p>0,00082815</text:p>
          </table:table-cell>
          <table:table-cell table:formula="of:=[.D34]*0.01 + 0.2" office:value-type="float" office:value="0.253" calcext:value-type="float">
            <text:p>0,253</text:p>
          </table:table-cell>
          <table:table-cell table:number-columns-repeated="52"/>
        </table:table-row>
        <table:table-row table:style-name="ro2">
          <table:table-cell table:style-name="ce8" office:value-type="float" office:value="0.16" calcext:value-type="float">
            <text:p>0,16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9" calcext:value-type="float">
            <text:p>0,6590</text:p>
          </table:table-cell>
          <table:table-cell table:style-name="ce20" office:value-type="float" office:value="5.9" calcext:value-type="float">
            <text:p>5,9</text:p>
          </table:table-cell>
          <table:table-cell table:formula="of:=[.D35]/1000" office:value-type="float" office:value="0.0059" calcext:value-type="float">
            <text:p>0,0059</text:p>
          </table:table-cell>
          <table:table-cell table:number-columns-repeated="3"/>
          <table:table-cell table:formula="of:=[.A35]*0.0005 + 0.005" office:value-type="float" office:value="0.00508" calcext:value-type="float">
            <text:p>0,00508</text:p>
          </table:table-cell>
          <table:table-cell table:formula="of:=[.B35]*0.005+0.1" office:value-type="float" office:value="0.4" calcext:value-type="float">
            <text:p>0,4</text:p>
          </table:table-cell>
          <table:table-cell table:formula="of:=[.C35]*0.0005 + 0.0005" office:value-type="float" office:value="0.0008295" calcext:value-type="float">
            <text:p>0,0008295</text:p>
          </table:table-cell>
          <table:table-cell table:formula="of:=[.D35]*0.01 + 0.2" office:value-type="float" office:value="0.259" calcext:value-type="float">
            <text:p>0,259</text:p>
          </table:table-cell>
          <table:table-cell table:number-columns-repeated="52"/>
        </table:table-row>
        <table:table-row table:style-name="ro2">
          <table:table-cell table:style-name="ce8" office:value-type="float" office:value="0.18" calcext:value-type="float">
            <text:p>0,18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601" calcext:value-type="float">
            <text:p>0,6601</text:p>
          </table:table-cell>
          <table:table-cell table:style-name="ce20" office:value-type="float" office:value="6.2" calcext:value-type="float">
            <text:p>6,2</text:p>
          </table:table-cell>
          <table:table-cell table:formula="of:=[.D36]/1000" office:value-type="float" office:value="0.0062" calcext:value-type="float">
            <text:p>0,0062</text:p>
          </table:table-cell>
          <table:table-cell table:number-columns-repeated="3"/>
          <table:table-cell table:formula="of:=[.A36]*0.0005 + 0.005" office:value-type="float" office:value="0.00509" calcext:value-type="float">
            <text:p>0,00509</text:p>
          </table:table-cell>
          <table:table-cell table:formula="of:=[.B36]*0.005+0.1" office:value-type="float" office:value="0.4" calcext:value-type="float">
            <text:p>0,4</text:p>
          </table:table-cell>
          <table:table-cell table:formula="of:=[.C36]*0.0005 + 0.0005" office:value-type="float" office:value="0.00083005" calcext:value-type="float">
            <text:p>0,00083005</text:p>
          </table:table-cell>
          <table:table-cell table:formula="of:=[.D36]*0.01 + 0.2" office:value-type="float" office:value="0.262" calcext:value-type="float">
            <text:p>0,262</text:p>
          </table:table-cell>
          <table:table-cell table:number-columns-repeated="52"/>
        </table:table-row>
        <table:table-row table:style-name="ro2">
          <table:table-cell table:style-name="ce8" office:value-type="float" office:value="0.2" calcext:value-type="float">
            <text:p>0,20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607" calcext:value-type="float">
            <text:p>0,6607</text:p>
          </table:table-cell>
          <table:table-cell table:style-name="ce20" office:value-type="float" office:value="6.4" calcext:value-type="float">
            <text:p>6,4</text:p>
          </table:table-cell>
          <table:table-cell table:formula="of:=[.D37]/1000" office:value-type="float" office:value="0.0064" calcext:value-type="float">
            <text:p>0,0064</text:p>
          </table:table-cell>
          <table:table-cell table:number-columns-repeated="3"/>
          <table:table-cell table:formula="of:=[.A37]*0.0005 + 0.005" office:value-type="float" office:value="0.0051" calcext:value-type="float">
            <text:p>0,0051</text:p>
          </table:table-cell>
          <table:table-cell table:formula="of:=[.B37]*0.005+0.1" office:value-type="float" office:value="0.4" calcext:value-type="float">
            <text:p>0,4</text:p>
          </table:table-cell>
          <table:table-cell table:formula="of:=[.C37]*0.0005 + 0.0005" office:value-type="float" office:value="0.00083035" calcext:value-type="float">
            <text:p>0,00083035</text:p>
          </table:table-cell>
          <table:table-cell table:formula="of:=[.D37]*0.01 + 0.2" office:value-type="float" office:value="0.264" calcext:value-type="float">
            <text:p>0,264</text:p>
          </table:table-cell>
          <table:table-cell table:number-columns-repeated="52"/>
        </table:table-row>
        <table:table-row table:style-name="ro2">
          <table:table-cell table:style-name="ce8" office:value-type="float" office:value="1.001" calcext:value-type="float">
            <text:p>1,001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605" calcext:value-type="float">
            <text:p>0,6605</text:p>
          </table:table-cell>
          <table:table-cell table:style-name="ce20" office:value-type="float" office:value="6.6" calcext:value-type="float">
            <text:p>6,6</text:p>
          </table:table-cell>
          <table:table-cell table:formula="of:=[.D38]/1000" office:value-type="float" office:value="0.0066" calcext:value-type="float">
            <text:p>0,0066</text:p>
          </table:table-cell>
          <table:table-cell table:number-columns-repeated="3"/>
          <table:table-cell table:formula="of:=[.A38]*0.0005 + 0.005" office:value-type="float" office:value="0.0055005" calcext:value-type="float">
            <text:p>0,0055005</text:p>
          </table:table-cell>
          <table:table-cell table:formula="of:=[.B38]*0.005+0.1" office:value-type="float" office:value="0.4" calcext:value-type="float">
            <text:p>0,4</text:p>
          </table:table-cell>
          <table:table-cell table:formula="of:=[.C38]*0.0005 + 0.0005" office:value-type="float" office:value="0.00083025" calcext:value-type="float">
            <text:p>0,00083025</text:p>
          </table:table-cell>
          <table:table-cell table:formula="of:=[.D38]*0.01 + 0.2" office:value-type="float" office:value="0.266" calcext:value-type="float">
            <text:p>0,266</text:p>
          </table:table-cell>
          <table:table-cell table:number-columns-repeated="52"/>
        </table:table-row>
        <table:table-row table:style-name="ro2">
          <table:table-cell table:style-name="ce8" office:value-type="float" office:value="2.008" calcext:value-type="float">
            <text:p>2,008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91" calcext:value-type="float">
            <text:p>0,6591</text:p>
          </table:table-cell>
          <table:table-cell table:style-name="ce20" office:value-type="float" office:value="6.7" calcext:value-type="float">
            <text:p>6,7</text:p>
          </table:table-cell>
          <table:table-cell table:formula="of:=[.D39]/1000" office:value-type="float" office:value="0.0067" calcext:value-type="float">
            <text:p>0,0067</text:p>
          </table:table-cell>
          <table:table-cell table:number-columns-repeated="3"/>
          <table:table-cell table:formula="of:=[.A39]*0.0005 + 0.005" office:value-type="float" office:value="0.006004" calcext:value-type="float">
            <text:p>0,006004</text:p>
          </table:table-cell>
          <table:table-cell table:formula="of:=[.B39]*0.005+0.1" office:value-type="float" office:value="0.4" calcext:value-type="float">
            <text:p>0,4</text:p>
          </table:table-cell>
          <table:table-cell table:formula="of:=[.C39]*0.0005 + 0.0005" office:value-type="float" office:value="0.00082955" calcext:value-type="float">
            <text:p>0,00082955</text:p>
          </table:table-cell>
          <table:table-cell table:formula="of:=[.D39]*0.01 + 0.2" office:value-type="float" office:value="0.267" calcext:value-type="float">
            <text:p>0,267</text:p>
          </table:table-cell>
          <table:table-cell table:number-columns-repeated="52"/>
        </table:table-row>
        <table:table-row table:style-name="ro2">
          <table:table-cell table:style-name="ce8" office:value-type="float" office:value="3.002" calcext:value-type="float">
            <text:p>3,002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75" calcext:value-type="float">
            <text:p>0,6575</text:p>
          </table:table-cell>
          <table:table-cell table:style-name="ce20" office:value-type="float" office:value="6.8" calcext:value-type="float">
            <text:p>6,8</text:p>
          </table:table-cell>
          <table:table-cell table:formula="of:=[.D40]/1000" office:value-type="float" office:value="0.0068" calcext:value-type="float">
            <text:p>0,0068</text:p>
          </table:table-cell>
          <table:table-cell table:number-columns-repeated="3"/>
          <table:table-cell table:formula="of:=[.A40]*0.0005 + 0.005" office:value-type="float" office:value="0.006501" calcext:value-type="float">
            <text:p>0,006501</text:p>
          </table:table-cell>
          <table:table-cell table:formula="of:=[.B40]*0.005+0.1" office:value-type="float" office:value="0.4" calcext:value-type="float">
            <text:p>0,4</text:p>
          </table:table-cell>
          <table:table-cell table:formula="of:=[.C40]*0.0005 + 0.0005" office:value-type="float" office:value="0.00082875" calcext:value-type="float">
            <text:p>0,00082875</text:p>
          </table:table-cell>
          <table:table-cell table:formula="of:=[.D40]*0.01 + 0.2" office:value-type="float" office:value="0.268" calcext:value-type="float">
            <text:p>0,268</text:p>
          </table:table-cell>
          <table:table-cell table:number-columns-repeated="52"/>
        </table:table-row>
        <table:table-row table:style-name="ro2">
          <table:table-cell table:style-name="ce8" office:value-type="float" office:value="4.008" calcext:value-type="float">
            <text:p>4,008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6" calcext:value-type="float">
            <text:p>0,6560</text:p>
          </table:table-cell>
          <table:table-cell table:style-name="ce20" office:value-type="float" office:value="6.8" calcext:value-type="float">
            <text:p>6,8</text:p>
          </table:table-cell>
          <table:table-cell table:formula="of:=[.D41]/1000" office:value-type="float" office:value="0.0068" calcext:value-type="float">
            <text:p>0,0068</text:p>
          </table:table-cell>
          <table:table-cell table:number-columns-repeated="3"/>
          <table:table-cell table:formula="of:=[.A41]*0.0005 + 0.005" office:value-type="float" office:value="0.007004" calcext:value-type="float">
            <text:p>0,007004</text:p>
          </table:table-cell>
          <table:table-cell table:formula="of:=[.B41]*0.005+0.1" office:value-type="float" office:value="0.4" calcext:value-type="float">
            <text:p>0,4</text:p>
          </table:table-cell>
          <table:table-cell table:formula="of:=[.C41]*0.0005 + 0.0005" office:value-type="float" office:value="0.000828" calcext:value-type="float">
            <text:p>0,000828</text:p>
          </table:table-cell>
          <table:table-cell table:formula="of:=[.D41]*0.01 + 0.2" office:value-type="float" office:value="0.268" calcext:value-type="float">
            <text:p>0,268</text:p>
          </table:table-cell>
          <table:table-cell table:number-columns-repeated="52"/>
        </table:table-row>
        <table:table-row table:style-name="ro2">
          <table:table-cell table:style-name="ce8" office:value-type="float" office:value="5" calcext:value-type="float">
            <text:p>5,00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38" calcext:value-type="float">
            <text:p>0,6538</text:p>
          </table:table-cell>
          <table:table-cell table:style-name="ce20" office:value-type="float" office:value="6.8" calcext:value-type="float">
            <text:p>6,8</text:p>
          </table:table-cell>
          <table:table-cell table:formula="of:=[.D42]/1000" office:value-type="float" office:value="0.0068" calcext:value-type="float">
            <text:p>0,0068</text:p>
          </table:table-cell>
          <table:table-cell table:number-columns-repeated="3"/>
          <table:table-cell table:formula="of:=[.A42]*0.0005 + 0.005" office:value-type="float" office:value="0.0075" calcext:value-type="float">
            <text:p>0,0075</text:p>
          </table:table-cell>
          <table:table-cell table:formula="of:=[.B42]*0.005+0.1" office:value-type="float" office:value="0.4" calcext:value-type="float">
            <text:p>0,4</text:p>
          </table:table-cell>
          <table:table-cell table:formula="of:=[.C42]*0.0005 + 0.0005" office:value-type="float" office:value="0.0008269" calcext:value-type="float">
            <text:p>0,0008269</text:p>
          </table:table-cell>
          <table:table-cell table:formula="of:=[.D42]*0.01 + 0.2" office:value-type="float" office:value="0.268" calcext:value-type="float">
            <text:p>0,268</text:p>
          </table:table-cell>
          <table:table-cell table:number-columns-repeated="52"/>
        </table:table-row>
        <table:table-row table:style-name="ro2">
          <table:table-cell table:style-name="ce8" office:value-type="float" office:value="6.016" calcext:value-type="float">
            <text:p>6,016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2" calcext:value-type="float">
            <text:p>0,6520</text:p>
          </table:table-cell>
          <table:table-cell table:style-name="ce20" office:value-type="float" office:value="6.9" calcext:value-type="float">
            <text:p>6,9</text:p>
          </table:table-cell>
          <table:table-cell table:formula="of:=[.D43]/1000" office:value-type="float" office:value="0.0069" calcext:value-type="float">
            <text:p>0,0069</text:p>
          </table:table-cell>
          <table:table-cell table:number-columns-repeated="3"/>
          <table:table-cell table:formula="of:=[.A43]*0.0005 + 0.005" office:value-type="float" office:value="0.008008" calcext:value-type="float">
            <text:p>0,008008</text:p>
          </table:table-cell>
          <table:table-cell table:formula="of:=[.B43]*0.005+0.1" office:value-type="float" office:value="0.4" calcext:value-type="float">
            <text:p>0,4</text:p>
          </table:table-cell>
          <table:table-cell table:formula="of:=[.C43]*0.0005 + 0.0005" office:value-type="float" office:value="0.000826" calcext:value-type="float">
            <text:p>0,000826</text:p>
          </table:table-cell>
          <table:table-cell table:formula="of:=[.D43]*0.01 + 0.2" office:value-type="float" office:value="0.269" calcext:value-type="float">
            <text:p>0,269</text:p>
          </table:table-cell>
          <table:table-cell table:number-columns-repeated="52"/>
        </table:table-row>
        <table:table-row table:style-name="ro2">
          <table:table-cell table:style-name="ce8" office:value-type="float" office:value="7" calcext:value-type="float">
            <text:p>7,00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502" calcext:value-type="float">
            <text:p>0,6502</text:p>
          </table:table-cell>
          <table:table-cell table:style-name="ce20" office:value-type="float" office:value="6.9" calcext:value-type="float">
            <text:p>6,9</text:p>
          </table:table-cell>
          <table:table-cell table:formula="of:=[.D44]/1000" office:value-type="float" office:value="0.0069" calcext:value-type="float">
            <text:p>0,0069</text:p>
          </table:table-cell>
          <table:table-cell table:number-columns-repeated="3"/>
          <table:table-cell table:formula="of:=[.A44]*0.0005 + 0.005" office:value-type="float" office:value="0.0085" calcext:value-type="float">
            <text:p>0,0085</text:p>
          </table:table-cell>
          <table:table-cell table:formula="of:=[.B44]*0.005+0.1" office:value-type="float" office:value="0.4" calcext:value-type="float">
            <text:p>0,4</text:p>
          </table:table-cell>
          <table:table-cell table:formula="of:=[.C44]*0.0005 + 0.0005" office:value-type="float" office:value="0.0008251" calcext:value-type="float">
            <text:p>0,0008251</text:p>
          </table:table-cell>
          <table:table-cell table:formula="of:=[.D44]*0.01 + 0.2" office:value-type="float" office:value="0.269" calcext:value-type="float">
            <text:p>0,269</text:p>
          </table:table-cell>
          <table:table-cell table:number-columns-repeated="52"/>
        </table:table-row>
        <table:table-row table:style-name="ro2">
          <table:table-cell table:style-name="ce8" office:value-type="float" office:value="8.001" calcext:value-type="float">
            <text:p>8,001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482" calcext:value-type="float">
            <text:p>0,6482</text:p>
          </table:table-cell>
          <table:table-cell table:style-name="ce20" office:value-type="float" office:value="7" calcext:value-type="float">
            <text:p>7,0</text:p>
          </table:table-cell>
          <table:table-cell table:formula="of:=[.D45]/1000" office:value-type="float" office:value="0.007" calcext:value-type="float">
            <text:p>0,007</text:p>
          </table:table-cell>
          <table:table-cell table:number-columns-repeated="3"/>
          <table:table-cell table:formula="of:=[.A45]*0.0005 + 0.005" office:value-type="float" office:value="0.0090005" calcext:value-type="float">
            <text:p>0,0090005</text:p>
          </table:table-cell>
          <table:table-cell table:formula="of:=[.B45]*0.005+0.1" office:value-type="float" office:value="0.4" calcext:value-type="float">
            <text:p>0,4</text:p>
          </table:table-cell>
          <table:table-cell table:formula="of:=[.C45]*0.0005 + 0.0005" office:value-type="float" office:value="0.0008241" calcext:value-type="float">
            <text:p>0,0008241</text:p>
          </table:table-cell>
          <table:table-cell table:formula="of:=[.D45]*0.01 + 0.2" office:value-type="float" office:value="0.27" calcext:value-type="float">
            <text:p>0,27</text:p>
          </table:table-cell>
          <table:table-cell table:number-columns-repeated="52"/>
        </table:table-row>
        <table:table-row table:style-name="ro2">
          <table:table-cell table:style-name="ce8" office:value-type="float" office:value="9.011" calcext:value-type="float">
            <text:p>9,011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463" calcext:value-type="float">
            <text:p>0,6463</text:p>
          </table:table-cell>
          <table:table-cell table:style-name="ce20" office:value-type="float" office:value="7" calcext:value-type="float">
            <text:p>7,0</text:p>
          </table:table-cell>
          <table:table-cell table:formula="of:=[.D46]/1000" office:value-type="float" office:value="0.007" calcext:value-type="float">
            <text:p>0,007</text:p>
          </table:table-cell>
          <table:table-cell table:number-columns-repeated="3"/>
          <table:table-cell table:formula="of:=[.A46]*0.0005 + 0.005" office:value-type="float" office:value="0.0095055" calcext:value-type="float">
            <text:p>0,0095055</text:p>
          </table:table-cell>
          <table:table-cell table:formula="of:=[.B46]*0.005+0.1" office:value-type="float" office:value="0.4" calcext:value-type="float">
            <text:p>0,4</text:p>
          </table:table-cell>
          <table:table-cell table:formula="of:=[.C46]*0.0005 + 0.0005" office:value-type="float" office:value="0.00082315" calcext:value-type="float">
            <text:p>0,00082315</text:p>
          </table:table-cell>
          <table:table-cell table:formula="of:=[.D46]*0.01 + 0.2" office:value-type="float" office:value="0.27" calcext:value-type="float">
            <text:p>0,27</text:p>
          </table:table-cell>
          <table:table-cell table:number-columns-repeated="52"/>
        </table:table-row>
        <table:table-row table:style-name="ro2">
          <table:table-cell table:style-name="ce8" office:value-type="float" office:value="10" calcext:value-type="float">
            <text:p>10,000</text:p>
          </table:table-cell>
          <table:table-cell table:style-name="ce17" office:value-type="float" office:value="60" calcext:value-type="float">
            <text:p>60,0</text:p>
          </table:table-cell>
          <table:table-cell table:style-name="ce24" office:value-type="float" office:value="0.6446" calcext:value-type="float">
            <text:p>0,6446</text:p>
          </table:table-cell>
          <table:table-cell table:style-name="ce20" office:value-type="float" office:value="7" calcext:value-type="float">
            <text:p>7,0</text:p>
          </table:table-cell>
          <table:table-cell table:formula="of:=[.D47]/1000" office:value-type="float" office:value="0.007" calcext:value-type="float">
            <text:p>0,007</text:p>
          </table:table-cell>
          <table:table-cell table:number-columns-repeated="3"/>
          <table:table-cell table:formula="of:=[.A47]*0.0005 + 0.005" office:value-type="float" office:value="0.01" calcext:value-type="float">
            <text:p>0,01</text:p>
          </table:table-cell>
          <table:table-cell table:formula="of:=[.B47]*0.005+0.1" office:value-type="float" office:value="0.4" calcext:value-type="float">
            <text:p>0,4</text:p>
          </table:table-cell>
          <table:table-cell table:formula="of:=[.C47]*0.0005 + 0.0005" office:value-type="float" office:value="0.0008223" calcext:value-type="float">
            <text:p>0,0008223</text:p>
          </table:table-cell>
          <table:table-cell table:formula="of:=[.D47]*0.01 + 0.2" office:value-type="float" office:value="0.27" calcext:value-type="float">
            <text:p>0,27</text:p>
          </table:table-cell>
          <table:table-cell table:number-columns-repeated="52"/>
        </table:table-row>
        <table:table-row table:style-name="ro2">
          <table:table-cell table:style-name="ce9" office:value-type="float" office:value="0.002" calcext:value-type="float">
            <text:p>0,002</text:p>
          </table:table-cell>
          <table:table-cell table:style-name="ce19" office:value-type="float" office:value="135" calcext:value-type="float">
            <text:p>135,0</text:p>
          </table:table-cell>
          <table:table-cell table:style-name="ce26" office:value-type="float" office:value="0.6053" calcext:value-type="float">
            <text:p>0,6053</text:p>
          </table:table-cell>
          <table:table-cell table:style-name="ce19" office:value-type="float" office:value="0" calcext:value-type="float">
            <text:p>0,0</text:p>
          </table:table-cell>
          <table:table-cell table:number-columns-repeated="4"/>
          <table:table-cell table:formula="of:=[.A48]*0.0005 + 0.005" office:value-type="float" office:value="0.005001" calcext:value-type="float">
            <text:p>0,005001</text:p>
          </table:table-cell>
          <table:table-cell table:formula="of:=[.B48]*0.005+0.1" office:value-type="float" office:value="0.775" calcext:value-type="float">
            <text:p>0,775</text:p>
          </table:table-cell>
          <table:table-cell table:formula="of:=[.C48]*0.0005 + 0.0005" office:value-type="float" office:value="0.00080265" calcext:value-type="float">
            <text:p>0,00080265</text:p>
          </table:table-cell>
          <table:table-cell table:formula="of:=[.D48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office:value-type="float" office:value="0.2" calcext:value-type="float">
            <text:p>0,20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237" calcext:value-type="float">
            <text:p>0,6237</text:p>
          </table:table-cell>
          <table:table-cell table:style-name="ce20" office:value-type="float" office:value="0.5" calcext:value-type="float">
            <text:p>0,5</text:p>
          </table:table-cell>
          <table:table-cell table:number-columns-repeated="4"/>
          <table:table-cell table:formula="of:=[.A49]*0.0005 + 0.005" office:value-type="float" office:value="0.0051" calcext:value-type="float">
            <text:p>0,0051</text:p>
          </table:table-cell>
          <table:table-cell table:formula="of:=[.B49]*0.005+0.1" office:value-type="float" office:value="0.775" calcext:value-type="float">
            <text:p>0,775</text:p>
          </table:table-cell>
          <table:table-cell table:formula="of:=[.C49]*0.0005 + 0.0005" office:value-type="float" office:value="0.00081185" calcext:value-type="float">
            <text:p>0,00081185</text:p>
          </table:table-cell>
          <table:table-cell table:formula="of:=[.D49]*0.01 + 0.2" office:value-type="float" office:value="0.205" calcext:value-type="float">
            <text:p>0,205</text:p>
          </table:table-cell>
          <table:table-cell table:number-columns-repeated="52"/>
        </table:table-row>
        <table:table-row table:style-name="ro2">
          <table:table-cell table:style-name="ce8" office:value-type="float" office:value="0.04" calcext:value-type="float">
            <text:p>0,04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395" calcext:value-type="float">
            <text:p>0,6395</text:p>
          </table:table-cell>
          <table:table-cell table:style-name="ce20" office:value-type="float" office:value="2" calcext:value-type="float">
            <text:p>2,0</text:p>
          </table:table-cell>
          <table:table-cell table:number-columns-repeated="4"/>
          <table:table-cell table:formula="of:=[.A50]*0.0005 + 0.005" office:value-type="float" office:value="0.00502" calcext:value-type="float">
            <text:p>0,00502</text:p>
          </table:table-cell>
          <table:table-cell table:formula="of:=[.B50]*0.005+0.1" office:value-type="float" office:value="0.775" calcext:value-type="float">
            <text:p>0,775</text:p>
          </table:table-cell>
          <table:table-cell table:formula="of:=[.C50]*0.0005 + 0.0005" office:value-type="float" office:value="0.00081975" calcext:value-type="float">
            <text:p>0,00081975</text:p>
          </table:table-cell>
          <table:table-cell table:formula="of:=[.D50]*0.01 + 0.2" office:value-type="float" office:value="0.22" calcext:value-type="float">
            <text:p>0,22</text:p>
          </table:table-cell>
          <table:table-cell table:number-columns-repeated="52"/>
        </table:table-row>
        <table:table-row table:style-name="ro2">
          <table:table-cell table:style-name="ce8" office:value-type="float" office:value="0.06" calcext:value-type="float">
            <text:p>0,06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515" calcext:value-type="float">
            <text:p>0,6515</text:p>
          </table:table-cell>
          <table:table-cell table:style-name="ce20" office:value-type="float" office:value="3.6" calcext:value-type="float">
            <text:p>3,6</text:p>
          </table:table-cell>
          <table:table-cell table:number-columns-repeated="4"/>
          <table:table-cell table:formula="of:=[.A51]*0.0005 + 0.005" office:value-type="float" office:value="0.00503" calcext:value-type="float">
            <text:p>0,00503</text:p>
          </table:table-cell>
          <table:table-cell table:formula="of:=[.B51]*0.005+0.1" office:value-type="float" office:value="0.775" calcext:value-type="float">
            <text:p>0,775</text:p>
          </table:table-cell>
          <table:table-cell table:formula="of:=[.C51]*0.0005 + 0.0005" office:value-type="float" office:value="0.00082575" calcext:value-type="float">
            <text:p>0,00082575</text:p>
          </table:table-cell>
          <table:table-cell table:formula="of:=[.D51]*0.01 + 0.2" office:value-type="float" office:value="0.236" calcext:value-type="float">
            <text:p>0,236</text:p>
          </table:table-cell>
          <table:table-cell table:number-columns-repeated="52"/>
        </table:table-row>
        <table:table-row table:style-name="ro2">
          <table:table-cell table:style-name="ce8" office:value-type="float" office:value="0.08" calcext:value-type="float">
            <text:p>0,08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625" calcext:value-type="float">
            <text:p>0,6625</text:p>
          </table:table-cell>
          <table:table-cell table:style-name="ce20" office:value-type="float" office:value="6.1" calcext:value-type="float">
            <text:p>6,1</text:p>
          </table:table-cell>
          <table:table-cell table:number-columns-repeated="4"/>
          <table:table-cell table:formula="of:=[.A52]*0.0005 + 0.005" office:value-type="float" office:value="0.00504" calcext:value-type="float">
            <text:p>0,00504</text:p>
          </table:table-cell>
          <table:table-cell table:formula="of:=[.B52]*0.005+0.1" office:value-type="float" office:value="0.775" calcext:value-type="float">
            <text:p>0,775</text:p>
          </table:table-cell>
          <table:table-cell table:formula="of:=[.C52]*0.0005 + 0.0005" office:value-type="float" office:value="0.00083125" calcext:value-type="float">
            <text:p>0,00083125</text:p>
          </table:table-cell>
          <table:table-cell table:formula="of:=[.D52]*0.01 + 0.2" office:value-type="float" office:value="0.261" calcext:value-type="float">
            <text:p>0,261</text:p>
          </table:table-cell>
          <table:table-cell table:number-columns-repeated="52"/>
        </table:table-row>
        <table:table-row table:style-name="ro2">
          <table:table-cell table:style-name="ce8" office:value-type="float" office:value="0.1" calcext:value-type="float">
            <text:p>0,10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705" calcext:value-type="float">
            <text:p>0,6705</text:p>
          </table:table-cell>
          <table:table-cell table:style-name="ce20" office:value-type="float" office:value="8.3" calcext:value-type="float">
            <text:p>8,3</text:p>
          </table:table-cell>
          <table:table-cell table:number-columns-repeated="4"/>
          <table:table-cell table:formula="of:=[.A53]*0.0005 + 0.005" office:value-type="float" office:value="0.00505" calcext:value-type="float">
            <text:p>0,00505</text:p>
          </table:table-cell>
          <table:table-cell table:formula="of:=[.B53]*0.005+0.1" office:value-type="float" office:value="0.775" calcext:value-type="float">
            <text:p>0,775</text:p>
          </table:table-cell>
          <table:table-cell table:formula="of:=[.C53]*0.0005 + 0.0005" office:value-type="float" office:value="0.00083525" calcext:value-type="float">
            <text:p>0,00083525</text:p>
          </table:table-cell>
          <table:table-cell table:formula="of:=[.D53]*0.01 + 0.2" office:value-type="float" office:value="0.283" calcext:value-type="float">
            <text:p>0,283</text:p>
          </table:table-cell>
          <table:table-cell table:number-columns-repeated="16"/>
          <table:table-cell office:value-type="string" calcext:value-type="string">
            <text:p>wartosc</text:p>
          </table:table-cell>
          <table:table-cell office:value-type="string" calcext:value-type="string">
            <text:p>jednostka</text:p>
          </table:table-cell>
          <table:table-cell table:number-columns-repeated="34"/>
        </table:table-row>
        <table:table-row table:style-name="ro2">
          <table:table-cell table:style-name="ce8" office:value-type="float" office:value="0.12" calcext:value-type="float">
            <text:p>0,12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751" calcext:value-type="float">
            <text:p>0,6751</text:p>
          </table:table-cell>
          <table:table-cell table:style-name="ce20" office:value-type="float" office:value="10.3" calcext:value-type="float">
            <text:p>10,3</text:p>
          </table:table-cell>
          <table:table-cell table:number-columns-repeated="4"/>
          <table:table-cell table:formula="of:=[.A54]*0.0005 + 0.005" office:value-type="float" office:value="0.00506" calcext:value-type="float">
            <text:p>0,00506</text:p>
          </table:table-cell>
          <table:table-cell table:formula="of:=[.B54]*0.005+0.1" office:value-type="float" office:value="0.775" calcext:value-type="float">
            <text:p>0,775</text:p>
          </table:table-cell>
          <table:table-cell table:formula="of:=[.C54]*0.0005 + 0.0005" office:value-type="float" office:value="0.00083755" calcext:value-type="float">
            <text:p>0,00083755</text:p>
          </table:table-cell>
          <table:table-cell table:formula="of:=[.D54]*0.01 + 0.2" office:value-type="float" office:value="0.303" calcext:value-type="float">
            <text:p>0,303</text:p>
          </table:table-cell>
          <table:table-cell table:number-columns-repeated="15"/>
          <table:table-cell office:value-type="string" calcext:value-type="string">
            <text:p>h11e </text:p>
          </table:table-cell>
          <table:table-cell office:value-type="float" office:value="141.68" calcext:value-type="float">
            <text:p>141,68</text:p>
          </table:table-cell>
          <table:table-cell table:style-name="ce59" office:value-type="string" calcext:value-type="string">
            <text:p>Ω</text:p>
          </table:table-cell>
          <table:table-cell table:number-columns-repeated="34"/>
        </table:table-row>
        <table:table-row table:style-name="ro5">
          <table:table-cell table:style-name="ce8" office:value-type="float" office:value="0.14" calcext:value-type="float">
            <text:p>0,14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782" calcext:value-type="float">
            <text:p>0,6782</text:p>
          </table:table-cell>
          <table:table-cell table:style-name="ce20" office:value-type="float" office:value="11.6" calcext:value-type="float">
            <text:p>11,6</text:p>
          </table:table-cell>
          <table:table-cell table:number-columns-repeated="4"/>
          <table:table-cell table:formula="of:=[.A55]*0.0005 + 0.005" office:value-type="float" office:value="0.00507" calcext:value-type="float">
            <text:p>0,00507</text:p>
          </table:table-cell>
          <table:table-cell table:formula="of:=[.B55]*0.005+0.1" office:value-type="float" office:value="0.775" calcext:value-type="float">
            <text:p>0,775</text:p>
          </table:table-cell>
          <table:table-cell table:formula="of:=[.C55]*0.0005 + 0.0005" office:value-type="float" office:value="0.0008391" calcext:value-type="float">
            <text:p>0,0008391</text:p>
          </table:table-cell>
          <table:table-cell table:formula="of:=[.D55]*0.01 + 0.2" office:value-type="float" office:value="0.316" calcext:value-type="float">
            <text:p>0,316</text:p>
          </table:table-cell>
          <table:table-cell table:number-columns-repeated="15"/>
          <table:table-cell office:value-type="string" calcext:value-type="string">
            <text:p><text:span text:style-name="T12">∆</text:span>h11e </text:p>
          </table:table-cell>
          <table:table-cell office:value-type="float" office:value="27.21" calcext:value-type="float">
            <text:p>27,21</text:p>
          </table:table-cell>
          <table:table-cell table:style-name="ce59" office:value-type="string" calcext:value-type="string">
            <text:p>Ω</text:p>
          </table:table-cell>
          <table:table-cell table:number-columns-repeated="34"/>
        </table:table-row>
        <table:table-row table:style-name="ro2">
          <table:table-cell table:style-name="ce8" office:value-type="float" office:value="0.16" calcext:value-type="float">
            <text:p>0,16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811" calcext:value-type="float">
            <text:p>0,6811</text:p>
          </table:table-cell>
          <table:table-cell table:style-name="ce20" office:value-type="float" office:value="12.6" calcext:value-type="float">
            <text:p>12,6</text:p>
          </table:table-cell>
          <table:table-cell table:number-columns-repeated="4"/>
          <table:table-cell table:formula="of:=[.A56]*0.0005 + 0.005" office:value-type="float" office:value="0.00508" calcext:value-type="float">
            <text:p>0,00508</text:p>
          </table:table-cell>
          <table:table-cell table:formula="of:=[.B56]*0.005+0.1" office:value-type="float" office:value="0.775" calcext:value-type="float">
            <text:p>0,775</text:p>
          </table:table-cell>
          <table:table-cell table:formula="of:=[.C56]*0.0005 + 0.0005" office:value-type="float" office:value="0.00084055" calcext:value-type="float">
            <text:p>0,00084055</text:p>
          </table:table-cell>
          <table:table-cell table:formula="of:=[.D56]*0.01 + 0.2" office:value-type="float" office:value="0.326" calcext:value-type="float">
            <text:p>0,326</text:p>
          </table:table-cell>
          <table:table-cell table:number-columns-repeated="15"/>
          <table:table-cell office:value-type="string" calcext:value-type="string">
            <text:p>h12e </text:p>
          </table:table-cell>
          <table:table-cell office:value-type="float" office:value="0.0017" calcext:value-type="float">
            <text:p>0,0017</text:p>
          </table:table-cell>
          <table:table-cell office:value-type="string" calcext:value-type="string">
            <text:p>-</text:p>
          </table:table-cell>
          <table:table-cell table:number-columns-repeated="34"/>
        </table:table-row>
        <table:table-row table:style-name="ro5">
          <table:table-cell table:style-name="ce8" office:value-type="float" office:value="0.18" calcext:value-type="float">
            <text:p>0,18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827" calcext:value-type="float">
            <text:p>0,6827</text:p>
          </table:table-cell>
          <table:table-cell table:style-name="ce20" office:value-type="float" office:value="12.6" calcext:value-type="float">
            <text:p>12,6</text:p>
          </table:table-cell>
          <table:table-cell table:number-columns-repeated="4"/>
          <table:table-cell table:formula="of:=[.A57]*0.0005 + 0.005" office:value-type="float" office:value="0.00509" calcext:value-type="float">
            <text:p>0,00509</text:p>
          </table:table-cell>
          <table:table-cell table:formula="of:=[.B57]*0.005+0.1" office:value-type="float" office:value="0.775" calcext:value-type="float">
            <text:p>0,775</text:p>
          </table:table-cell>
          <table:table-cell table:formula="of:=[.C57]*0.0005 + 0.0005" office:value-type="float" office:value="0.00084135" calcext:value-type="float">
            <text:p>0,00084135</text:p>
          </table:table-cell>
          <table:table-cell table:formula="of:=[.D57]*0.01 + 0.2" office:value-type="float" office:value="0.326" calcext:value-type="float">
            <text:p>0,326</text:p>
          </table:table-cell>
          <table:table-cell table:number-columns-repeated="15"/>
          <table:table-cell office:value-type="string" calcext:value-type="string">
            <text:p><text:span text:style-name="T12">∆</text:span>h12e </text:p>
          </table:table-cell>
          <table:table-cell office:value-type="float" office:value="0.0000515" calcext:value-type="float">
            <text:p>5,15E-05</text:p>
          </table:table-cell>
          <table:table-cell office:value-type="string" calcext:value-type="string">
            <text:p>-</text:p>
          </table:table-cell>
          <table:table-cell table:number-columns-repeated="34"/>
        </table:table-row>
        <table:table-row table:style-name="ro2">
          <table:table-cell table:style-name="ce8" office:value-type="float" office:value="0.2" calcext:value-type="float">
            <text:p>0,20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833" calcext:value-type="float">
            <text:p>0,6833</text:p>
          </table:table-cell>
          <table:table-cell table:style-name="ce20" office:value-type="float" office:value="13.5" calcext:value-type="float">
            <text:p>13,5</text:p>
          </table:table-cell>
          <table:table-cell table:number-columns-repeated="4"/>
          <table:table-cell table:formula="of:=[.A58]*0.0005 + 0.005" office:value-type="float" office:value="0.0051" calcext:value-type="float">
            <text:p>0,0051</text:p>
          </table:table-cell>
          <table:table-cell table:formula="of:=[.B58]*0.005+0.1" office:value-type="float" office:value="0.775" calcext:value-type="float">
            <text:p>0,775</text:p>
          </table:table-cell>
          <table:table-cell table:formula="of:=[.C58]*0.0005 + 0.0005" office:value-type="float" office:value="0.00084165" calcext:value-type="float">
            <text:p>0,00084165</text:p>
          </table:table-cell>
          <table:table-cell table:formula="of:=[.D58]*0.01 + 0.2" office:value-type="float" office:value="0.335" calcext:value-type="float">
            <text:p>0,335</text:p>
          </table:table-cell>
          <table:table-cell table:number-columns-repeated="15"/>
          <table:table-cell office:value-type="string" calcext:value-type="string">
            <text:p>h21e </text:p>
          </table:table-cell>
          <table:table-cell office:value-type="float" office:value="125.79" calcext:value-type="float">
            <text:p>125,79</text:p>
          </table:table-cell>
          <table:table-cell office:value-type="string" calcext:value-type="string">
            <text:p>-</text:p>
          </table:table-cell>
          <table:table-cell table:number-columns-repeated="34"/>
        </table:table-row>
        <table:table-row table:style-name="ro5">
          <table:table-cell table:style-name="ce8" office:value-type="float" office:value="1.066" calcext:value-type="float">
            <text:p>1,066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815" calcext:value-type="float">
            <text:p>0,6815</text:p>
          </table:table-cell>
          <table:table-cell table:style-name="ce20" office:value-type="float" office:value="14.1" calcext:value-type="float">
            <text:p>14,1</text:p>
          </table:table-cell>
          <table:table-cell table:number-columns-repeated="4"/>
          <table:table-cell table:formula="of:=[.A59]*0.0005 + 0.005" office:value-type="float" office:value="0.005533" calcext:value-type="float">
            <text:p>0,005533</text:p>
          </table:table-cell>
          <table:table-cell table:formula="of:=[.B59]*0.005+0.1" office:value-type="float" office:value="0.775" calcext:value-type="float">
            <text:p>0,775</text:p>
          </table:table-cell>
          <table:table-cell table:formula="of:=[.C59]*0.0005 + 0.0005" office:value-type="float" office:value="0.00084075" calcext:value-type="float">
            <text:p>0,00084075</text:p>
          </table:table-cell>
          <table:table-cell table:formula="of:=[.D59]*0.01 + 0.2" office:value-type="float" office:value="0.341" calcext:value-type="float">
            <text:p>0,341</text:p>
          </table:table-cell>
          <table:table-cell table:number-columns-repeated="15"/>
          <table:table-cell office:value-type="string" calcext:value-type="string">
            <text:p><text:span text:style-name="T12">∆</text:span>h21e 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table:number-columns-repeated="34"/>
        </table:table-row>
        <table:table-row table:style-name="ro2">
          <table:table-cell table:style-name="ce8" office:value-type="float" office:value="2.012" calcext:value-type="float">
            <text:p>2,012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787" calcext:value-type="float">
            <text:p>0,6787</text:p>
          </table:table-cell>
          <table:table-cell table:style-name="ce20" office:value-type="float" office:value="15.2" calcext:value-type="float">
            <text:p>15,2</text:p>
          </table:table-cell>
          <table:table-cell table:number-columns-repeated="4"/>
          <table:table-cell table:formula="of:=[.A60]*0.0005 + 0.005" office:value-type="float" office:value="0.006006" calcext:value-type="float">
            <text:p>0,006006</text:p>
          </table:table-cell>
          <table:table-cell table:formula="of:=[.B60]*0.005+0.1" office:value-type="float" office:value="0.775" calcext:value-type="float">
            <text:p>0,775</text:p>
          </table:table-cell>
          <table:table-cell table:formula="of:=[.C60]*0.0005 + 0.0005" office:value-type="float" office:value="0.00083935" calcext:value-type="float">
            <text:p>0,00083935</text:p>
          </table:table-cell>
          <table:table-cell table:formula="of:=[.D60]*0.01 + 0.2" office:value-type="float" office:value="0.352" calcext:value-type="float">
            <text:p>0,352</text:p>
          </table:table-cell>
          <table:table-cell table:number-columns-repeated="15"/>
          <table:table-cell office:value-type="string" calcext:value-type="string">
            <text:p>h22e </text:p>
          </table:table-cell>
          <table:table-cell office:value-type="float" office:value="0.0000529" calcext:value-type="float">
            <text:p>5,29E-05</text:p>
          </table:table-cell>
          <table:table-cell office:value-type="string" calcext:value-type="string">
            <text:p>S</text:p>
          </table:table-cell>
          <table:table-cell table:number-columns-repeated="34"/>
        </table:table-row>
        <table:table-row table:style-name="ro5">
          <table:table-cell table:style-name="ce8" office:value-type="float" office:value="3.024" calcext:value-type="float">
            <text:p>3,024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747" calcext:value-type="float">
            <text:p>0,6747</text:p>
          </table:table-cell>
          <table:table-cell table:style-name="ce20" office:value-type="float" office:value="15.4" calcext:value-type="float">
            <text:p>15,4</text:p>
          </table:table-cell>
          <table:table-cell table:number-columns-repeated="4"/>
          <table:table-cell table:formula="of:=[.A61]*0.0005 + 0.005" office:value-type="float" office:value="0.006512" calcext:value-type="float">
            <text:p>0,006512</text:p>
          </table:table-cell>
          <table:table-cell table:formula="of:=[.B61]*0.005+0.1" office:value-type="float" office:value="0.775" calcext:value-type="float">
            <text:p>0,775</text:p>
          </table:table-cell>
          <table:table-cell table:formula="of:=[.C61]*0.0005 + 0.0005" office:value-type="float" office:value="0.00083735" calcext:value-type="float">
            <text:p>0,00083735</text:p>
          </table:table-cell>
          <table:table-cell table:formula="of:=[.D61]*0.01 + 0.2" office:value-type="float" office:value="0.354" calcext:value-type="float">
            <text:p>0,354</text:p>
          </table:table-cell>
          <table:table-cell table:number-columns-repeated="15"/>
          <table:table-cell office:value-type="string" calcext:value-type="string">
            <text:p><text:span text:style-name="T12">∆</text:span>h22e </text:p>
          </table:table-cell>
          <table:table-cell office:value-type="float" office:value="0.0000069" calcext:value-type="float">
            <text:p>6,9E-06</text:p>
          </table:table-cell>
          <table:table-cell office:value-type="string" calcext:value-type="string">
            <text:p>S</text:p>
          </table:table-cell>
          <table:table-cell table:number-columns-repeated="34"/>
        </table:table-row>
        <table:table-row table:style-name="ro2">
          <table:table-cell table:style-name="ce8" office:value-type="float" office:value="4.011" calcext:value-type="float">
            <text:p>4,011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711" calcext:value-type="float">
            <text:p>0,6711</text:p>
          </table:table-cell>
          <table:table-cell table:style-name="ce20" office:value-type="float" office:value="15.6" calcext:value-type="float">
            <text:p>15,6</text:p>
          </table:table-cell>
          <table:table-cell table:number-columns-repeated="4"/>
          <table:table-cell table:formula="of:=[.A62]*0.0005 + 0.005" office:value-type="float" office:value="0.0070055" calcext:value-type="float">
            <text:p>0,0070055</text:p>
          </table:table-cell>
          <table:table-cell table:formula="of:=[.B62]*0.005+0.1" office:value-type="float" office:value="0.775" calcext:value-type="float">
            <text:p>0,775</text:p>
          </table:table-cell>
          <table:table-cell table:formula="of:=[.C62]*0.0005 + 0.0005" office:value-type="float" office:value="0.00083555" calcext:value-type="float">
            <text:p>0,00083555</text:p>
          </table:table-cell>
          <table:table-cell table:formula="of:=[.D62]*0.01 + 0.2" office:value-type="float" office:value="0.356" calcext:value-type="float">
            <text:p>0,356</text:p>
          </table:table-cell>
          <table:table-cell table:number-columns-repeated="52"/>
        </table:table-row>
        <table:table-row table:style-name="ro2">
          <table:table-cell table:style-name="ce8" office:value-type="float" office:value="5" calcext:value-type="float">
            <text:p>5,00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676" calcext:value-type="float">
            <text:p>0,6676</text:p>
          </table:table-cell>
          <table:table-cell table:style-name="ce20" office:value-type="float" office:value="15.8" calcext:value-type="float">
            <text:p>15,8</text:p>
          </table:table-cell>
          <table:table-cell table:number-columns-repeated="4"/>
          <table:table-cell table:formula="of:=[.A63]*0.0005 + 0.005" office:value-type="float" office:value="0.0075" calcext:value-type="float">
            <text:p>0,0075</text:p>
          </table:table-cell>
          <table:table-cell table:formula="of:=[.B63]*0.005+0.1" office:value-type="float" office:value="0.775" calcext:value-type="float">
            <text:p>0,775</text:p>
          </table:table-cell>
          <table:table-cell table:formula="of:=[.C63]*0.0005 + 0.0005" office:value-type="float" office:value="0.0008338" calcext:value-type="float">
            <text:p>0,0008338</text:p>
          </table:table-cell>
          <table:table-cell table:formula="of:=[.D63]*0.01 + 0.2" office:value-type="float" office:value="0.358" calcext:value-type="float">
            <text:p>0,358</text:p>
          </table:table-cell>
          <table:table-cell table:number-columns-repeated="52"/>
        </table:table-row>
        <table:table-row table:style-name="ro2">
          <table:table-cell table:style-name="ce8" office:value-type="float" office:value="6" calcext:value-type="float">
            <text:p>6,00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635" calcext:value-type="float">
            <text:p>0,6635</text:p>
          </table:table-cell>
          <table:table-cell table:style-name="ce20" office:value-type="float" office:value="16" calcext:value-type="float">
            <text:p>16,0</text:p>
          </table:table-cell>
          <table:table-cell table:number-columns-repeated="4"/>
          <table:table-cell table:formula="of:=[.A64]*0.0005 + 0.005" office:value-type="float" office:value="0.008" calcext:value-type="float">
            <text:p>0,008</text:p>
          </table:table-cell>
          <table:table-cell table:formula="of:=[.B64]*0.005+0.1" office:value-type="float" office:value="0.775" calcext:value-type="float">
            <text:p>0,775</text:p>
          </table:table-cell>
          <table:table-cell table:formula="of:=[.C64]*0.0005 + 0.0005" office:value-type="float" office:value="0.00083175" calcext:value-type="float">
            <text:p>0,00083175</text:p>
          </table:table-cell>
          <table:table-cell table:formula="of:=[.D64]*0.01 + 0.2" office:value-type="float" office:value="0.36" calcext:value-type="float">
            <text:p>0,36</text:p>
          </table:table-cell>
          <table:table-cell table:number-columns-repeated="52"/>
        </table:table-row>
        <table:table-row table:style-name="ro2">
          <table:table-cell table:style-name="ce8" office:value-type="float" office:value="7.007" calcext:value-type="float">
            <text:p>7,007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596" calcext:value-type="float">
            <text:p>0,6596</text:p>
          </table:table-cell>
          <table:table-cell table:style-name="ce20" office:value-type="float" office:value="16.3" calcext:value-type="float">
            <text:p>16,3</text:p>
          </table:table-cell>
          <table:table-cell table:number-columns-repeated="4"/>
          <table:table-cell table:formula="of:=[.A65]*0.0005 + 0.005" office:value-type="float" office:value="0.0085035" calcext:value-type="float">
            <text:p>0,0085035</text:p>
          </table:table-cell>
          <table:table-cell table:formula="of:=[.B65]*0.005+0.1" office:value-type="float" office:value="0.775" calcext:value-type="float">
            <text:p>0,775</text:p>
          </table:table-cell>
          <table:table-cell table:formula="of:=[.C65]*0.0005 + 0.0005" office:value-type="float" office:value="0.0008298" calcext:value-type="float">
            <text:p>0,0008298</text:p>
          </table:table-cell>
          <table:table-cell table:formula="of:=[.D65]*0.01 + 0.2" office:value-type="float" office:value="0.363" calcext:value-type="float">
            <text:p>0,363</text:p>
          </table:table-cell>
          <table:table-cell table:number-columns-repeated="52"/>
        </table:table-row>
        <table:table-row table:style-name="ro2">
          <table:table-cell table:style-name="ce8" office:value-type="float" office:value="8.006" calcext:value-type="float">
            <text:p>8,006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552" calcext:value-type="float">
            <text:p>0,6552</text:p>
          </table:table-cell>
          <table:table-cell table:style-name="ce20" office:value-type="float" office:value="16.5" calcext:value-type="float">
            <text:p>16,5</text:p>
          </table:table-cell>
          <table:table-cell table:number-columns-repeated="4"/>
          <table:table-cell table:formula="of:=[.A66]*0.0005 + 0.005" office:value-type="float" office:value="0.009003" calcext:value-type="float">
            <text:p>0,009003</text:p>
          </table:table-cell>
          <table:table-cell table:formula="of:=[.B66]*0.005+0.1" office:value-type="float" office:value="0.775" calcext:value-type="float">
            <text:p>0,775</text:p>
          </table:table-cell>
          <table:table-cell table:formula="of:=[.C66]*0.0005 + 0.0005" office:value-type="float" office:value="0.0008276" calcext:value-type="float">
            <text:p>0,0008276</text:p>
          </table:table-cell>
          <table:table-cell table:formula="of:=[.D66]*0.01 + 0.2" office:value-type="float" office:value="0.365" calcext:value-type="float">
            <text:p>0,365</text:p>
          </table:table-cell>
          <table:table-cell table:number-columns-repeated="52"/>
        </table:table-row>
        <table:table-row table:style-name="ro2">
          <table:table-cell table:style-name="ce8" office:value-type="float" office:value="9" calcext:value-type="float">
            <text:p>9,000</text:p>
          </table:table-cell>
          <table:table-cell table:style-name="ce20" office:value-type="float" office:value="135" calcext:value-type="float">
            <text:p>135,0</text:p>
          </table:table-cell>
          <table:table-cell table:style-name="ce27" office:value-type="float" office:value="0.651" calcext:value-type="float">
            <text:p>0,6510</text:p>
          </table:table-cell>
          <table:table-cell table:style-name="ce20" office:value-type="float" office:value="16.8" calcext:value-type="float">
            <text:p>16,8</text:p>
          </table:table-cell>
          <table:table-cell table:number-columns-repeated="4"/>
          <table:table-cell table:formula="of:=[.A67]*0.0005 + 0.005" office:value-type="float" office:value="0.0095" calcext:value-type="float">
            <text:p>0,0095</text:p>
          </table:table-cell>
          <table:table-cell table:formula="of:=[.B67]*0.005+0.1" office:value-type="float" office:value="0.775" calcext:value-type="float">
            <text:p>0,775</text:p>
          </table:table-cell>
          <table:table-cell table:formula="of:=[.C67]*0.0005 + 0.0005" office:value-type="float" office:value="0.0008255" calcext:value-type="float">
            <text:p>0,0008255</text:p>
          </table:table-cell>
          <table:table-cell table:formula="of:=[.D67]*0.01 + 0.2" office:value-type="float" office:value="0.368" calcext:value-type="float">
            <text:p>0,368</text:p>
          </table:table-cell>
          <table:table-cell table:number-columns-repeated="52"/>
        </table:table-row>
        <table:table-row table:style-name="ro2">
          <table:table-cell table:style-name="ce10" office:value-type="float" office:value="10" calcext:value-type="float">
            <text:p>10,000</text:p>
          </table:table-cell>
          <table:table-cell table:style-name="ce21" office:value-type="float" office:value="135" calcext:value-type="float">
            <text:p>135,0</text:p>
          </table:table-cell>
          <table:table-cell table:style-name="ce28" office:value-type="float" office:value="0.6464" calcext:value-type="float">
            <text:p>0,6464</text:p>
          </table:table-cell>
          <table:table-cell table:style-name="ce29" office:value-type="float" office:value="17" calcext:value-type="float">
            <text:p>17,0</text:p>
          </table:table-cell>
          <table:table-cell table:number-columns-repeated="4"/>
          <table:table-cell table:formula="of:=[.A68]*0.0005 + 0.005" office:value-type="float" office:value="0.01" calcext:value-type="float">
            <text:p>0,01</text:p>
          </table:table-cell>
          <table:table-cell table:formula="of:=[.B68]*0.005+0.1" office:value-type="float" office:value="0.775" calcext:value-type="float">
            <text:p>0,775</text:p>
          </table:table-cell>
          <table:table-cell table:formula="of:=[.C68]*0.0005 + 0.0005" office:value-type="float" office:value="0.0008232" calcext:value-type="float">
            <text:p>0,0008232</text:p>
          </table:table-cell>
          <table:table-cell table:formula="of:=[.D68]*0.01 + 0.2" office:value-type="float" office:value="0.37" calcext:value-type="float">
            <text:p>0,37</text:p>
          </table:table-cell>
          <table:table-cell table:number-columns-repeated="52"/>
        </table:table-row>
        <table:table-row table:style-name="ro2" table:number-rows-repeated="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3" office:value-type="string" calcext:value-type="string">
            <text:p>5.2. Charakterystyka wejściowa i przejściowa tranzystora bipolarnego</text:p>
          </table:table-cell>
          <table:table-cell table:style-name="Default" table:number-columns-repeated="2"/>
          <table:table-cell table:number-columns-repeated="61"/>
        </table:table-row>
        <table:table-row table:style-name="ro3">
          <table:table-cell table:style-name="Default" office:value-type="string" calcext:value-type="string">
            <text:p>(zmiany U<text:span text:style-name="T6">CE</text:span><text:span text:style-name="T7"> wynikają z niestabilności źródła napięciowego)</text:span></text:p>
          </table:table-cell>
          <table:table-cell table:style-name="Default" table:number-columns-repeated="2"/>
          <table:table-cell table:number-columns-repeated="61"/>
        </table:table-row>
        <table:table-row table:style-name="ro4">
          <table:table-cell table:style-name="ce4" office:value-type="string" calcext:value-type="string">
            <text:p>U<text:span text:style-name="T6">CE</text:span><text:span text:style-name="T7"> [V]</text:span></text:p>
          </table:table-cell>
          <table:table-cell table:style-name="ce4" office:value-type="string" calcext:value-type="string">
            <text:p>I<text:span text:style-name="T6">B</text:span><text:span text:style-name="T7"> [μA]</text:span></text:p>
          </table:table-cell>
          <table:table-cell table:style-name="ce4" office:value-type="string" calcext:value-type="string">
            <text:p>U<text:span text:style-name="T6">BE</text:span><text:span text:style-name="T7"> [V]</text:span></text:p>
          </table:table-cell>
          <table:table-cell table:style-name="ce4" office:value-type="string" calcext:value-type="string">
            <text:p>I<text:span text:style-name="T6">C</text:span><text:span text:style-name="T7"> [mA]</text:span></text:p>
          </table:table-cell>
          <table:table-cell table:number-columns-repeated="4"/>
          <table:table-cell table:style-name="ce60" office:value-type="string" calcext:value-type="string">
            <text:p>∆Uce</text:p>
          </table:table-cell>
          <table:table-cell table:style-name="ce60" office:value-type="string" calcext:value-type="string">
            <text:p>∆Ib</text:p>
          </table:table-cell>
          <table:table-cell table:style-name="ce60" office:value-type="string" calcext:value-type="string">
            <text:p>∆Ube</text:p>
          </table:table-cell>
          <table:table-cell table:style-name="ce60" office:value-type="string" calcext:value-type="string">
            <text:p>∆Ic</text:p>
          </table:table-cell>
          <table:table-cell table:number-columns-repeated="52"/>
        </table:table-row>
        <table:table-row table:style-name="ro2">
          <table:table-cell table:style-name="ce5" office:value-type="float" office:value="3.017" calcext:value-type="float">
            <text:p>3,017</text:p>
          </table:table-cell>
          <table:table-cell table:style-name="ce16" office:value-type="float" office:value="0.2" calcext:value-type="float">
            <text:p>0,2</text:p>
          </table:table-cell>
          <table:table-cell table:style-name="ce22" office:value-type="float" office:value="0.5186" calcext:value-type="float">
            <text:p>0,5186</text:p>
          </table:table-cell>
          <table:table-cell table:style-name="ce16" office:value-type="float" office:value="0" calcext:value-type="float">
            <text:p>0,0</text:p>
          </table:table-cell>
          <table:table-cell/>
          <table:table-cell table:style-name="ce2" office:value-type="string" calcext:value-type="string">
            <text:p>Zakresy pomiarowe</text:p>
          </table:table-cell>
          <table:table-cell table:number-columns-repeated="2"/>
          <table:table-cell table:formula="of:=[.A74]*0.0005 + 0.005" office:value-type="float" office:value="0.0065085" calcext:value-type="float">
            <text:p>0,0065085</text:p>
          </table:table-cell>
          <table:table-cell table:formula="of:=[.B74]*0.005+0.1" office:value-type="float" office:value="0.101" calcext:value-type="float">
            <text:p>0,101</text:p>
          </table:table-cell>
          <table:table-cell table:formula="of:=[.C74]*0.0005 + 0.0005" office:value-type="float" office:value="0.0007593" calcext:value-type="float">
            <text:p>0,0007593</text:p>
          </table:table-cell>
          <table:table-cell table:formula="of:=[.D74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3">
          <table:table-cell office:value-type="float" office:value="3.018" calcext:value-type="float">
            <text:p>3,018</text:p>
          </table:table-cell>
          <table:table-cell table:style-name="ce17" office:value-type="float" office:value="10.1" calcext:value-type="float">
            <text:p>10,1</text:p>
          </table:table-cell>
          <table:table-cell table:style-name="ce24" office:value-type="float" office:value="0.6136" calcext:value-type="float">
            <text:p>0,6136</text:p>
          </table:table-cell>
          <table:table-cell table:style-name="ce17" office:value-type="float" office:value="1.1" calcext:value-type="float">
            <text:p>1,1</text:p>
          </table:table-cell>
          <table:table-cell/>
          <table:table-cell office:value-type="string" calcext:value-type="string">
            <text:p> - U<text:span text:style-name="T6">CE</text:span><text:span text:style-name="T7">: 40 V DC</text:span></text:p>
          </table:table-cell>
          <table:table-cell table:number-columns-repeated="2"/>
          <table:table-cell table:formula="of:=[.A75]*0.0005 + 0.005" office:value-type="float" office:value="0.006509" calcext:value-type="float">
            <text:p>0,006509</text:p>
          </table:table-cell>
          <table:table-cell table:formula="of:=[.B75]*0.005+0.1" office:value-type="float" office:value="0.1505" calcext:value-type="float">
            <text:p>0,1505</text:p>
          </table:table-cell>
          <table:table-cell table:formula="of:=[.C75]*0.0005 + 0.0005" office:value-type="float" office:value="0.0008068" calcext:value-type="float">
            <text:p>0,0008068</text:p>
          </table:table-cell>
          <table:table-cell table:formula="of:=[.D75]*0.01 + 0.2" office:value-type="float" office:value="0.211" calcext:value-type="float">
            <text:p>0,211</text:p>
          </table:table-cell>
          <table:table-cell table:number-columns-repeated="52"/>
        </table:table-row>
        <table:table-row table:style-name="ro3">
          <table:table-cell office:value-type="float" office:value="3.014" calcext:value-type="float">
            <text:p>3,014</text:p>
          </table:table-cell>
          <table:table-cell table:style-name="ce17" office:value-type="float" office:value="20.2" calcext:value-type="float">
            <text:p>20,2</text:p>
          </table:table-cell>
          <table:table-cell table:style-name="ce24" office:value-type="float" office:value="0.6312" calcext:value-type="float">
            <text:p>0,6312</text:p>
          </table:table-cell>
          <table:table-cell table:style-name="ce17" office:value-type="float" office:value="2.2" calcext:value-type="float">
            <text:p>2,2</text:p>
          </table:table-cell>
          <table:table-cell/>
          <table:table-cell office:value-type="string" calcext:value-type="string">
            <text:p> - I<text:span text:style-name="T6">B</text:span><text:span text:style-name="T7">: 200 μA DC</text:span></text:p>
          </table:table-cell>
          <table:table-cell table:number-columns-repeated="2"/>
          <table:table-cell table:formula="of:=[.A76]*0.0005 + 0.005" office:value-type="float" office:value="0.006507" calcext:value-type="float">
            <text:p>0,006507</text:p>
          </table:table-cell>
          <table:table-cell table:formula="of:=[.B76]*0.005+0.1" office:value-type="float" office:value="0.201" calcext:value-type="float">
            <text:p>0,201</text:p>
          </table:table-cell>
          <table:table-cell table:formula="of:=[.C76]*0.0005 + 0.0005" office:value-type="float" office:value="0.0008156" calcext:value-type="float">
            <text:p>0,0008156</text:p>
          </table:table-cell>
          <table:table-cell table:formula="of:=[.D76]*0.01 + 0.2" office:value-type="float" office:value="0.222" calcext:value-type="float">
            <text:p>0,222</text:p>
          </table:table-cell>
          <table:table-cell table:number-columns-repeated="52"/>
        </table:table-row>
        <table:table-row table:style-name="ro3">
          <table:table-cell office:value-type="float" office:value="3.013" calcext:value-type="float">
            <text:p>3,013</text:p>
          </table:table-cell>
          <table:table-cell table:style-name="ce17" office:value-type="float" office:value="30.3" calcext:value-type="float">
            <text:p>30,3</text:p>
          </table:table-cell>
          <table:table-cell table:style-name="ce24" office:value-type="float" office:value="0.6414" calcext:value-type="float">
            <text:p>0,6414</text:p>
          </table:table-cell>
          <table:table-cell table:style-name="ce17" office:value-type="float" office:value="3.4" calcext:value-type="float">
            <text:p>3,4</text:p>
          </table:table-cell>
          <table:table-cell/>
          <table:table-cell office:value-type="string" calcext:value-type="string">
            <text:p> - U<text:span text:style-name="T6">BE</text:span><text:span text:style-name="T7">: 4 V DC</text:span></text:p>
          </table:table-cell>
          <table:table-cell table:number-columns-repeated="2"/>
          <table:table-cell table:formula="of:=[.A77]*0.0005 + 0.005" office:value-type="float" office:value="0.0065065" calcext:value-type="float">
            <text:p>0,0065065</text:p>
          </table:table-cell>
          <table:table-cell table:formula="of:=[.B77]*0.005+0.1" office:value-type="float" office:value="0.2515" calcext:value-type="float">
            <text:p>0,2515</text:p>
          </table:table-cell>
          <table:table-cell table:formula="of:=[.C77]*0.0005 + 0.0005" office:value-type="float" office:value="0.0008207" calcext:value-type="float">
            <text:p>0,0008207</text:p>
          </table:table-cell>
          <table:table-cell table:formula="of:=[.D77]*0.01 + 0.2" office:value-type="float" office:value="0.234" calcext:value-type="float">
            <text:p>0,234</text:p>
          </table:table-cell>
          <table:table-cell table:number-columns-repeated="52"/>
        </table:table-row>
        <table:table-row table:style-name="ro3">
          <table:table-cell office:value-type="float" office:value="3.012" calcext:value-type="float">
            <text:p>3,012</text:p>
          </table:table-cell>
          <table:table-cell table:style-name="ce17" office:value-type="float" office:value="40.3" calcext:value-type="float">
            <text:p>40,3</text:p>
          </table:table-cell>
          <table:table-cell table:style-name="ce24" office:value-type="float" office:value="0.6482" calcext:value-type="float">
            <text:p>0,6482</text:p>
          </table:table-cell>
          <table:table-cell table:style-name="ce17" office:value-type="float" office:value="4.5" calcext:value-type="float">
            <text:p>4,5</text:p>
          </table:table-cell>
          <table:table-cell/>
          <table:table-cell office:value-type="string" calcext:value-type="string">
            <text:p> - I<text:span text:style-name="T6">C</text:span><text:span text:style-name="T7">: 200 mA DC</text:span></text:p>
          </table:table-cell>
          <table:table-cell table:number-columns-repeated="2"/>
          <table:table-cell table:formula="of:=[.A78]*0.0005 + 0.005" office:value-type="float" office:value="0.006506" calcext:value-type="float">
            <text:p>0,006506</text:p>
          </table:table-cell>
          <table:table-cell table:formula="of:=[.B78]*0.005+0.1" office:value-type="float" office:value="0.3015" calcext:value-type="float">
            <text:p>0,3015</text:p>
          </table:table-cell>
          <table:table-cell table:formula="of:=[.C78]*0.0005 + 0.0005" office:value-type="float" office:value="0.0008241" calcext:value-type="float">
            <text:p>0,0008241</text:p>
          </table:table-cell>
          <table:table-cell table:formula="of:=[.D78]*0.01 + 0.2" office:value-type="float" office:value="0.245" calcext:value-type="float">
            <text:p>0,245</text:p>
          </table:table-cell>
          <table:table-cell table:number-columns-repeated="52"/>
        </table:table-row>
        <table:table-row table:style-name="ro2">
          <table:table-cell office:value-type="float" office:value="3.011" calcext:value-type="float">
            <text:p>3,011</text:p>
          </table:table-cell>
          <table:table-cell table:style-name="ce17" office:value-type="float" office:value="50.3" calcext:value-type="float">
            <text:p>50,3</text:p>
          </table:table-cell>
          <table:table-cell table:style-name="ce24" office:value-type="float" office:value="0.6535" calcext:value-type="float">
            <text:p>0,6535</text:p>
          </table:table-cell>
          <table:table-cell table:style-name="ce17" office:value-type="float" office:value="5.6" calcext:value-type="float">
            <text:p>5,6</text:p>
          </table:table-cell>
          <table:table-cell table:number-columns-repeated="4"/>
          <table:table-cell table:formula="of:=[.A79]*0.0005 + 0.005" office:value-type="float" office:value="0.0065055" calcext:value-type="float">
            <text:p>0,0065055</text:p>
          </table:table-cell>
          <table:table-cell table:formula="of:=[.B79]*0.005+0.1" office:value-type="float" office:value="0.3515" calcext:value-type="float">
            <text:p>0,3515</text:p>
          </table:table-cell>
          <table:table-cell table:formula="of:=[.C79]*0.0005 + 0.0005" office:value-type="float" office:value="0.00082675" calcext:value-type="float">
            <text:p>0,00082675</text:p>
          </table:table-cell>
          <table:table-cell table:formula="of:=[.D79]*0.01 + 0.2" office:value-type="float" office:value="0.256" calcext:value-type="float">
            <text:p>0,256</text:p>
          </table:table-cell>
          <table:table-cell table:number-columns-repeated="52"/>
        </table:table-row>
        <table:table-row table:style-name="ro2">
          <table:table-cell office:value-type="float" office:value="3.009" calcext:value-type="float">
            <text:p>3,009</text:p>
          </table:table-cell>
          <table:table-cell table:style-name="ce17" office:value-type="float" office:value="60.5" calcext:value-type="float">
            <text:p>60,5</text:p>
          </table:table-cell>
          <table:table-cell table:style-name="ce24" office:value-type="float" office:value="0.6577" calcext:value-type="float">
            <text:p>0,6577</text:p>
          </table:table-cell>
          <table:table-cell table:style-name="ce17" office:value-type="float" office:value="6.8" calcext:value-type="float">
            <text:p>6,8</text:p>
          </table:table-cell>
          <table:table-cell table:number-columns-repeated="4"/>
          <table:table-cell table:formula="of:=[.A80]*0.0005 + 0.005" office:value-type="float" office:value="0.0065045" calcext:value-type="float">
            <text:p>0,0065045</text:p>
          </table:table-cell>
          <table:table-cell table:formula="of:=[.B80]*0.005+0.1" office:value-type="float" office:value="0.4025" calcext:value-type="float">
            <text:p>0,4025</text:p>
          </table:table-cell>
          <table:table-cell table:formula="of:=[.C80]*0.0005 + 0.0005" office:value-type="float" office:value="0.00082885" calcext:value-type="float">
            <text:p>0,00082885</text:p>
          </table:table-cell>
          <table:table-cell table:formula="of:=[.D80]*0.01 + 0.2" office:value-type="float" office:value="0.268" calcext:value-type="float">
            <text:p>0,268</text:p>
          </table:table-cell>
          <table:table-cell table:number-columns-repeated="52"/>
        </table:table-row>
        <table:table-row table:style-name="ro2">
          <table:table-cell office:value-type="float" office:value="3.008" calcext:value-type="float">
            <text:p>3,008</text:p>
          </table:table-cell>
          <table:table-cell table:style-name="ce17" office:value-type="float" office:value="70.3" calcext:value-type="float">
            <text:p>70,3</text:p>
          </table:table-cell>
          <table:table-cell table:style-name="ce24" office:value-type="float" office:value="0.6611" calcext:value-type="float">
            <text:p>0,6611</text:p>
          </table:table-cell>
          <table:table-cell table:style-name="ce17" office:value-type="float" office:value="7.9" calcext:value-type="float">
            <text:p>7,9</text:p>
          </table:table-cell>
          <table:table-cell table:number-columns-repeated="4"/>
          <table:table-cell table:formula="of:=[.A81]*0.0005 + 0.005" office:value-type="float" office:value="0.006504" calcext:value-type="float">
            <text:p>0,006504</text:p>
          </table:table-cell>
          <table:table-cell table:formula="of:=[.B81]*0.005+0.1" office:value-type="float" office:value="0.4515" calcext:value-type="float">
            <text:p>0,4515</text:p>
          </table:table-cell>
          <table:table-cell table:formula="of:=[.C81]*0.0005 + 0.0005" office:value-type="float" office:value="0.00083055" calcext:value-type="float">
            <text:p>0,00083055</text:p>
          </table:table-cell>
          <table:table-cell table:formula="of:=[.D81]*0.01 + 0.2" office:value-type="float" office:value="0.279" calcext:value-type="float">
            <text:p>0,279</text:p>
          </table:table-cell>
          <table:table-cell table:number-columns-repeated="52"/>
        </table:table-row>
        <table:table-row table:style-name="ro2">
          <table:table-cell table:style-name="ce8" office:value-type="float" office:value="3.007" calcext:value-type="float">
            <text:p>3,007</text:p>
          </table:table-cell>
          <table:table-cell table:style-name="ce20" office:value-type="float" office:value="80.1" calcext:value-type="float">
            <text:p>80,1</text:p>
          </table:table-cell>
          <table:table-cell table:style-name="ce27" office:value-type="float" office:value="0.6638" calcext:value-type="float">
            <text:p>0,6638</text:p>
          </table:table-cell>
          <table:table-cell table:style-name="ce20" office:value-type="float" office:value="9.1" calcext:value-type="float">
            <text:p>9,1</text:p>
          </table:table-cell>
          <table:table-cell table:number-columns-repeated="4"/>
          <table:table-cell table:formula="of:=[.A82]*0.0005 + 0.005" office:value-type="float" office:value="0.0065035" calcext:value-type="float">
            <text:p>0,0065035</text:p>
          </table:table-cell>
          <table:table-cell table:formula="of:=[.B82]*0.005+0.1" office:value-type="float" office:value="0.5005" calcext:value-type="float">
            <text:p>0,5005</text:p>
          </table:table-cell>
          <table:table-cell table:formula="of:=[.C82]*0.0005 + 0.0005" office:value-type="float" office:value="0.0008319" calcext:value-type="float">
            <text:p>0,0008319</text:p>
          </table:table-cell>
          <table:table-cell table:formula="of:=[.D82]*0.01 + 0.2" office:value-type="float" office:value="0.291" calcext:value-type="float">
            <text:p>0,291</text:p>
          </table:table-cell>
          <table:table-cell table:number-columns-repeated="52"/>
        </table:table-row>
        <table:table-row table:style-name="ro2">
          <table:table-cell table:style-name="ce8" office:value-type="float" office:value="3.006" calcext:value-type="float">
            <text:p>3,006</text:p>
          </table:table-cell>
          <table:table-cell table:style-name="ce20" office:value-type="float" office:value="90" calcext:value-type="float">
            <text:p>90,0</text:p>
          </table:table-cell>
          <table:table-cell table:style-name="ce27" office:value-type="float" office:value="0.6664" calcext:value-type="float">
            <text:p>0,6664</text:p>
          </table:table-cell>
          <table:table-cell table:style-name="ce20" office:value-type="float" office:value="10.2" calcext:value-type="float">
            <text:p>10,2</text:p>
          </table:table-cell>
          <table:table-cell table:number-columns-repeated="4"/>
          <table:table-cell table:formula="of:=[.A83]*0.0005 + 0.005" office:value-type="float" office:value="0.006503" calcext:value-type="float">
            <text:p>0,006503</text:p>
          </table:table-cell>
          <table:table-cell table:formula="of:=[.B83]*0.005+0.1" office:value-type="float" office:value="0.55" calcext:value-type="float">
            <text:p>0,55</text:p>
          </table:table-cell>
          <table:table-cell table:formula="of:=[.C83]*0.0005 + 0.0005" office:value-type="float" office:value="0.0008332" calcext:value-type="float">
            <text:p>0,0008332</text:p>
          </table:table-cell>
          <table:table-cell table:formula="of:=[.D83]*0.01 + 0.2" office:value-type="float" office:value="0.302" calcext:value-type="float">
            <text:p>0,302</text:p>
          </table:table-cell>
          <table:table-cell table:number-columns-repeated="52"/>
        </table:table-row>
        <table:table-row table:style-name="ro2">
          <table:table-cell table:style-name="ce8" office:value-type="float" office:value="3.006" calcext:value-type="float">
            <text:p>3,006</text:p>
          </table:table-cell>
          <table:table-cell table:style-name="ce20" office:value-type="float" office:value="100" calcext:value-type="float">
            <text:p>100,0</text:p>
          </table:table-cell>
          <table:table-cell table:style-name="ce27" office:value-type="float" office:value="0.6685" calcext:value-type="float">
            <text:p>0,6685</text:p>
          </table:table-cell>
          <table:table-cell table:style-name="ce20" office:value-type="float" office:value="11.4" calcext:value-type="float">
            <text:p>11,4</text:p>
          </table:table-cell>
          <table:table-cell table:number-columns-repeated="4"/>
          <table:table-cell table:formula="of:=[.A84]*0.0005 + 0.005" office:value-type="float" office:value="0.006503" calcext:value-type="float">
            <text:p>0,006503</text:p>
          </table:table-cell>
          <table:table-cell table:formula="of:=[.B84]*0.005+0.1" office:value-type="float" office:value="0.6" calcext:value-type="float">
            <text:p>0,6</text:p>
          </table:table-cell>
          <table:table-cell table:formula="of:=[.C84]*0.0005 + 0.0005" office:value-type="float" office:value="0.00083425" calcext:value-type="float">
            <text:p>0,00083425</text:p>
          </table:table-cell>
          <table:table-cell table:formula="of:=[.D84]*0.01 + 0.2" office:value-type="float" office:value="0.314" calcext:value-type="float">
            <text:p>0,314</text:p>
          </table:table-cell>
          <table:table-cell table:number-columns-repeated="52"/>
        </table:table-row>
        <table:table-row table:style-name="ro2">
          <table:table-cell table:style-name="ce8" office:value-type="float" office:value="3.005" calcext:value-type="float">
            <text:p>3,005</text:p>
          </table:table-cell>
          <table:table-cell table:style-name="ce20" office:value-type="float" office:value="110.5" calcext:value-type="float">
            <text:p>110,5</text:p>
          </table:table-cell>
          <table:table-cell table:style-name="ce27" office:value-type="float" office:value="0.6705" calcext:value-type="float">
            <text:p>0,6705</text:p>
          </table:table-cell>
          <table:table-cell table:style-name="ce20" office:value-type="float" office:value="12.6" calcext:value-type="float">
            <text:p>12,6</text:p>
          </table:table-cell>
          <table:table-cell table:number-columns-repeated="4"/>
          <table:table-cell table:formula="of:=[.A85]*0.0005 + 0.005" office:value-type="float" office:value="0.0065025" calcext:value-type="float">
            <text:p>0,0065025</text:p>
          </table:table-cell>
          <table:table-cell table:formula="of:=[.B85]*0.005+0.1" office:value-type="float" office:value="0.6525" calcext:value-type="float">
            <text:p>0,6525</text:p>
          </table:table-cell>
          <table:table-cell table:formula="of:=[.C85]*0.0005 + 0.0005" office:value-type="float" office:value="0.00083525" calcext:value-type="float">
            <text:p>0,00083525</text:p>
          </table:table-cell>
          <table:table-cell table:formula="of:=[.D85]*0.01 + 0.2" office:value-type="float" office:value="0.326" calcext:value-type="float">
            <text:p>0,326</text:p>
          </table:table-cell>
          <table:table-cell table:number-columns-repeated="52"/>
        </table:table-row>
        <table:table-row table:style-name="ro2">
          <table:table-cell table:style-name="ce8" office:value-type="float" office:value="3.003" calcext:value-type="float">
            <text:p>3,003</text:p>
          </table:table-cell>
          <table:table-cell table:style-name="ce20" office:value-type="float" office:value="120" calcext:value-type="float">
            <text:p>120,0</text:p>
          </table:table-cell>
          <table:table-cell table:style-name="ce27" office:value-type="float" office:value="0.6723" calcext:value-type="float">
            <text:p>0,6723</text:p>
          </table:table-cell>
          <table:table-cell table:style-name="ce20" office:value-type="float" office:value="13.7" calcext:value-type="float">
            <text:p>13,7</text:p>
          </table:table-cell>
          <table:table-cell table:number-columns-repeated="4"/>
          <table:table-cell table:formula="of:=[.A86]*0.0005 + 0.005" office:value-type="float" office:value="0.0065015" calcext:value-type="float">
            <text:p>0,0065015</text:p>
          </table:table-cell>
          <table:table-cell table:formula="of:=[.B86]*0.005+0.1" office:value-type="float" office:value="0.7" calcext:value-type="float">
            <text:p>0,7</text:p>
          </table:table-cell>
          <table:table-cell table:formula="of:=[.C86]*0.0005 + 0.0005" office:value-type="float" office:value="0.00083615" calcext:value-type="float">
            <text:p>0,00083615</text:p>
          </table:table-cell>
          <table:table-cell table:formula="of:=[.D86]*0.01 + 0.2" office:value-type="float" office:value="0.337" calcext:value-type="float">
            <text:p>0,337</text:p>
          </table:table-cell>
          <table:table-cell table:number-columns-repeated="52"/>
        </table:table-row>
        <table:table-row table:style-name="ro2">
          <table:table-cell table:style-name="ce8" office:value-type="float" office:value="3.003" calcext:value-type="float">
            <text:p>3,003</text:p>
          </table:table-cell>
          <table:table-cell table:style-name="ce20" office:value-type="float" office:value="130" calcext:value-type="float">
            <text:p>130,0</text:p>
          </table:table-cell>
          <table:table-cell table:style-name="ce27" office:value-type="float" office:value="0.6734" calcext:value-type="float">
            <text:p>0,6734</text:p>
          </table:table-cell>
          <table:table-cell table:style-name="ce20" office:value-type="float" office:value="15" calcext:value-type="float">
            <text:p>15,0</text:p>
          </table:table-cell>
          <table:table-cell table:number-columns-repeated="4"/>
          <table:table-cell table:formula="of:=[.A87]*0.0005 + 0.005" office:value-type="float" office:value="0.0065015" calcext:value-type="float">
            <text:p>0,0065015</text:p>
          </table:table-cell>
          <table:table-cell table:formula="of:=[.B87]*0.005+0.1" office:value-type="float" office:value="0.75" calcext:value-type="float">
            <text:p>0,75</text:p>
          </table:table-cell>
          <table:table-cell table:formula="of:=[.C87]*0.0005 + 0.0005" office:value-type="float" office:value="0.0008367" calcext:value-type="float">
            <text:p>0,0008367</text:p>
          </table:table-cell>
          <table:table-cell table:formula="of:=[.D87]*0.01 + 0.2" office:value-type="float" office:value="0.35" calcext:value-type="float">
            <text:p>0,35</text:p>
          </table:table-cell>
          <table:table-cell table:number-columns-repeated="52"/>
        </table:table-row>
        <table:table-row table:style-name="ro2">
          <table:table-cell table:style-name="ce8" office:value-type="float" office:value="3.002" calcext:value-type="float">
            <text:p>3,002</text:p>
          </table:table-cell>
          <table:table-cell table:style-name="ce20" office:value-type="float" office:value="140.8" calcext:value-type="float">
            <text:p>140,8</text:p>
          </table:table-cell>
          <table:table-cell table:style-name="ce27" office:value-type="float" office:value="0.6752" calcext:value-type="float">
            <text:p>0,6752</text:p>
          </table:table-cell>
          <table:table-cell table:style-name="ce20" office:value-type="float" office:value="16.2" calcext:value-type="float">
            <text:p>16,2</text:p>
          </table:table-cell>
          <table:table-cell table:number-columns-repeated="4"/>
          <table:table-cell table:formula="of:=[.A88]*0.0005 + 0.005" office:value-type="float" office:value="0.006501" calcext:value-type="float">
            <text:p>0,006501</text:p>
          </table:table-cell>
          <table:table-cell table:formula="of:=[.B88]*0.005+0.1" office:value-type="float" office:value="0.804" calcext:value-type="float">
            <text:p>0,804</text:p>
          </table:table-cell>
          <table:table-cell table:formula="of:=[.C88]*0.0005 + 0.0005" office:value-type="float" office:value="0.0008376" calcext:value-type="float">
            <text:p>0,0008376</text:p>
          </table:table-cell>
          <table:table-cell table:formula="of:=[.D88]*0.01 + 0.2" office:value-type="float" office:value="0.362" calcext:value-type="float">
            <text:p>0,362</text:p>
          </table:table-cell>
          <table:table-cell table:number-columns-repeated="52"/>
        </table:table-row>
        <table:table-row table:style-name="ro2">
          <table:table-cell table:style-name="ce8" office:value-type="float" office:value="3.001" calcext:value-type="float">
            <text:p>3,001</text:p>
          </table:table-cell>
          <table:table-cell table:style-name="ce20" office:value-type="float" office:value="150.1" calcext:value-type="float">
            <text:p>150,1</text:p>
          </table:table-cell>
          <table:table-cell table:style-name="ce27" office:value-type="float" office:value="0.6764" calcext:value-type="float">
            <text:p>0,6764</text:p>
          </table:table-cell>
          <table:table-cell table:style-name="ce20" office:value-type="float" office:value="17.3" calcext:value-type="float">
            <text:p>17,3</text:p>
          </table:table-cell>
          <table:table-cell table:number-columns-repeated="4"/>
          <table:table-cell table:formula="of:=[.A89]*0.0005 + 0.005" office:value-type="float" office:value="0.0065005" calcext:value-type="float">
            <text:p>0,0065005</text:p>
          </table:table-cell>
          <table:table-cell table:formula="of:=[.B89]*0.005+0.1" office:value-type="float" office:value="0.8505" calcext:value-type="float">
            <text:p>0,8505</text:p>
          </table:table-cell>
          <table:table-cell table:formula="of:=[.C89]*0.0005 + 0.0005" office:value-type="float" office:value="0.0008382" calcext:value-type="float">
            <text:p>0,0008382</text:p>
          </table:table-cell>
          <table:table-cell table:formula="of:=[.D89]*0.01 + 0.2" office:value-type="float" office:value="0.373" calcext:value-type="float">
            <text:p>0,373</text:p>
          </table:table-cell>
          <table:table-cell table:number-columns-repeated="52"/>
        </table:table-row>
        <table:table-row table:style-name="ro2">
          <table:table-cell table:style-name="ce8" office:value-type="float" office:value="3" calcext:value-type="float">
            <text:p>3,000</text:p>
          </table:table-cell>
          <table:table-cell table:style-name="ce20" office:value-type="float" office:value="160" calcext:value-type="float">
            <text:p>160,0</text:p>
          </table:table-cell>
          <table:table-cell table:style-name="ce27" office:value-type="float" office:value="0.6776" calcext:value-type="float">
            <text:p>0,6776</text:p>
          </table:table-cell>
          <table:table-cell table:style-name="ce20" office:value-type="float" office:value="18.5" calcext:value-type="float">
            <text:p>18,5</text:p>
          </table:table-cell>
          <table:table-cell office:value-type="string" calcext:value-type="string">
            <text:p>Ib [A]</text:p>
          </table:table-cell>
          <table:table-cell table:number-columns-repeated="3"/>
          <table:table-cell table:formula="of:=[.A90]*0.0005 + 0.005" office:value-type="float" office:value="0.0065" calcext:value-type="float">
            <text:p>0,0065</text:p>
          </table:table-cell>
          <table:table-cell table:formula="of:=[.B90]*0.005+0.1" office:value-type="float" office:value="0.9" calcext:value-type="float">
            <text:p>0,9</text:p>
          </table:table-cell>
          <table:table-cell table:formula="of:=[.C90]*0.0005 + 0.0005" office:value-type="float" office:value="0.0008388" calcext:value-type="float">
            <text:p>0,0008388</text:p>
          </table:table-cell>
          <table:table-cell table:formula="of:=[.D90]*0.01 + 0.2" office:value-type="float" office:value="0.385" calcext:value-type="float">
            <text:p>0,385</text:p>
          </table:table-cell>
          <table:table-cell table:number-columns-repeated="52"/>
        </table:table-row>
        <table:table-row table:style-name="ro2">
          <table:table-cell table:style-name="ce9" office:value-type="float" office:value="8.004" calcext:value-type="float">
            <text:p>8,004</text:p>
          </table:table-cell>
          <table:table-cell table:style-name="ce19" office:value-type="float" office:value="0.4" calcext:value-type="float">
            <text:p>0,4</text:p>
          </table:table-cell>
          <table:table-cell table:style-name="ce26" office:value-type="float" office:value="0.5154" calcext:value-type="float">
            <text:p>0,5154</text:p>
          </table:table-cell>
          <table:table-cell table:style-name="ce19" office:value-type="float" office:value="0" calcext:value-type="float">
            <text:p>0,0</text:p>
          </table:table-cell>
          <table:table-cell table:formula="of:=[.B91]/1000000" office:value-type="float" office:value="0.0000004" calcext:value-type="float">
            <text:p>4E-07</text:p>
          </table:table-cell>
          <table:table-cell table:formula="of:=[.D91]/1000" office:value-type="float" office:value="0" calcext:value-type="float">
            <text:p>0</text:p>
          </table:table-cell>
          <table:table-cell table:number-columns-repeated="2"/>
          <table:table-cell table:formula="of:=[.A91]*0.0005 + 0.005" office:value-type="float" office:value="0.009002" calcext:value-type="float">
            <text:p>0,009002</text:p>
          </table:table-cell>
          <table:table-cell table:formula="of:=[.B91]*0.005+0.1" office:value-type="float" office:value="0.102" calcext:value-type="float">
            <text:p>0,102</text:p>
          </table:table-cell>
          <table:table-cell table:formula="of:=[.C91]*0.0005 + 0.0005" office:value-type="float" office:value="0.0007577" calcext:value-type="float">
            <text:p>0,0007577</text:p>
          </table:table-cell>
          <table:table-cell table:formula="of:=[.D91]*0.01 + 0.2" office:value-type="float" office:value="0.2" calcext:value-type="float">
            <text:p>0,2</text:p>
          </table:table-cell>
          <table:table-cell table:number-columns-repeated="52"/>
        </table:table-row>
        <table:table-row table:style-name="ro2">
          <table:table-cell table:style-name="ce8" office:value-type="float" office:value="8.004" calcext:value-type="float">
            <text:p>8,004</text:p>
          </table:table-cell>
          <table:table-cell table:style-name="ce20" office:value-type="float" office:value="9.9" calcext:value-type="float">
            <text:p>9,9</text:p>
          </table:table-cell>
          <table:table-cell table:style-name="ce27" office:value-type="float" office:value="0.6077" calcext:value-type="float">
            <text:p>0,6077</text:p>
          </table:table-cell>
          <table:table-cell table:style-name="ce20" office:value-type="float" office:value="1.1" calcext:value-type="float">
            <text:p>1,1</text:p>
          </table:table-cell>
          <table:table-cell table:formula="of:=[.B92]/1000000" office:value-type="float" office:value="0.0000099" calcext:value-type="float">
            <text:p>9,9E-06</text:p>
          </table:table-cell>
          <table:table-cell table:formula="of:=[.D92]/1000" office:value-type="float" office:value="0.0011" calcext:value-type="float">
            <text:p>0,0011</text:p>
          </table:table-cell>
          <table:table-cell table:number-columns-repeated="2"/>
          <table:table-cell table:formula="of:=[.A92]*0.0005 + 0.005" office:value-type="float" office:value="0.009002" calcext:value-type="float">
            <text:p>0,009002</text:p>
          </table:table-cell>
          <table:table-cell table:formula="of:=[.B92]*0.005+0.1" office:value-type="float" office:value="0.1495" calcext:value-type="float">
            <text:p>0,1495</text:p>
          </table:table-cell>
          <table:table-cell table:formula="of:=[.C92]*0.0005 + 0.0005" office:value-type="float" office:value="0.00080385" calcext:value-type="float">
            <text:p>0,00080385</text:p>
          </table:table-cell>
          <table:table-cell table:formula="of:=[.D92]*0.01 + 0.2" office:value-type="float" office:value="0.211" calcext:value-type="float">
            <text:p>0,211</text:p>
          </table:table-cell>
          <table:table-cell table:number-columns-repeated="52"/>
        </table:table-row>
        <table:table-row table:style-name="ro2">
          <table:table-cell table:style-name="ce8" office:value-type="float" office:value="8.004" calcext:value-type="float">
            <text:p>8,004</text:p>
          </table:table-cell>
          <table:table-cell table:style-name="ce20" office:value-type="float" office:value="20.5" calcext:value-type="float">
            <text:p>20,5</text:p>
          </table:table-cell>
          <table:table-cell table:style-name="ce27" office:value-type="float" office:value="0.6258" calcext:value-type="float">
            <text:p>0,6258</text:p>
          </table:table-cell>
          <table:table-cell table:style-name="ce20" office:value-type="float" office:value="2.3" calcext:value-type="float">
            <text:p>2,3</text:p>
          </table:table-cell>
          <table:table-cell table:formula="of:=[.B93]/1000000" office:value-type="float" office:value="0.0000205" calcext:value-type="float">
            <text:p>2,05E-05</text:p>
          </table:table-cell>
          <table:table-cell table:formula="of:=[.D93]/1000" office:value-type="float" office:value="0.0023" calcext:value-type="float">
            <text:p>0,0023</text:p>
          </table:table-cell>
          <table:table-cell table:number-columns-repeated="2"/>
          <table:table-cell table:formula="of:=[.A93]*0.0005 + 0.005" office:value-type="float" office:value="0.009002" calcext:value-type="float">
            <text:p>0,009002</text:p>
          </table:table-cell>
          <table:table-cell table:formula="of:=[.B93]*0.005+0.1" office:value-type="float" office:value="0.2025" calcext:value-type="float">
            <text:p>0,2025</text:p>
          </table:table-cell>
          <table:table-cell table:formula="of:=[.C93]*0.0005 + 0.0005" office:value-type="float" office:value="0.0008129" calcext:value-type="float">
            <text:p>0,0008129</text:p>
          </table:table-cell>
          <table:table-cell table:formula="of:=[.D93]*0.01 + 0.2" office:value-type="float" office:value="0.223" calcext:value-type="float">
            <text:p>0,223</text:p>
          </table:table-cell>
          <table:table-cell table:number-columns-repeated="52"/>
        </table:table-row>
        <table:table-row table:style-name="ro2">
          <table:table-cell table:style-name="ce8" office:value-type="float" office:value="8.005" calcext:value-type="float">
            <text:p>8,005</text:p>
          </table:table-cell>
          <table:table-cell table:style-name="ce20" office:value-type="float" office:value="30.3" calcext:value-type="float">
            <text:p>30,3</text:p>
          </table:table-cell>
          <table:table-cell table:style-name="ce27" office:value-type="float" office:value="0.6342" calcext:value-type="float">
            <text:p>0,6342</text:p>
          </table:table-cell>
          <table:table-cell table:style-name="ce20" office:value-type="float" office:value="3.4" calcext:value-type="float">
            <text:p>3,4</text:p>
          </table:table-cell>
          <table:table-cell table:formula="of:=[.B94]/1000000" office:value-type="float" office:value="0.0000303" calcext:value-type="float">
            <text:p>3,03E-05</text:p>
          </table:table-cell>
          <table:table-cell table:formula="of:=[.D94]/1000" office:value-type="float" office:value="0.0034" calcext:value-type="float">
            <text:p>0,0034</text:p>
          </table:table-cell>
          <table:table-cell table:number-columns-repeated="2"/>
          <table:table-cell table:formula="of:=[.A94]*0.0005 + 0.005" office:value-type="float" office:value="0.0090025" calcext:value-type="float">
            <text:p>0,0090025</text:p>
          </table:table-cell>
          <table:table-cell table:formula="of:=[.B94]*0.005+0.1" office:value-type="float" office:value="0.2515" calcext:value-type="float">
            <text:p>0,2515</text:p>
          </table:table-cell>
          <table:table-cell table:formula="of:=[.C94]*0.0005 + 0.0005" office:value-type="float" office:value="0.0008171" calcext:value-type="float">
            <text:p>0,0008171</text:p>
          </table:table-cell>
          <table:table-cell table:formula="of:=[.D94]*0.01 + 0.2" office:value-type="float" office:value="0.234" calcext:value-type="float">
            <text:p>0,234</text:p>
          </table:table-cell>
          <table:table-cell table:number-columns-repeated="52"/>
        </table:table-row>
        <table:table-row table:style-name="ro2">
          <table:table-cell table:style-name="ce8" office:value-type="float" office:value="8.005" calcext:value-type="float">
            <text:p>8,005</text:p>
          </table:table-cell>
          <table:table-cell table:style-name="ce20" office:value-type="float" office:value="40.2" calcext:value-type="float">
            <text:p>40,2</text:p>
          </table:table-cell>
          <table:table-cell table:style-name="ce27" office:value-type="float" office:value="0.6387" calcext:value-type="float">
            <text:p>0,6387</text:p>
          </table:table-cell>
          <table:table-cell table:style-name="ce20" office:value-type="float" office:value="4.6" calcext:value-type="float">
            <text:p>4,6</text:p>
          </table:table-cell>
          <table:table-cell table:formula="of:=[.B95]/1000000" office:value-type="float" office:value="0.0000402" calcext:value-type="float">
            <text:p>4,02E-05</text:p>
          </table:table-cell>
          <table:table-cell table:formula="of:=[.D95]/1000" office:value-type="float" office:value="0.0046" calcext:value-type="float">
            <text:p>0,0046</text:p>
          </table:table-cell>
          <table:table-cell table:number-columns-repeated="2"/>
          <table:table-cell table:formula="of:=[.A95]*0.0005 + 0.005" office:value-type="float" office:value="0.0090025" calcext:value-type="float">
            <text:p>0,0090025</text:p>
          </table:table-cell>
          <table:table-cell table:formula="of:=[.B95]*0.005+0.1" office:value-type="float" office:value="0.301" calcext:value-type="float">
            <text:p>0,301</text:p>
          </table:table-cell>
          <table:table-cell table:formula="of:=[.C95]*0.0005 + 0.0005" office:value-type="float" office:value="0.00081935" calcext:value-type="float">
            <text:p>0,00081935</text:p>
          </table:table-cell>
          <table:table-cell table:formula="of:=[.D95]*0.01 + 0.2" office:value-type="float" office:value="0.246" calcext:value-type="float">
            <text:p>0,246</text:p>
          </table:table-cell>
          <table:table-cell table:number-columns-repeated="52"/>
        </table:table-row>
        <table:table-row table:style-name="ro2">
          <table:table-cell table:style-name="ce8" office:value-type="float" office:value="8.005" calcext:value-type="float">
            <text:p>8,005</text:p>
          </table:table-cell>
          <table:table-cell table:style-name="ce20" office:value-type="float" office:value="50.5" calcext:value-type="float">
            <text:p>50,5</text:p>
          </table:table-cell>
          <table:table-cell table:style-name="ce27" office:value-type="float" office:value="0.6436" calcext:value-type="float">
            <text:p>0,6436</text:p>
          </table:table-cell>
          <table:table-cell table:style-name="ce20" office:value-type="float" office:value="5.9" calcext:value-type="float">
            <text:p>5,9</text:p>
          </table:table-cell>
          <table:table-cell table:formula="of:=[.B96]/1000000" office:value-type="float" office:value="0.0000505" calcext:value-type="float">
            <text:p>5,05E-05</text:p>
          </table:table-cell>
          <table:table-cell table:formula="of:=[.D96]/1000" office:value-type="float" office:value="0.0059" calcext:value-type="float">
            <text:p>0,0059</text:p>
          </table:table-cell>
          <table:table-cell table:number-columns-repeated="2"/>
          <table:table-cell table:formula="of:=[.A96]*0.0005 + 0.005" office:value-type="float" office:value="0.0090025" calcext:value-type="float">
            <text:p>0,0090025</text:p>
          </table:table-cell>
          <table:table-cell table:formula="of:=[.B96]*0.005+0.1" office:value-type="float" office:value="0.3525" calcext:value-type="float">
            <text:p>0,3525</text:p>
          </table:table-cell>
          <table:table-cell table:formula="of:=[.C96]*0.0005 + 0.0005" office:value-type="float" office:value="0.0008218" calcext:value-type="float">
            <text:p>0,0008218</text:p>
          </table:table-cell>
          <table:table-cell table:formula="of:=[.D96]*0.01 + 0.2" office:value-type="float" office:value="0.259" calcext:value-type="float">
            <text:p>0,259</text:p>
          </table:table-cell>
          <table:table-cell table:number-columns-repeated="52"/>
        </table:table-row>
        <table:table-row table:style-name="ro2">
          <table:table-cell table:style-name="ce8" office:value-type="float" office:value="8.005" calcext:value-type="float">
            <text:p>8,005</text:p>
          </table:table-cell>
          <table:table-cell table:style-name="ce20" office:value-type="float" office:value="60.2" calcext:value-type="float">
            <text:p>60,2</text:p>
          </table:table-cell>
          <table:table-cell table:style-name="ce27" office:value-type="float" office:value="0.6458" calcext:value-type="float">
            <text:p>0,6458</text:p>
          </table:table-cell>
          <table:table-cell table:style-name="ce20" office:value-type="float" office:value="7.1" calcext:value-type="float">
            <text:p>7,1</text:p>
          </table:table-cell>
          <table:table-cell table:formula="of:=[.B97]/1000000" office:value-type="float" office:value="0.0000602" calcext:value-type="float">
            <text:p>6,02E-05</text:p>
          </table:table-cell>
          <table:table-cell table:formula="of:=[.D97]/1000" office:value-type="float" office:value="0.0071" calcext:value-type="float">
            <text:p>0,0071</text:p>
          </table:table-cell>
          <table:table-cell table:number-columns-repeated="2"/>
          <table:table-cell table:formula="of:=[.A97]*0.0005 + 0.005" office:value-type="float" office:value="0.0090025" calcext:value-type="float">
            <text:p>0,0090025</text:p>
          </table:table-cell>
          <table:table-cell table:formula="of:=[.B97]*0.005+0.1" office:value-type="float" office:value="0.401" calcext:value-type="float">
            <text:p>0,401</text:p>
          </table:table-cell>
          <table:table-cell table:formula="of:=[.C97]*0.0005 + 0.0005" office:value-type="float" office:value="0.0008229" calcext:value-type="float">
            <text:p>0,0008229</text:p>
          </table:table-cell>
          <table:table-cell table:formula="of:=[.D97]*0.01 + 0.2" office:value-type="float" office:value="0.271" calcext:value-type="float">
            <text:p>0,271</text:p>
          </table:table-cell>
          <table:table-cell table:number-columns-repeated="52"/>
        </table:table-row>
        <table:table-row table:style-name="ro2">
          <table:table-cell table:style-name="ce8" office:value-type="float" office:value="7.999" calcext:value-type="float">
            <text:p>7,999</text:p>
          </table:table-cell>
          <table:table-cell table:style-name="ce20" office:value-type="float" office:value="69.6" calcext:value-type="float">
            <text:p>69,6</text:p>
          </table:table-cell>
          <table:table-cell table:style-name="ce27" office:value-type="float" office:value="0.648" calcext:value-type="float">
            <text:p>0,6480</text:p>
          </table:table-cell>
          <table:table-cell table:style-name="ce20" office:value-type="float" office:value="8.2" calcext:value-type="float">
            <text:p>8,2</text:p>
          </table:table-cell>
          <table:table-cell table:formula="of:=[.B98]/1000000" office:value-type="float" office:value="0.0000696" calcext:value-type="float">
            <text:p>6,96E-05</text:p>
          </table:table-cell>
          <table:table-cell table:formula="of:=[.D98]/1000" office:value-type="float" office:value="0.0082" calcext:value-type="float">
            <text:p>0,0082</text:p>
          </table:table-cell>
          <table:table-cell table:number-columns-repeated="2"/>
          <table:table-cell table:formula="of:=[.A98]*0.0005 + 0.005" office:value-type="float" office:value="0.0089995" calcext:value-type="float">
            <text:p>0,0089995</text:p>
          </table:table-cell>
          <table:table-cell table:formula="of:=[.B98]*0.005+0.1" office:value-type="float" office:value="0.448" calcext:value-type="float">
            <text:p>0,448</text:p>
          </table:table-cell>
          <table:table-cell table:formula="of:=[.C98]*0.0005 + 0.0005" office:value-type="float" office:value="0.000824" calcext:value-type="float">
            <text:p>0,000824</text:p>
          </table:table-cell>
          <table:table-cell table:formula="of:=[.D98]*0.01 + 0.2" office:value-type="float" office:value="0.282" calcext:value-type="float">
            <text:p>0,282</text:p>
          </table:table-cell>
          <table:table-cell table:number-columns-repeated="52"/>
        </table:table-row>
        <table:table-row table:style-name="ro2">
          <table:table-cell table:style-name="ce8" office:value-type="float" office:value="7.999" calcext:value-type="float">
            <text:p>7,999</text:p>
          </table:table-cell>
          <table:table-cell table:style-name="ce20" office:value-type="float" office:value="80.4" calcext:value-type="float">
            <text:p>80,4</text:p>
          </table:table-cell>
          <table:table-cell table:style-name="ce27" office:value-type="float" office:value="0.6494" calcext:value-type="float">
            <text:p>0,6494</text:p>
          </table:table-cell>
          <table:table-cell table:style-name="ce20" office:value-type="float" office:value="9.5" calcext:value-type="float">
            <text:p>9,5</text:p>
          </table:table-cell>
          <table:table-cell table:formula="of:=[.B99]/1000000" office:value-type="float" office:value="0.0000804" calcext:value-type="float">
            <text:p>8,04E-05</text:p>
          </table:table-cell>
          <table:table-cell table:formula="of:=[.D99]/1000" office:value-type="float" office:value="0.0095" calcext:value-type="float">
            <text:p>0,0095</text:p>
          </table:table-cell>
          <table:table-cell table:number-columns-repeated="2"/>
          <table:table-cell table:formula="of:=[.A99]*0.0005 + 0.005" office:value-type="float" office:value="0.0089995" calcext:value-type="float">
            <text:p>0,0089995</text:p>
          </table:table-cell>
          <table:table-cell table:formula="of:=[.B99]*0.005+0.1" office:value-type="float" office:value="0.502" calcext:value-type="float">
            <text:p>0,502</text:p>
          </table:table-cell>
          <table:table-cell table:formula="of:=[.C99]*0.0005 + 0.0005" office:value-type="float" office:value="0.0008247" calcext:value-type="float">
            <text:p>0,0008247</text:p>
          </table:table-cell>
          <table:table-cell table:formula="of:=[.D99]*0.01 + 0.2" office:value-type="float" office:value="0.295" calcext:value-type="float">
            <text:p>0,295</text:p>
          </table:table-cell>
          <table:table-cell table:number-columns-repeated="52"/>
        </table:table-row>
        <table:table-row table:style-name="ro2">
          <table:table-cell table:style-name="ce8" office:value-type="float" office:value="7.999" calcext:value-type="float">
            <text:p>7,999</text:p>
          </table:table-cell>
          <table:table-cell table:style-name="ce20" office:value-type="float" office:value="89.4" calcext:value-type="float">
            <text:p>89,4</text:p>
          </table:table-cell>
          <table:table-cell table:style-name="ce27" office:value-type="float" office:value="0.65" calcext:value-type="float">
            <text:p>0,6500</text:p>
          </table:table-cell>
          <table:table-cell table:style-name="ce20" office:value-type="float" office:value="10.7" calcext:value-type="float">
            <text:p>10,7</text:p>
          </table:table-cell>
          <table:table-cell table:formula="of:=[.B100]/1000000" office:value-type="float" office:value="0.0000894" calcext:value-type="float">
            <text:p>8,94E-05</text:p>
          </table:table-cell>
          <table:table-cell table:formula="of:=[.D100]/1000" office:value-type="float" office:value="0.0107" calcext:value-type="float">
            <text:p>0,0107</text:p>
          </table:table-cell>
          <table:table-cell table:number-columns-repeated="2"/>
          <table:table-cell table:formula="of:=[.A100]*0.0005 + 0.005" office:value-type="float" office:value="0.0089995" calcext:value-type="float">
            <text:p>0,0089995</text:p>
          </table:table-cell>
          <table:table-cell table:formula="of:=[.B100]*0.005+0.1" office:value-type="float" office:value="0.547" calcext:value-type="float">
            <text:p>0,547</text:p>
          </table:table-cell>
          <table:table-cell table:formula="of:=[.C100]*0.0005 + 0.0005" office:value-type="float" office:value="0.000825" calcext:value-type="float">
            <text:p>0,000825</text:p>
          </table:table-cell>
          <table:table-cell table:formula="of:=[.D100]*0.01 + 0.2" office:value-type="float" office:value="0.307" calcext:value-type="float">
            <text:p>0,307</text:p>
          </table:table-cell>
          <table:table-cell table:number-columns-repeated="52"/>
        </table:table-row>
        <table:table-row table:style-name="ro2">
          <table:table-cell table:style-name="ce8" office:value-type="float" office:value="7.999" calcext:value-type="float">
            <text:p>7,999</text:p>
          </table:table-cell>
          <table:table-cell table:style-name="ce20" office:value-type="float" office:value="100.3" calcext:value-type="float">
            <text:p>100,3</text:p>
          </table:table-cell>
          <table:table-cell table:style-name="ce27" office:value-type="float" office:value="0.6511" calcext:value-type="float">
            <text:p>0,6511</text:p>
          </table:table-cell>
          <table:table-cell table:style-name="ce20" office:value-type="float" office:value="12.1" calcext:value-type="float">
            <text:p>12,1</text:p>
          </table:table-cell>
          <table:table-cell table:formula="of:=[.B101]/1000000" office:value-type="float" office:value="0.0001003" calcext:value-type="float">
            <text:p>0,0001003</text:p>
          </table:table-cell>
          <table:table-cell table:formula="of:=[.D101]/1000" office:value-type="float" office:value="0.0121" calcext:value-type="float">
            <text:p>0,0121</text:p>
          </table:table-cell>
          <table:table-cell table:number-columns-repeated="2"/>
          <table:table-cell table:formula="of:=[.A101]*0.0005 + 0.005" office:value-type="float" office:value="0.0089995" calcext:value-type="float">
            <text:p>0,0089995</text:p>
          </table:table-cell>
          <table:table-cell table:formula="of:=[.B101]*0.005+0.1" office:value-type="float" office:value="0.6015" calcext:value-type="float">
            <text:p>0,6015</text:p>
          </table:table-cell>
          <table:table-cell table:formula="of:=[.C101]*0.0005 + 0.0005" office:value-type="float" office:value="0.00082555" calcext:value-type="float">
            <text:p>0,00082555</text:p>
          </table:table-cell>
          <table:table-cell table:formula="of:=[.D101]*0.01 + 0.2" office:value-type="float" office:value="0.321" calcext:value-type="float">
            <text:p>0,321</text:p>
          </table:table-cell>
          <table:table-cell table:number-columns-repeated="52"/>
        </table:table-row>
        <table:table-row table:style-name="ro2">
          <table:table-cell table:style-name="ce8" office:value-type="float" office:value="7.998" calcext:value-type="float">
            <text:p>7,998</text:p>
          </table:table-cell>
          <table:table-cell table:style-name="ce20" office:value-type="float" office:value="110.7" calcext:value-type="float">
            <text:p>110,7</text:p>
          </table:table-cell>
          <table:table-cell table:style-name="ce27" office:value-type="float" office:value="0.6512" calcext:value-type="float">
            <text:p>0,6512</text:p>
          </table:table-cell>
          <table:table-cell table:style-name="ce20" office:value-type="float" office:value="13.4" calcext:value-type="float">
            <text:p>13,4</text:p>
          </table:table-cell>
          <table:table-cell table:formula="of:=[.B102]/1000000" office:value-type="float" office:value="0.0001107" calcext:value-type="float">
            <text:p>0,0001107</text:p>
          </table:table-cell>
          <table:table-cell table:formula="of:=[.D102]/1000" office:value-type="float" office:value="0.0134" calcext:value-type="float">
            <text:p>0,0134</text:p>
          </table:table-cell>
          <table:table-cell table:number-columns-repeated="2"/>
          <table:table-cell table:formula="of:=[.A102]*0.0005 + 0.005" office:value-type="float" office:value="0.008999" calcext:value-type="float">
            <text:p>0,008999</text:p>
          </table:table-cell>
          <table:table-cell table:formula="of:=[.B102]*0.005+0.1" office:value-type="float" office:value="0.6535" calcext:value-type="float">
            <text:p>0,6535</text:p>
          </table:table-cell>
          <table:table-cell table:formula="of:=[.C102]*0.0005 + 0.0005" office:value-type="float" office:value="0.0008256" calcext:value-type="float">
            <text:p>0,0008256</text:p>
          </table:table-cell>
          <table:table-cell table:formula="of:=[.D102]*0.01 + 0.2" office:value-type="float" office:value="0.334" calcext:value-type="float">
            <text:p>0,334</text:p>
          </table:table-cell>
          <table:table-cell table:number-columns-repeated="52"/>
        </table:table-row>
        <table:table-row table:style-name="ro2">
          <table:table-cell table:style-name="ce8" office:value-type="float" office:value="7.997" calcext:value-type="float">
            <text:p>7,997</text:p>
          </table:table-cell>
          <table:table-cell table:style-name="ce20" office:value-type="float" office:value="120.4" calcext:value-type="float">
            <text:p>120,4</text:p>
          </table:table-cell>
          <table:table-cell table:style-name="ce27" office:value-type="float" office:value="0.6514" calcext:value-type="float">
            <text:p>0,6514</text:p>
          </table:table-cell>
          <table:table-cell table:style-name="ce20" office:value-type="float" office:value="14.7" calcext:value-type="float">
            <text:p>14,7</text:p>
          </table:table-cell>
          <table:table-cell table:formula="of:=[.B103]/1000000" office:value-type="float" office:value="0.0001204" calcext:value-type="float">
            <text:p>0,0001204</text:p>
          </table:table-cell>
          <table:table-cell table:formula="of:=[.D103]/1000" office:value-type="float" office:value="0.0147" calcext:value-type="float">
            <text:p>0,0147</text:p>
          </table:table-cell>
          <table:table-cell table:number-columns-repeated="2"/>
          <table:table-cell table:formula="of:=[.A103]*0.0005 + 0.005" office:value-type="float" office:value="0.0089985" calcext:value-type="float">
            <text:p>0,0089985</text:p>
          </table:table-cell>
          <table:table-cell table:formula="of:=[.B103]*0.005+0.1" office:value-type="float" office:value="0.702" calcext:value-type="float">
            <text:p>0,702</text:p>
          </table:table-cell>
          <table:table-cell table:formula="of:=[.C103]*0.0005 + 0.0005" office:value-type="float" office:value="0.0008257" calcext:value-type="float">
            <text:p>0,0008257</text:p>
          </table:table-cell>
          <table:table-cell table:formula="of:=[.D103]*0.01 + 0.2" office:value-type="float" office:value="0.347" calcext:value-type="float">
            <text:p>0,347</text:p>
          </table:table-cell>
          <table:table-cell table:number-columns-repeated="52"/>
        </table:table-row>
        <table:table-row table:style-name="ro2">
          <table:table-cell table:style-name="ce8" office:value-type="float" office:value="7.997" calcext:value-type="float">
            <text:p>7,997</text:p>
          </table:table-cell>
          <table:table-cell table:style-name="ce20" office:value-type="float" office:value="129.7" calcext:value-type="float">
            <text:p>129,7</text:p>
          </table:table-cell>
          <table:table-cell table:style-name="ce27" office:value-type="float" office:value="0.6521" calcext:value-type="float">
            <text:p>0,6521</text:p>
          </table:table-cell>
          <table:table-cell table:style-name="ce20" office:value-type="float" office:value="16" calcext:value-type="float">
            <text:p>16,0</text:p>
          </table:table-cell>
          <table:table-cell table:formula="of:=[.B104]/1000000" office:value-type="float" office:value="0.0001297" calcext:value-type="float">
            <text:p>0,0001297</text:p>
          </table:table-cell>
          <table:table-cell table:formula="of:=[.D104]/1000" office:value-type="float" office:value="0.016" calcext:value-type="float">
            <text:p>0,016</text:p>
          </table:table-cell>
          <table:table-cell table:number-columns-repeated="2"/>
          <table:table-cell table:formula="of:=[.A104]*0.0005 + 0.005" office:value-type="float" office:value="0.0089985" calcext:value-type="float">
            <text:p>0,0089985</text:p>
          </table:table-cell>
          <table:table-cell table:formula="of:=[.B104]*0.005+0.1" office:value-type="float" office:value="0.7485" calcext:value-type="float">
            <text:p>0,7485</text:p>
          </table:table-cell>
          <table:table-cell table:formula="of:=[.C104]*0.0005 + 0.0005" office:value-type="float" office:value="0.00082605" calcext:value-type="float">
            <text:p>0,00082605</text:p>
          </table:table-cell>
          <table:table-cell table:formula="of:=[.D104]*0.01 + 0.2" office:value-type="float" office:value="0.36" calcext:value-type="float">
            <text:p>0,36</text:p>
          </table:table-cell>
          <table:table-cell table:number-columns-repeated="52"/>
        </table:table-row>
        <table:table-row table:style-name="ro2">
          <table:table-cell table:style-name="ce8" office:value-type="float" office:value="7.996" calcext:value-type="float">
            <text:p>7,996</text:p>
          </table:table-cell>
          <table:table-cell table:style-name="ce20" office:value-type="float" office:value="140.5" calcext:value-type="float">
            <text:p>140,5</text:p>
          </table:table-cell>
          <table:table-cell table:style-name="ce27" office:value-type="float" office:value="0.6514" calcext:value-type="float">
            <text:p>0,6514</text:p>
          </table:table-cell>
          <table:table-cell table:style-name="ce20" office:value-type="float" office:value="17.4" calcext:value-type="float">
            <text:p>17,4</text:p>
          </table:table-cell>
          <table:table-cell table:formula="of:=[.B105]/1000000" office:value-type="float" office:value="0.0001405" calcext:value-type="float">
            <text:p>0,0001405</text:p>
          </table:table-cell>
          <table:table-cell table:formula="of:=[.D105]/1000" office:value-type="float" office:value="0.0174" calcext:value-type="float">
            <text:p>0,0174</text:p>
          </table:table-cell>
          <table:table-cell table:number-columns-repeated="2"/>
          <table:table-cell table:formula="of:=[.A105]*0.0005 + 0.005" office:value-type="float" office:value="0.008998" calcext:value-type="float">
            <text:p>0,008998</text:p>
          </table:table-cell>
          <table:table-cell table:formula="of:=[.B105]*0.005+0.1" office:value-type="float" office:value="0.8025" calcext:value-type="float">
            <text:p>0,8025</text:p>
          </table:table-cell>
          <table:table-cell table:formula="of:=[.C105]*0.0005 + 0.0005" office:value-type="float" office:value="0.0008257" calcext:value-type="float">
            <text:p>0,0008257</text:p>
          </table:table-cell>
          <table:table-cell table:formula="of:=[.D105]*0.01 + 0.2" office:value-type="float" office:value="0.374" calcext:value-type="float">
            <text:p>0,374</text:p>
          </table:table-cell>
          <table:table-cell table:number-columns-repeated="52"/>
        </table:table-row>
        <table:table-row table:style-name="ro2">
          <table:table-cell table:style-name="ce8" office:value-type="float" office:value="7.995" calcext:value-type="float">
            <text:p>7,995</text:p>
          </table:table-cell>
          <table:table-cell table:style-name="ce20" office:value-type="float" office:value="150.6" calcext:value-type="float">
            <text:p>150,6</text:p>
          </table:table-cell>
          <table:table-cell table:style-name="ce27" office:value-type="float" office:value="0.6511" calcext:value-type="float">
            <text:p>0,6511</text:p>
          </table:table-cell>
          <table:table-cell table:style-name="ce20" office:value-type="float" office:value="18.8" calcext:value-type="float">
            <text:p>18,8</text:p>
          </table:table-cell>
          <table:table-cell table:formula="of:=[.B106]/1000000" office:value-type="float" office:value="0.0001506" calcext:value-type="float">
            <text:p>0,0001506</text:p>
          </table:table-cell>
          <table:table-cell table:formula="of:=[.D106]/1000" office:value-type="float" office:value="0.0188" calcext:value-type="float">
            <text:p>0,0188</text:p>
          </table:table-cell>
          <table:table-cell table:number-columns-repeated="2"/>
          <table:table-cell table:formula="of:=[.A106]*0.0005 + 0.005" office:value-type="float" office:value="0.0089975" calcext:value-type="float">
            <text:p>0,0089975</text:p>
          </table:table-cell>
          <table:table-cell table:formula="of:=[.B106]*0.005+0.1" office:value-type="float" office:value="0.853" calcext:value-type="float">
            <text:p>0,853</text:p>
          </table:table-cell>
          <table:table-cell table:formula="of:=[.C106]*0.0005 + 0.0005" office:value-type="float" office:value="0.00082555" calcext:value-type="float">
            <text:p>0,00082555</text:p>
          </table:table-cell>
          <table:table-cell table:formula="of:=[.D106]*0.01 + 0.2" office:value-type="float" office:value="0.388" calcext:value-type="float">
            <text:p>0,388</text:p>
          </table:table-cell>
          <table:table-cell table:number-columns-repeated="52"/>
        </table:table-row>
        <table:table-row table:style-name="ro2">
          <table:table-cell table:style-name="ce10" office:value-type="float" office:value="7.995" calcext:value-type="float">
            <text:p>7,995</text:p>
          </table:table-cell>
          <table:table-cell table:style-name="ce21" office:value-type="float" office:value="160.5" calcext:value-type="float">
            <text:p>160,5</text:p>
          </table:table-cell>
          <table:table-cell table:style-name="ce28" office:value-type="float" office:value="0.6507" calcext:value-type="float">
            <text:p>0,6507</text:p>
          </table:table-cell>
          <table:table-cell table:style-name="ce21" office:value-type="float" office:value="20.1" calcext:value-type="float">
            <text:p>20,1</text:p>
          </table:table-cell>
          <table:table-cell table:formula="of:=[.B107]/1000000" office:value-type="float" office:value="0.0001605" calcext:value-type="float">
            <text:p>0,0001605</text:p>
          </table:table-cell>
          <table:table-cell table:formula="of:=[.D107]/1000" office:value-type="float" office:value="0.0201" calcext:value-type="float">
            <text:p>0,0201</text:p>
          </table:table-cell>
          <table:table-cell table:number-columns-repeated="2"/>
          <table:table-cell table:formula="of:=[.A107]*0.0005 + 0.005" office:value-type="float" office:value="0.0089975" calcext:value-type="float">
            <text:p>0,0089975</text:p>
          </table:table-cell>
          <table:table-cell table:formula="of:=[.B107]*0.005+0.1" office:value-type="float" office:value="0.9025" calcext:value-type="float">
            <text:p>0,9025</text:p>
          </table:table-cell>
          <table:table-cell table:formula="of:=[.C107]*0.0005 + 0.0005" office:value-type="float" office:value="0.00082535" calcext:value-type="float">
            <text:p>0,00082535</text:p>
          </table:table-cell>
          <table:table-cell table:formula="of:=[.D107]*0.01 + 0.2" office:value-type="float" office:value="0.401" calcext:value-type="float">
            <text:p>0,401</text:p>
          </table:table-cell>
          <table:table-cell table:number-columns-repeated="52"/>
        </table:table-row>
        <table:table-row table:style-name="ro2" table:number-rows-repeated="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3" office:value-type="string" calcext:value-type="string">
            <text:p>5.3. Charakterystyka przejściowa (bramkowa) tranzystora polowego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6">
          <table:table-cell table:style-name="ce11" office:value-type="string" calcext:value-type="string">
            <text:p>U<text:span text:style-name="T6">DS</text:span><text:span text:style-name="T7"> [V]</text:span></text:p>
          </table:table-cell>
          <table:table-cell table:style-name="ce11" office:value-type="string" calcext:value-type="string">
            <text:p>U<text:span text:style-name="T6">GS</text:span><text:span text:style-name="T7"> [V]</text:span></text:p>
          </table:table-cell>
          <table:table-cell table:style-name="ce11" office:value-type="string" calcext:value-type="string">
            <text:p>I<text:span text:style-name="T6">D</text:span><text:span text:style-name="T7"> [mA]</text:span></text:p>
          </table:table-cell>
          <table:table-cell table:number-columns-repeated="5"/>
          <table:table-cell table:style-name="ce11" office:value-type="string" calcext:value-type="string">
            <text:p><text:span text:style-name="T8">∆</text:span>U<text:span text:style-name="T9">DS</text:span></text:p>
          </table:table-cell>
          <table:table-cell table:style-name="ce11" office:value-type="string" calcext:value-type="string">
            <text:p><text:span text:style-name="T10">∆</text:span>U<text:span text:style-name="T11">GS</text:span></text:p>
          </table:table-cell>
          <table:table-cell table:style-name="ce11" office:value-type="string" calcext:value-type="string">
            <text:p><text:span text:style-name="T10">∆</text:span>I<text:span text:style-name="T11">D</text:span></text:p>
          </table:table-cell>
          <table:table-cell table:number-columns-repeated="53"/>
        </table:table-row>
        <table:table-row table:style-name="ro2">
          <table:table-cell table:style-name="ce7" office:value-type="float" office:value="4.006" calcext:value-type="float">
            <text:p>4,006</text:p>
          </table:table-cell>
          <table:table-cell table:style-name="ce7" office:value-type="float" office:value="-13.914" calcext:value-type="float">
            <text:p>-13,914</text:p>
          </table:table-cell>
          <table:table-cell table:style-name="ce18" office:value-type="float" office:value="0" calcext:value-type="float">
            <text:p>0,0</text:p>
          </table:table-cell>
          <table:table-cell/>
          <table:table-cell table:style-name="ce2" office:value-type="string" calcext:value-type="string">
            <text:p>Zakresy pomiarowe</text:p>
          </table:table-cell>
          <table:table-cell table:number-columns-repeated="3"/>
          <table:table-cell table:formula="of:=[.A113]*0.0005 + 0.005" office:value-type="float" office:value="0.007003" calcext:value-type="float">
            <text:p>0,007003</text:p>
          </table:table-cell>
          <table:table-cell table:formula="of:=ABS([.B113])*0.0005 + 0.005" office:value-type="float" office:value="0.011957" calcext:value-type="float">
            <text:p>0,011957</text:p>
          </table:table-cell>
          <table:table-cell table:formula="of:=[.C113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3">
          <table:table-cell office:value-type="float" office:value="4.006" calcext:value-type="float">
            <text:p>4,006</text:p>
          </table:table-cell>
          <table:table-cell office:value-type="float" office:value="-3.531" calcext:value-type="float">
            <text:p>-3,53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 - U<text:span text:style-name="T6">DS</text:span><text:span text:style-name="T7">: 40 V DC</text:span></text:p>
          </table:table-cell>
          <table:table-cell table:number-columns-repeated="3"/>
          <table:table-cell table:formula="of:=[.A114]*0.0005 + 0.005" office:value-type="float" office:value="0.007003" calcext:value-type="float">
            <text:p>0,007003</text:p>
          </table:table-cell>
          <table:table-cell table:formula="of:=ABS([.B114])*0.0005 + 0.005" office:value-type="float" office:value="0.0067655" calcext:value-type="float">
            <text:p>0,0067655</text:p>
          </table:table-cell>
          <table:table-cell table:formula="of:=[.C114]*0.005+0.01" office:value-type="float" office:value="0.0105" calcext:value-type="float">
            <text:p>0,0105</text:p>
          </table:table-cell>
          <table:table-cell table:number-columns-repeated="53"/>
        </table:table-row>
        <table:table-row table:style-name="ro3">
          <table:table-cell office:value-type="float" office:value="4.006" calcext:value-type="float">
            <text:p>4,006</text:p>
          </table:table-cell>
          <table:table-cell office:value-type="float" office:value="-3.099" calcext:value-type="float">
            <text:p>-3,09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string" calcext:value-type="string">
            <text:p> - U<text:span text:style-name="T6">GS</text:span><text:span text:style-name="T7">: 40 V DC</text:span></text:p>
          </table:table-cell>
          <table:table-cell table:number-columns-repeated="3"/>
          <table:table-cell table:formula="of:=[.A115]*0.0005 + 0.005" office:value-type="float" office:value="0.007003" calcext:value-type="float">
            <text:p>0,007003</text:p>
          </table:table-cell>
          <table:table-cell table:formula="of:=ABS([.B115])*0.0005 + 0.005" office:value-type="float" office:value="0.0065495" calcext:value-type="float">
            <text:p>0,0065495</text:p>
          </table:table-cell>
          <table:table-cell table:formula="of:=[.C115]*0.005+0.01" office:value-type="float" office:value="0.0135" calcext:value-type="float">
            <text:p>0,0135</text:p>
          </table:table-cell>
          <table:table-cell table:number-columns-repeated="53"/>
        </table:table-row>
        <table:table-row table:style-name="ro3">
          <table:table-cell office:value-type="float" office:value="4.006" calcext:value-type="float">
            <text:p>4,006</text:p>
          </table:table-cell>
          <table:table-cell office:value-type="float" office:value="-2.706" calcext:value-type="float">
            <text:p>-2,706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 - I<text:span text:style-name="T6">D</text:span><text:span text:style-name="T7">: 200 mA DC</text:span></text:p>
          </table:table-cell>
          <table:table-cell table:number-columns-repeated="3"/>
          <table:table-cell table:formula="of:=[.A116]*0.0005 + 0.005" office:value-type="float" office:value="0.007003" calcext:value-type="float">
            <text:p>0,007003</text:p>
          </table:table-cell>
          <table:table-cell table:formula="of:=ABS([.B116])*0.0005 + 0.005" office:value-type="float" office:value="0.006353" calcext:value-type="float">
            <text:p>0,006353</text:p>
          </table:table-cell>
          <table:table-cell table:formula="of:=[.C116]*0.005+0.01" office:value-type="float" office:value="0.0175" calcext:value-type="float">
            <text:p>0,0175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-2.3" calcext:value-type="float">
            <text:p>-2,300</text:p>
          </table:table-cell>
          <table:table-cell office:value-type="float" office:value="2.5" calcext:value-type="float">
            <text:p>2,5</text:p>
          </table:table-cell>
          <table:table-cell table:number-columns-repeated="5"/>
          <table:table-cell table:formula="of:=[.A117]*0.0005 + 0.005" office:value-type="float" office:value="0.007003" calcext:value-type="float">
            <text:p>0,007003</text:p>
          </table:table-cell>
          <table:table-cell table:formula="of:=ABS([.B117])*0.0005 + 0.005" office:value-type="float" office:value="0.00615" calcext:value-type="float">
            <text:p>0,00615</text:p>
          </table:table-cell>
          <table:table-cell table:formula="of:=[.C117]*0.005+0.01" office:value-type="float" office:value="0.0225" calcext:value-type="float">
            <text:p>0,0225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-1.901" calcext:value-type="float">
            <text:p>-1,901</text:p>
          </table:table-cell>
          <table:table-cell office:value-type="float" office:value="3.7" calcext:value-type="float">
            <text:p>3,7</text:p>
          </table:table-cell>
          <table:table-cell table:number-columns-repeated="5"/>
          <table:table-cell table:formula="of:=[.A118]*0.0005 + 0.005" office:value-type="float" office:value="0.007003" calcext:value-type="float">
            <text:p>0,007003</text:p>
          </table:table-cell>
          <table:table-cell table:formula="of:=ABS([.B118])*0.0005 + 0.005" office:value-type="float" office:value="0.0059505" calcext:value-type="float">
            <text:p>0,0059505</text:p>
          </table:table-cell>
          <table:table-cell table:formula="of:=[.C118]*0.005+0.01" office:value-type="float" office:value="0.0285" calcext:value-type="float">
            <text:p>0,0285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-1.502" calcext:value-type="float">
            <text:p>-1,502</text:p>
          </table:table-cell>
          <table:table-cell office:value-type="float" office:value="5" calcext:value-type="float">
            <text:p>5,0</text:p>
          </table:table-cell>
          <table:table-cell table:number-columns-repeated="5"/>
          <table:table-cell table:formula="of:=[.A119]*0.0005 + 0.005" office:value-type="float" office:value="0.007003" calcext:value-type="float">
            <text:p>0,007003</text:p>
          </table:table-cell>
          <table:table-cell table:formula="of:=ABS([.B119])*0.0005 + 0.005" office:value-type="float" office:value="0.005751" calcext:value-type="float">
            <text:p>0,005751</text:p>
          </table:table-cell>
          <table:table-cell table:formula="of:=[.C119]*0.005+0.01" office:value-type="float" office:value="0.035" calcext:value-type="float">
            <text:p>0,035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-1.1" calcext:value-type="float">
            <text:p>-1,100</text:p>
          </table:table-cell>
          <table:table-cell office:value-type="float" office:value="6.4" calcext:value-type="float">
            <text:p>6,4</text:p>
          </table:table-cell>
          <table:table-cell table:number-columns-repeated="5"/>
          <table:table-cell table:formula="of:=[.A120]*0.0005 + 0.005" office:value-type="float" office:value="0.007003" calcext:value-type="float">
            <text:p>0,007003</text:p>
          </table:table-cell>
          <table:table-cell table:formula="of:=ABS([.B120])*0.0005 + 0.005" office:value-type="float" office:value="0.00555" calcext:value-type="float">
            <text:p>0,00555</text:p>
          </table:table-cell>
          <table:table-cell table:formula="of:=[.C120]*0.005+0.01" office:value-type="float" office:value="0.042" calcext:value-type="float">
            <text:p>0,042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-0.711" calcext:value-type="float">
            <text:p>-0,711</text:p>
          </table:table-cell>
          <table:table-cell office:value-type="float" office:value="8" calcext:value-type="float">
            <text:p>8,0</text:p>
          </table:table-cell>
          <table:table-cell table:number-columns-repeated="5"/>
          <table:table-cell table:formula="of:=[.A121]*0.0005 + 0.005" office:value-type="float" office:value="0.007003" calcext:value-type="float">
            <text:p>0,007003</text:p>
          </table:table-cell>
          <table:table-cell table:formula="of:=ABS([.B121])*0.0005 + 0.005" office:value-type="float" office:value="0.0053555" calcext:value-type="float">
            <text:p>0,0053555</text:p>
          </table:table-cell>
          <table:table-cell table:formula="of:=[.C121]*0.005+0.01" office:value-type="float" office:value="0.05" calcext:value-type="float">
            <text:p>0,05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-0.343" calcext:value-type="float">
            <text:p>-0,343</text:p>
          </table:table-cell>
          <table:table-cell office:value-type="float" office:value="9.6" calcext:value-type="float">
            <text:p>9,6</text:p>
          </table:table-cell>
          <table:table-cell table:number-columns-repeated="5"/>
          <table:table-cell table:formula="of:=[.A122]*0.0005 + 0.005" office:value-type="float" office:value="0.007003" calcext:value-type="float">
            <text:p>0,007003</text:p>
          </table:table-cell>
          <table:table-cell table:formula="of:=ABS([.B122])*0.0005 + 0.005" office:value-type="float" office:value="0.0051715" calcext:value-type="float">
            <text:p>0,0051715</text:p>
          </table:table-cell>
          <table:table-cell table:formula="of:=[.C122]*0.005+0.01" office:value-type="float" office:value="0.058" calcext:value-type="float">
            <text:p>0,058</text:p>
          </table:table-cell>
          <table:table-cell table:number-columns-repeated="53"/>
        </table:table-row>
        <table:table-row table:style-name="ro2">
          <table:table-cell office:value-type="float" office:value="4.006" calcext:value-type="float">
            <text:p>4,006</text:p>
          </table:table-cell>
          <table:table-cell office:value-type="float" office:value="0.015" calcext:value-type="float">
            <text:p>0,015</text:p>
          </table:table-cell>
          <table:table-cell office:value-type="float" office:value="11.1" calcext:value-type="float">
            <text:p>11,1</text:p>
          </table:table-cell>
          <table:table-cell table:number-columns-repeated="5"/>
          <table:table-cell table:formula="of:=[.A123]*0.0005 + 0.005" office:value-type="float" office:value="0.007003" calcext:value-type="float">
            <text:p>0,007003</text:p>
          </table:table-cell>
          <table:table-cell table:formula="of:=ABS([.B123])*0.0005 + 0.005" office:value-type="float" office:value="0.0050075" calcext:value-type="float">
            <text:p>0,0050075</text:p>
          </table:table-cell>
          <table:table-cell table:formula="of:=[.C123]*0.005+0.01" office:value-type="float" office:value="0.0655" calcext:value-type="float">
            <text:p>0,0655</text:p>
          </table:table-cell>
          <table:table-cell table:number-columns-repeated="53"/>
        </table:table-row>
        <table:table-row table:style-name="ro2">
          <table:table-cell table:style-name="ce7" office:value-type="float" office:value="9.003" calcext:value-type="float">
            <text:p>9,003</text:p>
          </table:table-cell>
          <table:table-cell table:style-name="ce7" office:value-type="float" office:value="-13.914" calcext:value-type="float">
            <text:p>-13,914</text:p>
          </table:table-cell>
          <table:table-cell table:style-name="ce18" office:value-type="float" office:value="0" calcext:value-type="float">
            <text:p>0,0</text:p>
          </table:table-cell>
          <table:table-cell table:number-columns-repeated="5"/>
          <table:table-cell table:formula="of:=[.A124]*0.0005 + 0.005" office:value-type="float" office:value="0.0095015" calcext:value-type="float">
            <text:p>0,0095015</text:p>
          </table:table-cell>
          <table:table-cell table:formula="of:=ABS([.B124])*0.0005 + 0.005" office:value-type="float" office:value="0.011957" calcext:value-type="float">
            <text:p>0,011957</text:p>
          </table:table-cell>
          <table:table-cell table:formula="of:=[.C124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3.604" calcext:value-type="float">
            <text:p>-3,604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125]*0.0005 + 0.005" office:value-type="float" office:value="0.0095015" calcext:value-type="float">
            <text:p>0,0095015</text:p>
          </table:table-cell>
          <table:table-cell table:formula="of:=ABS([.B125])*0.0005 + 0.005" office:value-type="float" office:value="0.006802" calcext:value-type="float">
            <text:p>0,006802</text:p>
          </table:table-cell>
          <table:table-cell table:formula="of:=[.C125]*0.005+0.01" office:value-type="float" office:value="0.0105" calcext:value-type="float">
            <text:p>0,0105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3.194" calcext:value-type="float">
            <text:p>-3,194</text:p>
          </table:table-cell>
          <table:table-cell office:value-type="float" office:value="0.6" calcext:value-type="float">
            <text:p>0,6</text:p>
          </table:table-cell>
          <table:table-cell table:number-columns-repeated="5"/>
          <table:table-cell table:formula="of:=[.A126]*0.0005 + 0.005" office:value-type="float" office:value="0.0095015" calcext:value-type="float">
            <text:p>0,0095015</text:p>
          </table:table-cell>
          <table:table-cell table:formula="of:=ABS([.B126])*0.0005 + 0.005" office:value-type="float" office:value="0.006597" calcext:value-type="float">
            <text:p>0,006597</text:p>
          </table:table-cell>
          <table:table-cell table:formula="of:=[.C126]*0.005+0.01" office:value-type="float" office:value="0.013" calcext:value-type="float">
            <text:p>0,013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2.804" calcext:value-type="float">
            <text:p>-2,804</text:p>
          </table:table-cell>
          <table:table-cell office:value-type="float" office:value="1.3" calcext:value-type="float">
            <text:p>1,3</text:p>
          </table:table-cell>
          <table:table-cell table:number-columns-repeated="5"/>
          <table:table-cell table:formula="of:=[.A127]*0.0005 + 0.005" office:value-type="float" office:value="0.0095015" calcext:value-type="float">
            <text:p>0,0095015</text:p>
          </table:table-cell>
          <table:table-cell table:formula="of:=ABS([.B127])*0.0005 + 0.005" office:value-type="float" office:value="0.006402" calcext:value-type="float">
            <text:p>0,006402</text:p>
          </table:table-cell>
          <table:table-cell table:formula="of:=[.C127]*0.005+0.01" office:value-type="float" office:value="0.0165" calcext:value-type="float">
            <text:p>0,0165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2.397" calcext:value-type="float">
            <text:p>-2,397</text:p>
          </table:table-cell>
          <table:table-cell office:value-type="float" office:value="2.4" calcext:value-type="float">
            <text:p>2,4</text:p>
          </table:table-cell>
          <table:table-cell table:number-columns-repeated="5"/>
          <table:table-cell table:formula="of:=[.A128]*0.0005 + 0.005" office:value-type="float" office:value="0.0095015" calcext:value-type="float">
            <text:p>0,0095015</text:p>
          </table:table-cell>
          <table:table-cell table:formula="of:=ABS([.B128])*0.0005 + 0.005" office:value-type="float" office:value="0.0061985" calcext:value-type="float">
            <text:p>0,0061985</text:p>
          </table:table-cell>
          <table:table-cell table:formula="of:=[.C128]*0.005+0.01" office:value-type="float" office:value="0.022" calcext:value-type="float">
            <text:p>0,022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2.004" calcext:value-type="float">
            <text:p>-2,004</text:p>
          </table:table-cell>
          <table:table-cell office:value-type="float" office:value="3.6" calcext:value-type="float">
            <text:p>3,6</text:p>
          </table:table-cell>
          <table:table-cell table:number-columns-repeated="5"/>
          <table:table-cell table:formula="of:=[.A129]*0.0005 + 0.005" office:value-type="float" office:value="0.0095015" calcext:value-type="float">
            <text:p>0,0095015</text:p>
          </table:table-cell>
          <table:table-cell table:formula="of:=ABS([.B129])*0.0005 + 0.005" office:value-type="float" office:value="0.006002" calcext:value-type="float">
            <text:p>0,006002</text:p>
          </table:table-cell>
          <table:table-cell table:formula="of:=[.C129]*0.005+0.01" office:value-type="float" office:value="0.028" calcext:value-type="float">
            <text:p>0,028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1.602" calcext:value-type="float">
            <text:p>-1,602</text:p>
          </table:table-cell>
          <table:table-cell office:value-type="float" office:value="4.9" calcext:value-type="float">
            <text:p>4,9</text:p>
          </table:table-cell>
          <table:table-cell table:number-columns-repeated="5"/>
          <table:table-cell table:formula="of:=[.A130]*0.0005 + 0.005" office:value-type="float" office:value="0.0095015" calcext:value-type="float">
            <text:p>0,0095015</text:p>
          </table:table-cell>
          <table:table-cell table:formula="of:=ABS([.B130])*0.0005 + 0.005" office:value-type="float" office:value="0.005801" calcext:value-type="float">
            <text:p>0,005801</text:p>
          </table:table-cell>
          <table:table-cell table:formula="of:=[.C130]*0.005+0.01" office:value-type="float" office:value="0.0345" calcext:value-type="float">
            <text:p>0,0345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1.213" calcext:value-type="float">
            <text:p>-1,213</text:p>
          </table:table-cell>
          <table:table-cell office:value-type="float" office:value="6.3" calcext:value-type="float">
            <text:p>6,3</text:p>
          </table:table-cell>
          <table:table-cell table:number-columns-repeated="5"/>
          <table:table-cell table:formula="of:=[.A131]*0.0005 + 0.005" office:value-type="float" office:value="0.0095015" calcext:value-type="float">
            <text:p>0,0095015</text:p>
          </table:table-cell>
          <table:table-cell table:formula="of:=ABS([.B131])*0.0005 + 0.005" office:value-type="float" office:value="0.0056065" calcext:value-type="float">
            <text:p>0,0056065</text:p>
          </table:table-cell>
          <table:table-cell table:formula="of:=[.C131]*0.005+0.01" office:value-type="float" office:value="0.0415" calcext:value-type="float">
            <text:p>0,0415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0.803" calcext:value-type="float">
            <text:p>-0,803</text:p>
          </table:table-cell>
          <table:table-cell office:value-type="float" office:value="7.9" calcext:value-type="float">
            <text:p>7,9</text:p>
          </table:table-cell>
          <table:table-cell table:number-columns-repeated="5"/>
          <table:table-cell table:formula="of:=[.A132]*0.0005 + 0.005" office:value-type="float" office:value="0.0095015" calcext:value-type="float">
            <text:p>0,0095015</text:p>
          </table:table-cell>
          <table:table-cell table:formula="of:=ABS([.B132])*0.0005 + 0.005" office:value-type="float" office:value="0.0054015" calcext:value-type="float">
            <text:p>0,0054015</text:p>
          </table:table-cell>
          <table:table-cell table:formula="of:=[.C132]*0.005+0.01" office:value-type="float" office:value="0.0495" calcext:value-type="float">
            <text:p>0,0495</text:p>
          </table:table-cell>
          <table:table-cell table:number-columns-repeated="53"/>
        </table:table-row>
        <table:table-row table:style-name="ro2">
          <table:table-cell office:value-type="float" office:value="9.003" calcext:value-type="float">
            <text:p>9,003</text:p>
          </table:table-cell>
          <table:table-cell office:value-type="float" office:value="-0.41" calcext:value-type="float">
            <text:p>-0,410</text:p>
          </table:table-cell>
          <table:table-cell office:value-type="float" office:value="9.3" calcext:value-type="float">
            <text:p>9,3</text:p>
          </table:table-cell>
          <table:table-cell table:number-columns-repeated="5"/>
          <table:table-cell table:formula="of:=[.A133]*0.0005 + 0.005" office:value-type="float" office:value="0.0095015" calcext:value-type="float">
            <text:p>0,0095015</text:p>
          </table:table-cell>
          <table:table-cell table:formula="of:=ABS([.B133])*0.0005 + 0.005" office:value-type="float" office:value="0.005205" calcext:value-type="float">
            <text:p>0,005205</text:p>
          </table:table-cell>
          <table:table-cell table:formula="of:=[.C133]*0.005+0.01" office:value-type="float" office:value="0.0565" calcext:value-type="float">
            <text:p>0,0565</text:p>
          </table:table-cell>
          <table:table-cell table:number-columns-repeated="53"/>
        </table:table-row>
        <table:table-row table:style-name="ro2">
          <table:table-cell table:style-name="ce12" office:value-type="float" office:value="9.003" calcext:value-type="float">
            <text:p>9,003</text:p>
          </table:table-cell>
          <table:table-cell table:style-name="ce12" office:value-type="float" office:value="0" calcext:value-type="float">
            <text:p>0,000</text:p>
          </table:table-cell>
          <table:table-cell table:style-name="ce29" office:value-type="float" office:value="11.6" calcext:value-type="float">
            <text:p>11,6</text:p>
          </table:table-cell>
          <table:table-cell table:number-columns-repeated="5"/>
          <table:table-cell table:formula="of:=[.A134]*0.0005 + 0.005" office:value-type="float" office:value="0.0095015" calcext:value-type="float">
            <text:p>0,0095015</text:p>
          </table:table-cell>
          <table:table-cell table:formula="of:=ABS([.B134])*0.0005 + 0.005" office:value-type="float" office:value="0.005" calcext:value-type="float">
            <text:p>0,005</text:p>
          </table:table-cell>
          <table:table-cell table:formula="of:=[.C134]*0.005+0.01" office:value-type="float" office:value="0.068" calcext:value-type="float">
            <text:p>0,068</text:p>
          </table:table-cell>
          <table:table-cell table:number-columns-repeated="53"/>
        </table:table-row>
        <table:table-row table:style-name="ro2" table:number-rows-repeated="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3" office:value-type="string" calcext:value-type="string">
            <text:p>5.4. Charakterystyka wyjściowa (drenowa) tranzystora polowego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6">
          <table:table-cell table:style-name="ce11" office:value-type="string" calcext:value-type="string">
            <text:p>U<text:span text:style-name="T6">DS</text:span><text:span text:style-name="T7"> [V]</text:span></text:p>
          </table:table-cell>
          <table:table-cell table:style-name="ce11" office:value-type="string" calcext:value-type="string">
            <text:p>U<text:span text:style-name="T6">GS</text:span><text:span text:style-name="T7"> [V]</text:span></text:p>
          </table:table-cell>
          <table:table-cell table:style-name="ce11" office:value-type="string" calcext:value-type="string">
            <text:p>I<text:span text:style-name="T6">D</text:span><text:span text:style-name="T7"> [mA]</text:span></text:p>
          </table:table-cell>
          <table:table-cell table:number-columns-repeated="5"/>
          <table:table-cell table:style-name="ce11" office:value-type="string" calcext:value-type="string">
            <text:p><text:span text:style-name="T8">∆</text:span>U<text:span text:style-name="T9">DS</text:span></text:p>
          </table:table-cell>
          <table:table-cell table:style-name="ce11" office:value-type="string" calcext:value-type="string">
            <text:p><text:span text:style-name="T10">∆</text:span>U<text:span text:style-name="T11">GS</text:span></text:p>
          </table:table-cell>
          <table:table-cell table:style-name="ce11" office:value-type="string" calcext:value-type="string">
            <text:p><text:span text:style-name="T10">∆</text:span>I<text:span text:style-name="T11">D</text:span></text:p>
          </table:table-cell>
          <table:table-cell table:number-columns-repeated="53"/>
        </table:table-row>
        <table:table-row table:style-name="ro2">
          <table:table-cell table:style-name="ce7" office:value-type="float" office:value="0" calcext:value-type="float">
            <text:p>0,000</text:p>
          </table:table-cell>
          <table:table-cell table:style-name="ce7" office:value-type="float" office:value="-3.6" calcext:value-type="float">
            <text:p>-3,600</text:p>
          </table:table-cell>
          <table:table-cell table:style-name="ce18" office:value-type="float" office:value="0" calcext:value-type="float">
            <text:p>0,0</text:p>
          </table:table-cell>
          <table:table-cell/>
          <table:table-cell table:style-name="ce2" office:value-type="string" calcext:value-type="string">
            <text:p>Zakresy pomiarowe</text:p>
          </table:table-cell>
          <table:table-cell table:number-columns-repeated="3"/>
          <table:table-cell table:formula="of:=[.A140]*0.0005 + 0.005" office:value-type="float" office:value="0.005" calcext:value-type="float">
            <text:p>0,005</text:p>
          </table:table-cell>
          <table:table-cell table:formula="of:=ABS([.B140])*0.0005 + 0.005" office:value-type="float" office:value="0.0068" calcext:value-type="float">
            <text:p>0,0068</text:p>
          </table:table-cell>
          <table:table-cell table:formula="of:=[.C140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3">
          <table:table-cell office:value-type="float" office:value="0.402" calcext:value-type="float">
            <text:p>0,402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/>
          <table:table-cell office:value-type="string" calcext:value-type="string">
            <text:p> - U<text:span text:style-name="T6">DS</text:span><text:span text:style-name="T7">: 40 V DC</text:span></text:p>
          </table:table-cell>
          <table:table-cell table:number-columns-repeated="3"/>
          <table:table-cell table:formula="of:=[.A141]*0.0005 + 0.005" office:value-type="float" office:value="0.005201" calcext:value-type="float">
            <text:p>0,005201</text:p>
          </table:table-cell>
          <table:table-cell table:formula="of:=ABS([.B141])*0.0005 + 0.005" office:value-type="float" office:value="0.0068" calcext:value-type="float">
            <text:p>0,0068</text:p>
          </table:table-cell>
          <table:table-cell table:formula="of:=[.C141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3">
          <table:table-cell office:value-type="float" office:value="0.804" calcext:value-type="float">
            <text:p>0,804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/>
          <table:table-cell office:value-type="string" calcext:value-type="string">
            <text:p> - U<text:span text:style-name="T6">GS</text:span><text:span text:style-name="T7">: 40 V DC</text:span></text:p>
          </table:table-cell>
          <table:table-cell table:number-columns-repeated="3"/>
          <table:table-cell table:formula="of:=[.A142]*0.0005 + 0.005" office:value-type="float" office:value="0.005402" calcext:value-type="float">
            <text:p>0,005402</text:p>
          </table:table-cell>
          <table:table-cell table:formula="of:=ABS([.B142])*0.0005 + 0.005" office:value-type="float" office:value="0.0068" calcext:value-type="float">
            <text:p>0,0068</text:p>
          </table:table-cell>
          <table:table-cell table:formula="of:=[.C142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3">
          <table:table-cell office:value-type="float" office:value="1.206" calcext:value-type="float">
            <text:p>1,206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/>
          <table:table-cell office:value-type="string" calcext:value-type="string">
            <text:p> - I<text:span text:style-name="T6">D</text:span><text:span text:style-name="T7">: 200 mA DC</text:span></text:p>
          </table:table-cell>
          <table:table-cell table:number-columns-repeated="3"/>
          <table:table-cell table:formula="of:=[.A143]*0.0005 + 0.005" office:value-type="float" office:value="0.005603" calcext:value-type="float">
            <text:p>0,005603</text:p>
          </table:table-cell>
          <table:table-cell table:formula="of:=ABS([.B143])*0.0005 + 0.005" office:value-type="float" office:value="0.0068" calcext:value-type="float">
            <text:p>0,0068</text:p>
          </table:table-cell>
          <table:table-cell table:formula="of:=[.C143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1.601" calcext:value-type="float">
            <text:p>1,601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44]*0.0005 + 0.005" office:value-type="float" office:value="0.0058005" calcext:value-type="float">
            <text:p>0,0058005</text:p>
          </table:table-cell>
          <table:table-cell table:formula="of:=ABS([.B144])*0.0005 + 0.005" office:value-type="float" office:value="0.0068" calcext:value-type="float">
            <text:p>0,0068</text:p>
          </table:table-cell>
          <table:table-cell table:formula="of:=[.C144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2.004" calcext:value-type="float">
            <text:p>2,004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45]*0.0005 + 0.005" office:value-type="float" office:value="0.006002" calcext:value-type="float">
            <text:p>0,006002</text:p>
          </table:table-cell>
          <table:table-cell table:formula="of:=ABS([.B145])*0.0005 + 0.005" office:value-type="float" office:value="0.0068" calcext:value-type="float">
            <text:p>0,0068</text:p>
          </table:table-cell>
          <table:table-cell table:formula="of:=[.C145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2.398" calcext:value-type="float">
            <text:p>2,398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46]*0.0005 + 0.005" office:value-type="float" office:value="0.006199" calcext:value-type="float">
            <text:p>0,006199</text:p>
          </table:table-cell>
          <table:table-cell table:formula="of:=ABS([.B146])*0.0005 + 0.005" office:value-type="float" office:value="0.0068" calcext:value-type="float">
            <text:p>0,0068</text:p>
          </table:table-cell>
          <table:table-cell table:formula="of:=[.C146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2.804" calcext:value-type="float">
            <text:p>2,804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47]*0.0005 + 0.005" office:value-type="float" office:value="0.006402" calcext:value-type="float">
            <text:p>0,006402</text:p>
          </table:table-cell>
          <table:table-cell table:formula="of:=ABS([.B147])*0.0005 + 0.005" office:value-type="float" office:value="0.0068" calcext:value-type="float">
            <text:p>0,0068</text:p>
          </table:table-cell>
          <table:table-cell table:formula="of:=[.C147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3.205" calcext:value-type="float">
            <text:p>3,205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48]*0.0005 + 0.005" office:value-type="float" office:value="0.0066025" calcext:value-type="float">
            <text:p>0,0066025</text:p>
          </table:table-cell>
          <table:table-cell table:formula="of:=ABS([.B148])*0.0005 + 0.005" office:value-type="float" office:value="0.0068" calcext:value-type="float">
            <text:p>0,0068</text:p>
          </table:table-cell>
          <table:table-cell table:formula="of:=[.C148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3.602" calcext:value-type="float">
            <text:p>3,602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49]*0.0005 + 0.005" office:value-type="float" office:value="0.006801" calcext:value-type="float">
            <text:p>0,006801</text:p>
          </table:table-cell>
          <table:table-cell table:formula="of:=ABS([.B149])*0.0005 + 0.005" office:value-type="float" office:value="0.0068" calcext:value-type="float">
            <text:p>0,0068</text:p>
          </table:table-cell>
          <table:table-cell table:formula="of:=[.C149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4.05" calcext:value-type="float">
            <text:p>4,050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0]*0.0005 + 0.005" office:value-type="float" office:value="0.007025" calcext:value-type="float">
            <text:p>0,007025</text:p>
          </table:table-cell>
          <table:table-cell table:formula="of:=ABS([.B150])*0.0005 + 0.005" office:value-type="float" office:value="0.0068" calcext:value-type="float">
            <text:p>0,0068</text:p>
          </table:table-cell>
          <table:table-cell table:formula="of:=[.C150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5.005" calcext:value-type="float">
            <text:p>5,005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1]*0.0005 + 0.005" office:value-type="float" office:value="0.0075025" calcext:value-type="float">
            <text:p>0,0075025</text:p>
          </table:table-cell>
          <table:table-cell table:formula="of:=ABS([.B151])*0.0005 + 0.005" office:value-type="float" office:value="0.0068" calcext:value-type="float">
            <text:p>0,0068</text:p>
          </table:table-cell>
          <table:table-cell table:formula="of:=[.C151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6.08" calcext:value-type="float">
            <text:p>6,080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2]*0.0005 + 0.005" office:value-type="float" office:value="0.00804" calcext:value-type="float">
            <text:p>0,00804</text:p>
          </table:table-cell>
          <table:table-cell table:formula="of:=ABS([.B152])*0.0005 + 0.005" office:value-type="float" office:value="0.0068" calcext:value-type="float">
            <text:p>0,0068</text:p>
          </table:table-cell>
          <table:table-cell table:formula="of:=[.C152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7.004" calcext:value-type="float">
            <text:p>7,004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3]*0.0005 + 0.005" office:value-type="float" office:value="0.008502" calcext:value-type="float">
            <text:p>0,008502</text:p>
          </table:table-cell>
          <table:table-cell table:formula="of:=ABS([.B153])*0.0005 + 0.005" office:value-type="float" office:value="0.0068" calcext:value-type="float">
            <text:p>0,0068</text:p>
          </table:table-cell>
          <table:table-cell table:formula="of:=[.C153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8" calcext:value-type="float">
            <text:p>8,000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4]*0.0005 + 0.005" office:value-type="float" office:value="0.009" calcext:value-type="float">
            <text:p>0,009</text:p>
          </table:table-cell>
          <table:table-cell table:formula="of:=ABS([.B154])*0.0005 + 0.005" office:value-type="float" office:value="0.0068" calcext:value-type="float">
            <text:p>0,0068</text:p>
          </table:table-cell>
          <table:table-cell table:formula="of:=[.C154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9.066" calcext:value-type="float">
            <text:p>9,066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5]*0.0005 + 0.005" office:value-type="float" office:value="0.009533" calcext:value-type="float">
            <text:p>0,009533</text:p>
          </table:table-cell>
          <table:table-cell table:formula="of:=ABS([.B155])*0.0005 + 0.005" office:value-type="float" office:value="0.0068" calcext:value-type="float">
            <text:p>0,0068</text:p>
          </table:table-cell>
          <table:table-cell table:formula="of:=[.C155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10.015" calcext:value-type="float">
            <text:p>10,015</text:p>
          </table:table-cell>
          <table:table-cell office:value-type="float" office:value="-3.6" calcext:value-type="float">
            <text:p>-3,600</text:p>
          </table:table-cell>
          <table:table-cell office:value-type="float" office:value="0" calcext:value-type="float">
            <text:p>0,0</text:p>
          </table:table-cell>
          <table:table-cell table:number-columns-repeated="5"/>
          <table:table-cell table:formula="of:=[.A156]*0.0005 + 0.005" office:value-type="float" office:value="0.0100075" calcext:value-type="float">
            <text:p>0,0100075</text:p>
          </table:table-cell>
          <table:table-cell table:formula="of:=ABS([.B156])*0.0005 + 0.005" office:value-type="float" office:value="0.0068" calcext:value-type="float">
            <text:p>0,0068</text:p>
          </table:table-cell>
          <table:table-cell table:formula="of:=[.C156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table:style-name="ce7" office:value-type="float" office:value="0" calcext:value-type="float">
            <text:p>0,000</text:p>
          </table:table-cell>
          <table:table-cell table:style-name="ce7" office:value-type="float" office:value="-2.001" calcext:value-type="float">
            <text:p>-2,001</text:p>
          </table:table-cell>
          <table:table-cell table:style-name="ce18" office:value-type="float" office:value="0" calcext:value-type="float">
            <text:p>0,0</text:p>
          </table:table-cell>
          <table:table-cell table:number-columns-repeated="5"/>
          <table:table-cell table:formula="of:=[.A157]*0.0005 + 0.005" office:value-type="float" office:value="0.005" calcext:value-type="float">
            <text:p>0,005</text:p>
          </table:table-cell>
          <table:table-cell table:formula="of:=ABS([.B157])*0.0005 + 0.005" office:value-type="float" office:value="0.0060005" calcext:value-type="float">
            <text:p>0,0060005</text:p>
          </table:table-cell>
          <table:table-cell table:formula="of:=[.C157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office:value-type="float" office:value="0.404" calcext:value-type="float">
            <text:p>0,404</text:p>
          </table:table-cell>
          <table:table-cell office:value-type="float" office:value="-2.001" calcext:value-type="float">
            <text:p>-2,001</text:p>
          </table:table-cell>
          <table:table-cell office:value-type="float" office:value="1.1" calcext:value-type="float">
            <text:p>1,1</text:p>
          </table:table-cell>
          <table:table-cell table:number-columns-repeated="5"/>
          <table:table-cell table:formula="of:=[.A158]*0.0005 + 0.005" office:value-type="float" office:value="0.005202" calcext:value-type="float">
            <text:p>0,005202</text:p>
          </table:table-cell>
          <table:table-cell table:formula="of:=ABS([.B158])*0.0005 + 0.005" office:value-type="float" office:value="0.0060005" calcext:value-type="float">
            <text:p>0,0060005</text:p>
          </table:table-cell>
          <table:table-cell table:formula="of:=[.C158]*0.005+0.01" office:value-type="float" office:value="0.0155" calcext:value-type="float">
            <text:p>0,0155</text:p>
          </table:table-cell>
          <table:table-cell table:number-columns-repeated="53"/>
        </table:table-row>
        <table:table-row table:style-name="ro2">
          <table:table-cell office:value-type="float" office:value="0.811" calcext:value-type="float">
            <text:p>0,811</text:p>
          </table:table-cell>
          <table:table-cell office:value-type="float" office:value="-2.001" calcext:value-type="float">
            <text:p>-2,001</text:p>
          </table:table-cell>
          <table:table-cell office:value-type="float" office:value="2" calcext:value-type="float">
            <text:p>2,0</text:p>
          </table:table-cell>
          <table:table-cell table:number-columns-repeated="5"/>
          <table:table-cell table:formula="of:=[.A159]*0.0005 + 0.005" office:value-type="float" office:value="0.0054055" calcext:value-type="float">
            <text:p>0,0054055</text:p>
          </table:table-cell>
          <table:table-cell table:formula="of:=ABS([.B159])*0.0005 + 0.005" office:value-type="float" office:value="0.0060005" calcext:value-type="float">
            <text:p>0,0060005</text:p>
          </table:table-cell>
          <table:table-cell table:formula="of:=[.C159]*0.005+0.01" office:value-type="float" office:value="0.02" calcext:value-type="float">
            <text:p>0,02</text:p>
          </table:table-cell>
          <table:table-cell table:number-columns-repeated="53"/>
        </table:table-row>
        <table:table-row table:style-name="ro2">
          <table:table-cell office:value-type="float" office:value="1.209" calcext:value-type="float">
            <text:p>1,209</text:p>
          </table:table-cell>
          <table:table-cell office:value-type="float" office:value="-2.001" calcext:value-type="float">
            <text:p>-2,001</text:p>
          </table:table-cell>
          <table:table-cell office:value-type="float" office:value="2.5" calcext:value-type="float">
            <text:p>2,5</text:p>
          </table:table-cell>
          <table:table-cell table:number-columns-repeated="5"/>
          <table:table-cell table:formula="of:=[.A160]*0.0005 + 0.005" office:value-type="float" office:value="0.0056045" calcext:value-type="float">
            <text:p>0,0056045</text:p>
          </table:table-cell>
          <table:table-cell table:formula="of:=ABS([.B160])*0.0005 + 0.005" office:value-type="float" office:value="0.0060005" calcext:value-type="float">
            <text:p>0,0060005</text:p>
          </table:table-cell>
          <table:table-cell table:formula="of:=[.C160]*0.005+0.01" office:value-type="float" office:value="0.0225" calcext:value-type="float">
            <text:p>0,0225</text:p>
          </table:table-cell>
          <table:table-cell table:number-columns-repeated="53"/>
        </table:table-row>
        <table:table-row table:style-name="ro2">
          <table:table-cell office:value-type="float" office:value="1.61" calcext:value-type="float">
            <text:p>1,610</text:p>
          </table:table-cell>
          <table:table-cell office:value-type="float" office:value="-2.001" calcext:value-type="float">
            <text:p>-2,001</text:p>
          </table:table-cell>
          <table:table-cell office:value-type="float" office:value="2.8" calcext:value-type="float">
            <text:p>2,8</text:p>
          </table:table-cell>
          <table:table-cell table:number-columns-repeated="5"/>
          <table:table-cell table:formula="of:=[.A161]*0.0005 + 0.005" office:value-type="float" office:value="0.005805" calcext:value-type="float">
            <text:p>0,005805</text:p>
          </table:table-cell>
          <table:table-cell table:formula="of:=ABS([.B161])*0.0005 + 0.005" office:value-type="float" office:value="0.0060005" calcext:value-type="float">
            <text:p>0,0060005</text:p>
          </table:table-cell>
          <table:table-cell table:formula="of:=[.C161]*0.005+0.01" office:value-type="float" office:value="0.024" calcext:value-type="float">
            <text:p>0,024</text:p>
          </table:table-cell>
          <table:table-cell table:number-columns-repeated="53"/>
        </table:table-row>
        <table:table-row table:style-name="ro2">
          <table:table-cell office:value-type="float" office:value="2.007" calcext:value-type="float">
            <text:p>2,007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1" calcext:value-type="float">
            <text:p>3,1</text:p>
          </table:table-cell>
          <table:table-cell table:number-columns-repeated="5"/>
          <table:table-cell table:formula="of:=[.A162]*0.0005 + 0.005" office:value-type="float" office:value="0.0060035" calcext:value-type="float">
            <text:p>0,0060035</text:p>
          </table:table-cell>
          <table:table-cell table:formula="of:=ABS([.B162])*0.0005 + 0.005" office:value-type="float" office:value="0.0060005" calcext:value-type="float">
            <text:p>0,0060005</text:p>
          </table:table-cell>
          <table:table-cell table:formula="of:=[.C162]*0.005+0.01" office:value-type="float" office:value="0.0255" calcext:value-type="float">
            <text:p>0,0255</text:p>
          </table:table-cell>
          <table:table-cell table:number-columns-repeated="53"/>
        </table:table-row>
        <table:table-row table:style-name="ro2">
          <table:table-cell office:value-type="float" office:value="2.404" calcext:value-type="float">
            <text:p>2,404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2" calcext:value-type="float">
            <text:p>3,2</text:p>
          </table:table-cell>
          <table:table-cell table:number-columns-repeated="5"/>
          <table:table-cell table:formula="of:=[.A163]*0.0005 + 0.005" office:value-type="float" office:value="0.006202" calcext:value-type="float">
            <text:p>0,006202</text:p>
          </table:table-cell>
          <table:table-cell table:formula="of:=ABS([.B163])*0.0005 + 0.005" office:value-type="float" office:value="0.0060005" calcext:value-type="float">
            <text:p>0,0060005</text:p>
          </table:table-cell>
          <table:table-cell table:formula="of:=[.C163]*0.005+0.01" office:value-type="float" office:value="0.026" calcext:value-type="float">
            <text:p>0,026</text:p>
          </table:table-cell>
          <table:table-cell table:number-columns-repeated="53"/>
        </table:table-row>
        <table:table-row table:style-name="ro2">
          <table:table-cell office:value-type="float" office:value="2.795" calcext:value-type="float">
            <text:p>2,795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2" calcext:value-type="float">
            <text:p>3,2</text:p>
          </table:table-cell>
          <table:table-cell table:number-columns-repeated="5"/>
          <table:table-cell table:formula="of:=[.A164]*0.0005 + 0.005" office:value-type="float" office:value="0.0063975" calcext:value-type="float">
            <text:p>0,0063975</text:p>
          </table:table-cell>
          <table:table-cell table:formula="of:=ABS([.B164])*0.0005 + 0.005" office:value-type="float" office:value="0.0060005" calcext:value-type="float">
            <text:p>0,0060005</text:p>
          </table:table-cell>
          <table:table-cell table:formula="of:=[.C164]*0.005+0.01" office:value-type="float" office:value="0.026" calcext:value-type="float">
            <text:p>0,026</text:p>
          </table:table-cell>
          <table:table-cell table:number-columns-repeated="53"/>
        </table:table-row>
        <table:table-row table:style-name="ro2">
          <table:table-cell office:value-type="float" office:value="3.205" calcext:value-type="float">
            <text:p>3,205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3" calcext:value-type="float">
            <text:p>3,3</text:p>
          </table:table-cell>
          <table:table-cell table:number-columns-repeated="5"/>
          <table:table-cell table:formula="of:=[.A165]*0.0005 + 0.005" office:value-type="float" office:value="0.0066025" calcext:value-type="float">
            <text:p>0,0066025</text:p>
          </table:table-cell>
          <table:table-cell table:formula="of:=ABS([.B165])*0.0005 + 0.005" office:value-type="float" office:value="0.0060005" calcext:value-type="float">
            <text:p>0,0060005</text:p>
          </table:table-cell>
          <table:table-cell table:formula="of:=[.C165]*0.005+0.01" office:value-type="float" office:value="0.0265" calcext:value-type="float">
            <text:p>0,0265</text:p>
          </table:table-cell>
          <table:table-cell table:number-columns-repeated="53"/>
        </table:table-row>
        <table:table-row table:style-name="ro2">
          <table:table-cell office:value-type="float" office:value="3.611" calcext:value-type="float">
            <text:p>3,611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7" calcext:value-type="float">
            <text:p>3,7</text:p>
          </table:table-cell>
          <table:table-cell table:number-columns-repeated="5"/>
          <table:table-cell table:formula="of:=[.A166]*0.0005 + 0.005" office:value-type="float" office:value="0.0068055" calcext:value-type="float">
            <text:p>0,0068055</text:p>
          </table:table-cell>
          <table:table-cell table:formula="of:=ABS([.B166])*0.0005 + 0.005" office:value-type="float" office:value="0.0060005" calcext:value-type="float">
            <text:p>0,0060005</text:p>
          </table:table-cell>
          <table:table-cell table:formula="of:=[.C166]*0.005+0.01" office:value-type="float" office:value="0.0285" calcext:value-type="float">
            <text:p>0,0285</text:p>
          </table:table-cell>
          <table:table-cell table:number-columns-repeated="53"/>
        </table:table-row>
        <table:table-row table:style-name="ro2">
          <table:table-cell office:value-type="float" office:value="4.001" calcext:value-type="float">
            <text:p>4,001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7" calcext:value-type="float">
            <text:p>3,7</text:p>
          </table:table-cell>
          <table:table-cell table:number-columns-repeated="5"/>
          <table:table-cell table:formula="of:=[.A167]*0.0005 + 0.005" office:value-type="float" office:value="0.0070005" calcext:value-type="float">
            <text:p>0,0070005</text:p>
          </table:table-cell>
          <table:table-cell table:formula="of:=ABS([.B167])*0.0005 + 0.005" office:value-type="float" office:value="0.0060005" calcext:value-type="float">
            <text:p>0,0060005</text:p>
          </table:table-cell>
          <table:table-cell table:formula="of:=[.C167]*0.005+0.01" office:value-type="float" office:value="0.0285" calcext:value-type="float">
            <text:p>0,0285</text:p>
          </table:table-cell>
          <table:table-cell table:number-columns-repeated="53"/>
        </table:table-row>
        <table:table-row table:style-name="ro2">
          <table:table-cell office:value-type="float" office:value="5.007" calcext:value-type="float">
            <text:p>5,007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5" calcext:value-type="float">
            <text:p>3,5</text:p>
          </table:table-cell>
          <table:table-cell table:number-columns-repeated="5"/>
          <table:table-cell table:formula="of:=[.A168]*0.0005 + 0.005" office:value-type="float" office:value="0.0075035" calcext:value-type="float">
            <text:p>0,0075035</text:p>
          </table:table-cell>
          <table:table-cell table:formula="of:=ABS([.B168])*0.0005 + 0.005" office:value-type="float" office:value="0.0060005" calcext:value-type="float">
            <text:p>0,0060005</text:p>
          </table:table-cell>
          <table:table-cell table:formula="of:=[.C168]*0.005+0.01" office:value-type="float" office:value="0.0275" calcext:value-type="float">
            <text:p>0,0275</text:p>
          </table:table-cell>
          <table:table-cell table:number-columns-repeated="53"/>
        </table:table-row>
        <table:table-row table:style-name="ro2">
          <table:table-cell office:value-type="float" office:value="6" calcext:value-type="float">
            <text:p>6,000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5" calcext:value-type="float">
            <text:p>3,5</text:p>
          </table:table-cell>
          <table:table-cell table:number-columns-repeated="5"/>
          <table:table-cell table:formula="of:=[.A169]*0.0005 + 0.005" office:value-type="float" office:value="0.008" calcext:value-type="float">
            <text:p>0,008</text:p>
          </table:table-cell>
          <table:table-cell table:formula="of:=ABS([.B169])*0.0005 + 0.005" office:value-type="float" office:value="0.0060005" calcext:value-type="float">
            <text:p>0,0060005</text:p>
          </table:table-cell>
          <table:table-cell table:formula="of:=[.C169]*0.005+0.01" office:value-type="float" office:value="0.0275" calcext:value-type="float">
            <text:p>0,0275</text:p>
          </table:table-cell>
          <table:table-cell table:number-columns-repeated="53"/>
        </table:table-row>
        <table:table-row table:style-name="ro2">
          <table:table-cell office:value-type="float" office:value="7.031" calcext:value-type="float">
            <text:p>7,031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5" calcext:value-type="float">
            <text:p>3,5</text:p>
          </table:table-cell>
          <table:table-cell table:number-columns-repeated="5"/>
          <table:table-cell table:formula="of:=[.A170]*0.0005 + 0.005" office:value-type="float" office:value="0.0085155" calcext:value-type="float">
            <text:p>0,0085155</text:p>
          </table:table-cell>
          <table:table-cell table:formula="of:=ABS([.B170])*0.0005 + 0.005" office:value-type="float" office:value="0.0060005" calcext:value-type="float">
            <text:p>0,0060005</text:p>
          </table:table-cell>
          <table:table-cell table:formula="of:=[.C170]*0.005+0.01" office:value-type="float" office:value="0.0275" calcext:value-type="float">
            <text:p>0,0275</text:p>
          </table:table-cell>
          <table:table-cell table:number-columns-repeated="53"/>
        </table:table-row>
        <table:table-row table:style-name="ro2">
          <table:table-cell office:value-type="float" office:value="8.037" calcext:value-type="float">
            <text:p>8,037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5" calcext:value-type="float">
            <text:p>3,5</text:p>
          </table:table-cell>
          <table:table-cell table:number-columns-repeated="5"/>
          <table:table-cell table:formula="of:=[.A171]*0.0005 + 0.005" office:value-type="float" office:value="0.0090185" calcext:value-type="float">
            <text:p>0,0090185</text:p>
          </table:table-cell>
          <table:table-cell table:formula="of:=ABS([.B171])*0.0005 + 0.005" office:value-type="float" office:value="0.0060005" calcext:value-type="float">
            <text:p>0,0060005</text:p>
          </table:table-cell>
          <table:table-cell table:formula="of:=[.C171]*0.005+0.01" office:value-type="float" office:value="0.0275" calcext:value-type="float">
            <text:p>0,0275</text:p>
          </table:table-cell>
          <table:table-cell table:number-columns-repeated="53"/>
        </table:table-row>
        <table:table-row table:style-name="ro2">
          <table:table-cell table:style-name="ce8" office:value-type="float" office:value="9.027" calcext:value-type="float">
            <text:p>9,027</text:p>
          </table:table-cell>
          <table:table-cell office:value-type="float" office:value="-2.001" calcext:value-type="float">
            <text:p>-2,001</text:p>
          </table:table-cell>
          <table:table-cell office:value-type="float" office:value="3.5" calcext:value-type="float">
            <text:p>3,5</text:p>
          </table:table-cell>
          <table:table-cell table:number-columns-repeated="5"/>
          <table:table-cell table:formula="of:=[.A172]*0.0005 + 0.005" office:value-type="float" office:value="0.0095135" calcext:value-type="float">
            <text:p>0,0095135</text:p>
          </table:table-cell>
          <table:table-cell table:formula="of:=ABS([.B172])*0.0005 + 0.005" office:value-type="float" office:value="0.0060005" calcext:value-type="float">
            <text:p>0,0060005</text:p>
          </table:table-cell>
          <table:table-cell table:formula="of:=[.C172]*0.005+0.01" office:value-type="float" office:value="0.0275" calcext:value-type="float">
            <text:p>0,0275</text:p>
          </table:table-cell>
          <table:table-cell table:number-columns-repeated="53"/>
        </table:table-row>
        <table:table-row table:style-name="ro2">
          <table:table-cell table:style-name="ce10" office:value-type="float" office:value="10.02" calcext:value-type="float">
            <text:p>10,020</text:p>
          </table:table-cell>
          <table:table-cell table:style-name="ce12" office:value-type="float" office:value="-2.001" calcext:value-type="float">
            <text:p>-2,001</text:p>
          </table:table-cell>
          <table:table-cell table:style-name="ce21" office:value-type="float" office:value="3.6" calcext:value-type="float">
            <text:p>3,6</text:p>
          </table:table-cell>
          <table:table-cell table:number-columns-repeated="5"/>
          <table:table-cell table:formula="of:=[.A173]*0.0005 + 0.005" office:value-type="float" office:value="0.01001" calcext:value-type="float">
            <text:p>0,01001</text:p>
          </table:table-cell>
          <table:table-cell table:formula="of:=ABS([.B173])*0.0005 + 0.005" office:value-type="float" office:value="0.0060005" calcext:value-type="float">
            <text:p>0,0060005</text:p>
          </table:table-cell>
          <table:table-cell table:formula="of:=[.C173]*0.005+0.01" office:value-type="float" office:value="0.028" calcext:value-type="float">
            <text:p>0,028</text:p>
          </table:table-cell>
          <table:table-cell table:number-columns-repeated="53"/>
        </table:table-row>
        <table:table-row table:style-name="ro2"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-0.507" calcext:value-type="float">
            <text:p>-0,507</text:p>
          </table:table-cell>
          <table:table-cell table:style-name="ce19" office:value-type="float" office:value="0" calcext:value-type="float">
            <text:p>0,0</text:p>
          </table:table-cell>
          <table:table-cell table:number-columns-repeated="5"/>
          <table:table-cell table:formula="of:=[.A174]*0.0005 + 0.005" office:value-type="float" office:value="0.005" calcext:value-type="float">
            <text:p>0,005</text:p>
          </table:table-cell>
          <table:table-cell table:formula="of:=ABS([.B174])*0.0005 + 0.005" office:value-type="float" office:value="0.0052535" calcext:value-type="float">
            <text:p>0,0052535</text:p>
          </table:table-cell>
          <table:table-cell table:formula="of:=[.C174]*0.005+0.01" office:value-type="float" office:value="0.01" calcext:value-type="float">
            <text:p>0,01</text:p>
          </table:table-cell>
          <table:table-cell table:number-columns-repeated="53"/>
        </table:table-row>
        <table:table-row table:style-name="ro2">
          <table:table-cell table:style-name="ce8" office:value-type="float" office:value="0.405" calcext:value-type="float">
            <text:p>0,405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2.1" calcext:value-type="float">
            <text:p>2,1</text:p>
          </table:table-cell>
          <table:table-cell table:number-columns-repeated="5"/>
          <table:table-cell table:formula="of:=[.A175]*0.0005 + 0.005" office:value-type="float" office:value="0.0052025" calcext:value-type="float">
            <text:p>0,0052025</text:p>
          </table:table-cell>
          <table:table-cell table:formula="of:=ABS([.B175])*0.0005 + 0.005" office:value-type="float" office:value="0.0052535" calcext:value-type="float">
            <text:p>0,0052535</text:p>
          </table:table-cell>
          <table:table-cell table:formula="of:=[.C175]*0.005+0.01" office:value-type="float" office:value="0.0205" calcext:value-type="float">
            <text:p>0,0205</text:p>
          </table:table-cell>
          <table:table-cell table:number-columns-repeated="53"/>
        </table:table-row>
        <table:table-row table:style-name="ro2">
          <table:table-cell table:style-name="ce8" office:value-type="float" office:value="0.808" calcext:value-type="float">
            <text:p>0,808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4" calcext:value-type="float">
            <text:p>4,0</text:p>
          </table:table-cell>
          <table:table-cell table:number-columns-repeated="5"/>
          <table:table-cell table:formula="of:=[.A176]*0.0005 + 0.005" office:value-type="float" office:value="0.005404" calcext:value-type="float">
            <text:p>0,005404</text:p>
          </table:table-cell>
          <table:table-cell table:formula="of:=ABS([.B176])*0.0005 + 0.005" office:value-type="float" office:value="0.0052535" calcext:value-type="float">
            <text:p>0,0052535</text:p>
          </table:table-cell>
          <table:table-cell table:formula="of:=[.C176]*0.005+0.01" office:value-type="float" office:value="0.03" calcext:value-type="float">
            <text:p>0,03</text:p>
          </table:table-cell>
          <table:table-cell table:number-columns-repeated="53"/>
        </table:table-row>
        <table:table-row table:style-name="ro2">
          <table:table-cell table:style-name="ce8" office:value-type="float" office:value="1.198" calcext:value-type="float">
            <text:p>1,198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5.4" calcext:value-type="float">
            <text:p>5,4</text:p>
          </table:table-cell>
          <table:table-cell table:number-columns-repeated="5"/>
          <table:table-cell table:formula="of:=[.A177]*0.0005 + 0.005" office:value-type="float" office:value="0.005599" calcext:value-type="float">
            <text:p>0,005599</text:p>
          </table:table-cell>
          <table:table-cell table:formula="of:=ABS([.B177])*0.0005 + 0.005" office:value-type="float" office:value="0.0052535" calcext:value-type="float">
            <text:p>0,0052535</text:p>
          </table:table-cell>
          <table:table-cell table:formula="of:=[.C177]*0.005+0.01" office:value-type="float" office:value="0.037" calcext:value-type="float">
            <text:p>0,037</text:p>
          </table:table-cell>
          <table:table-cell table:number-columns-repeated="53"/>
        </table:table-row>
        <table:table-row table:style-name="ro2">
          <table:table-cell table:style-name="ce8" office:value-type="float" office:value="1.609" calcext:value-type="float">
            <text:p>1,609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6.5" calcext:value-type="float">
            <text:p>6,5</text:p>
          </table:table-cell>
          <table:table-cell table:number-columns-repeated="5"/>
          <table:table-cell table:formula="of:=[.A178]*0.0005 + 0.005" office:value-type="float" office:value="0.0058045" calcext:value-type="float">
            <text:p>0,0058045</text:p>
          </table:table-cell>
          <table:table-cell table:formula="of:=ABS([.B178])*0.0005 + 0.005" office:value-type="float" office:value="0.0052535" calcext:value-type="float">
            <text:p>0,0052535</text:p>
          </table:table-cell>
          <table:table-cell table:formula="of:=[.C178]*0.005+0.01" office:value-type="float" office:value="0.0425" calcext:value-type="float">
            <text:p>0,0425</text:p>
          </table:table-cell>
          <table:table-cell table:number-columns-repeated="53"/>
        </table:table-row>
        <table:table-row table:style-name="ro2">
          <table:table-cell table:style-name="ce8" office:value-type="float" office:value="2.008" calcext:value-type="float">
            <text:p>2,008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7.3" calcext:value-type="float">
            <text:p>7,3</text:p>
          </table:table-cell>
          <table:table-cell table:number-columns-repeated="5"/>
          <table:table-cell table:formula="of:=[.A179]*0.0005 + 0.005" office:value-type="float" office:value="0.006004" calcext:value-type="float">
            <text:p>0,006004</text:p>
          </table:table-cell>
          <table:table-cell table:formula="of:=ABS([.B179])*0.0005 + 0.005" office:value-type="float" office:value="0.0052535" calcext:value-type="float">
            <text:p>0,0052535</text:p>
          </table:table-cell>
          <table:table-cell table:formula="of:=[.C179]*0.005+0.01" office:value-type="float" office:value="0.0465" calcext:value-type="float">
            <text:p>0,0465</text:p>
          </table:table-cell>
          <table:table-cell table:number-columns-repeated="53"/>
        </table:table-row>
        <table:table-row table:style-name="ro2">
          <table:table-cell table:style-name="ce8" office:value-type="float" office:value="2.404" calcext:value-type="float">
            <text:p>2,404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7.9" calcext:value-type="float">
            <text:p>7,9</text:p>
          </table:table-cell>
          <table:table-cell table:number-columns-repeated="5"/>
          <table:table-cell table:formula="of:=[.A180]*0.0005 + 0.005" office:value-type="float" office:value="0.006202" calcext:value-type="float">
            <text:p>0,006202</text:p>
          </table:table-cell>
          <table:table-cell table:formula="of:=ABS([.B180])*0.0005 + 0.005" office:value-type="float" office:value="0.0052535" calcext:value-type="float">
            <text:p>0,0052535</text:p>
          </table:table-cell>
          <table:table-cell table:formula="of:=[.C180]*0.005+0.01" office:value-type="float" office:value="0.0495" calcext:value-type="float">
            <text:p>0,0495</text:p>
          </table:table-cell>
          <table:table-cell table:number-columns-repeated="53"/>
        </table:table-row>
        <table:table-row table:style-name="ro2">
          <table:table-cell table:style-name="ce13" office:value-type="float" office:value="2.804" calcext:value-type="float">
            <text:p>2,804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8.3" calcext:value-type="float">
            <text:p>8,3</text:p>
          </table:table-cell>
          <table:table-cell table:number-columns-repeated="5"/>
          <table:table-cell table:formula="of:=[.A181]*0.0005 + 0.005" office:value-type="float" office:value="0.006402" calcext:value-type="float">
            <text:p>0,006402</text:p>
          </table:table-cell>
          <table:table-cell table:formula="of:=ABS([.B181])*0.0005 + 0.005" office:value-type="float" office:value="0.0052535" calcext:value-type="float">
            <text:p>0,0052535</text:p>
          </table:table-cell>
          <table:table-cell table:formula="of:=[.C181]*0.005+0.01" office:value-type="float" office:value="0.0515" calcext:value-type="float">
            <text:p>0,0515</text:p>
          </table:table-cell>
          <table:table-cell table:number-columns-repeated="53"/>
        </table:table-row>
        <table:table-row table:style-name="ro2">
          <table:table-cell table:style-name="ce14" office:value-type="float" office:value="3.208" calcext:value-type="float">
            <text:p>3,208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8.5" calcext:value-type="float">
            <text:p>8,5</text:p>
          </table:table-cell>
          <table:table-cell table:number-columns-repeated="5"/>
          <table:table-cell table:formula="of:=[.A182]*0.0005 + 0.005" office:value-type="float" office:value="0.006604" calcext:value-type="float">
            <text:p>0,006604</text:p>
          </table:table-cell>
          <table:table-cell table:formula="of:=ABS([.B182])*0.0005 + 0.005" office:value-type="float" office:value="0.0052535" calcext:value-type="float">
            <text:p>0,0052535</text:p>
          </table:table-cell>
          <table:table-cell table:formula="of:=[.C182]*0.005+0.01" office:value-type="float" office:value="0.0525" calcext:value-type="float">
            <text:p>0,0525</text:p>
          </table:table-cell>
          <table:table-cell table:number-columns-repeated="53"/>
        </table:table-row>
        <table:table-row table:style-name="ro2">
          <table:table-cell table:style-name="ce14" office:value-type="float" office:value="3.601" calcext:value-type="float">
            <text:p>3,601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8.7" calcext:value-type="float">
            <text:p>8,7</text:p>
          </table:table-cell>
          <table:table-cell table:number-columns-repeated="5"/>
          <table:table-cell table:formula="of:=[.A183]*0.0005 + 0.005" office:value-type="float" office:value="0.0068005" calcext:value-type="float">
            <text:p>0,0068005</text:p>
          </table:table-cell>
          <table:table-cell table:formula="of:=ABS([.B183])*0.0005 + 0.005" office:value-type="float" office:value="0.0052535" calcext:value-type="float">
            <text:p>0,0052535</text:p>
          </table:table-cell>
          <table:table-cell table:formula="of:=[.C183]*0.005+0.01" office:value-type="float" office:value="0.0535" calcext:value-type="float">
            <text:p>0,0535</text:p>
          </table:table-cell>
          <table:table-cell table:number-columns-repeated="53"/>
        </table:table-row>
        <table:table-row table:style-name="ro2">
          <table:table-cell table:style-name="ce14" office:value-type="float" office:value="4.006" calcext:value-type="float">
            <text:p>4,006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8.9" calcext:value-type="float">
            <text:p>8,9</text:p>
          </table:table-cell>
          <table:table-cell table:number-columns-repeated="5"/>
          <table:table-cell table:formula="of:=[.A184]*0.0005 + 0.005" office:value-type="float" office:value="0.007003" calcext:value-type="float">
            <text:p>0,007003</text:p>
          </table:table-cell>
          <table:table-cell table:formula="of:=ABS([.B184])*0.0005 + 0.005" office:value-type="float" office:value="0.0052535" calcext:value-type="float">
            <text:p>0,0052535</text:p>
          </table:table-cell>
          <table:table-cell table:formula="of:=[.C184]*0.005+0.01" office:value-type="float" office:value="0.0545" calcext:value-type="float">
            <text:p>0,0545</text:p>
          </table:table-cell>
          <table:table-cell table:number-columns-repeated="53"/>
        </table:table-row>
        <table:table-row table:style-name="ro2">
          <table:table-cell table:style-name="ce14" office:value-type="float" office:value="5.003" calcext:value-type="float">
            <text:p>5,003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9" calcext:value-type="float">
            <text:p>9,0</text:p>
          </table:table-cell>
          <table:table-cell table:number-columns-repeated="5"/>
          <table:table-cell table:formula="of:=[.A185]*0.0005 + 0.005" office:value-type="float" office:value="0.0075015" calcext:value-type="float">
            <text:p>0,0075015</text:p>
          </table:table-cell>
          <table:table-cell table:formula="of:=ABS([.B185])*0.0005 + 0.005" office:value-type="float" office:value="0.0052535" calcext:value-type="float">
            <text:p>0,0052535</text:p>
          </table:table-cell>
          <table:table-cell table:formula="of:=[.C185]*0.005+0.01" office:value-type="float" office:value="0.055" calcext:value-type="float">
            <text:p>0,055</text:p>
          </table:table-cell>
          <table:table-cell table:number-columns-repeated="53"/>
        </table:table-row>
        <table:table-row table:style-name="ro2">
          <table:table-cell table:style-name="ce14" office:value-type="float" office:value="6.014" calcext:value-type="float">
            <text:p>6,014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9.1" calcext:value-type="float">
            <text:p>9,1</text:p>
          </table:table-cell>
          <table:table-cell table:number-columns-repeated="5"/>
          <table:table-cell table:formula="of:=[.A186]*0.0005 + 0.005" office:value-type="float" office:value="0.008007" calcext:value-type="float">
            <text:p>0,008007</text:p>
          </table:table-cell>
          <table:table-cell table:formula="of:=ABS([.B186])*0.0005 + 0.005" office:value-type="float" office:value="0.0052535" calcext:value-type="float">
            <text:p>0,0052535</text:p>
          </table:table-cell>
          <table:table-cell table:formula="of:=[.C186]*0.005+0.01" office:value-type="float" office:value="0.0555" calcext:value-type="float">
            <text:p>0,0555</text:p>
          </table:table-cell>
          <table:table-cell table:number-columns-repeated="53"/>
        </table:table-row>
        <table:table-row table:style-name="ro2">
          <table:table-cell table:style-name="ce14" office:value-type="float" office:value="7.016" calcext:value-type="float">
            <text:p>7,016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9.1" calcext:value-type="float">
            <text:p>9,1</text:p>
          </table:table-cell>
          <table:table-cell table:number-columns-repeated="5"/>
          <table:table-cell table:formula="of:=[.A187]*0.0005 + 0.005" office:value-type="float" office:value="0.008508" calcext:value-type="float">
            <text:p>0,008508</text:p>
          </table:table-cell>
          <table:table-cell table:formula="of:=ABS([.B187])*0.0005 + 0.005" office:value-type="float" office:value="0.0052535" calcext:value-type="float">
            <text:p>0,0052535</text:p>
          </table:table-cell>
          <table:table-cell table:formula="of:=[.C187]*0.005+0.01" office:value-type="float" office:value="0.0555" calcext:value-type="float">
            <text:p>0,0555</text:p>
          </table:table-cell>
          <table:table-cell table:number-columns-repeated="53"/>
        </table:table-row>
        <table:table-row table:style-name="ro2">
          <table:table-cell table:style-name="ce14" office:value-type="float" office:value="8.023" calcext:value-type="float">
            <text:p>8,023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9.1" calcext:value-type="float">
            <text:p>9,1</text:p>
          </table:table-cell>
          <table:table-cell table:number-columns-repeated="5"/>
          <table:table-cell table:formula="of:=[.A188]*0.0005 + 0.005" office:value-type="float" office:value="0.0090115" calcext:value-type="float">
            <text:p>0,0090115</text:p>
          </table:table-cell>
          <table:table-cell table:formula="of:=ABS([.B188])*0.0005 + 0.005" office:value-type="float" office:value="0.0052535" calcext:value-type="float">
            <text:p>0,0052535</text:p>
          </table:table-cell>
          <table:table-cell table:formula="of:=[.C188]*0.005+0.01" office:value-type="float" office:value="0.0555" calcext:value-type="float">
            <text:p>0,0555</text:p>
          </table:table-cell>
          <table:table-cell table:number-columns-repeated="53"/>
        </table:table-row>
        <table:table-row table:style-name="ro2">
          <table:table-cell table:style-name="ce14" office:value-type="float" office:value="9.033" calcext:value-type="float">
            <text:p>9,033</text:p>
          </table:table-cell>
          <table:table-cell table:style-name="ce8" office:value-type="float" office:value="-0.507" calcext:value-type="float">
            <text:p>-0,507</text:p>
          </table:table-cell>
          <table:table-cell table:style-name="ce20" office:value-type="float" office:value="9.2" calcext:value-type="float">
            <text:p>9,2</text:p>
          </table:table-cell>
          <table:table-cell table:number-columns-repeated="5"/>
          <table:table-cell table:formula="of:=[.A189]*0.0005 + 0.005" office:value-type="float" office:value="0.0095165" calcext:value-type="float">
            <text:p>0,0095165</text:p>
          </table:table-cell>
          <table:table-cell table:formula="of:=ABS([.B189])*0.0005 + 0.005" office:value-type="float" office:value="0.0052535" calcext:value-type="float">
            <text:p>0,0052535</text:p>
          </table:table-cell>
          <table:table-cell table:formula="of:=[.C189]*0.005+0.01" office:value-type="float" office:value="0.056" calcext:value-type="float">
            <text:p>0,056</text:p>
          </table:table-cell>
          <table:table-cell table:number-columns-repeated="53"/>
        </table:table-row>
        <table:table-row table:style-name="ro2">
          <table:table-cell table:style-name="ce15" office:value-type="float" office:value="10.019" calcext:value-type="float">
            <text:p>10,019</text:p>
          </table:table-cell>
          <table:table-cell table:style-name="ce10" office:value-type="float" office:value="-0.507" calcext:value-type="float">
            <text:p>-0,507</text:p>
          </table:table-cell>
          <table:table-cell table:style-name="ce21" office:value-type="float" office:value="9.2" calcext:value-type="float">
            <text:p>9,2</text:p>
          </table:table-cell>
          <table:table-cell table:number-columns-repeated="5"/>
          <table:table-cell table:formula="of:=[.A190]*0.0005 + 0.005" office:value-type="float" office:value="0.0100095" calcext:value-type="float">
            <text:p>0,0100095</text:p>
          </table:table-cell>
          <table:table-cell table:formula="of:=ABS([.B190])*0.0005 + 0.005" office:value-type="float" office:value="0.0052535" calcext:value-type="float">
            <text:p>0,0052535</text:p>
          </table:table-cell>
          <table:table-cell table:formula="of:=[.C190]*0.005+0.01" office:value-type="float" office:value="0.056" calcext:value-type="float">
            <text:p>0,056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/>
    <style:font-face style:name="Waree" svg:font-family="Ware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loext:min-decimal-places="0" number:min-integer-digits="1" number:grouping="true"/>
      <number:text>     </number:text>
    </number:number-style>
    <number:number-style style:name="N12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  </number:text>
    </number:number-style>
    <number:number-style style:name="N123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2" style:volatile="true">
      <loext:text> </loext:text>
      <loext:fill-character> </loext:fill-character>
      <number:text>- zł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.00.0000</text:date>, <text:time style:data-style-name="N2" text:time-value="11:03:33.46552620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Nr_20_4" style:display-name="PageStyle_Nr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ek</meta:initial-creator>
    <meta:creation-date>2020-10-18T21:05:33</meta:creation-date>
    <dc:date>2020-11-12T11:45:03.941894068</dc:date>
    <meta:generator>LibreOffice/6.4.7.2$Linux_X86_64 LibreOffice_project/40$Build-2</meta:generator>
    <meta:editing-duration>PT1H58M26S</meta:editing-duration>
    <meta:editing-cycles>6</meta:editing-cycles>
    <meta:document-statistic meta:table-count="1" meta:cell-count="1278" meta:object-count="10"/>
    <meta:user-defined meta:name="AppVersion">16.0300</meta:user-defined>
    <meta:user-defined meta:name="ContentTypeId">0x010100CE850FF71BCC914A86FBAC71773F4B3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5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6">
      <style:chart-properties chart:symbol-type="named-symbol" chart:symbol-name="square" chart:symbol-width="0.15cm" chart:symbol-height="0.1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1" style:family="chart" style:data-style-name="N146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 style:data-style-name="N146">
      <style:chart-properties chart:symbol-type="named-symbol" chart:symbol-name="arrow-down" chart:symbol-width="0.15cm" chart:symbol-height="0.15cm" chart:link-data-style-to-source="true"/>
      <style:graphic-properties svg:stroke-width="0.03cm" svg:stroke-color="#158466" draw:fill-color="#1584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3cm" svg:height="8.903cm" xlink:href=".." xlink:type="simple" chart:class="chart:scatter" chart:style-name="ch1">
        <chart:legend chart:legend-position="end" svg:x="13.792cm" svg:y="3.654cm" style:legend-expansion="high" chart:style-name="ch2"/>
        <chart:plot-area chart:style-name="ch3" table:cell-range-address="'Nr 4'.A16:'Nr 4'.A26 'Nr 4'.D16:'Nr 4'.D68" chart:data-source-has-labels="row" svg:x="0.998cm" svg:y="0.617cm" svg:width="12.36cm" svg:height="7.828cm">
          <chartooo:coordinate-region svg:x="1.91cm" svg:y="0.817cm" svg:width="10.93cm" svg:height="6.981cm"/>
          <chart:axis chart:dimension="x" chart:name="primary-x" chart:style-name="ch4">
            <chart:title svg:x="13.645cm" svg:y="8.012cm" chart:style-name="ch5">
              <text:p>Uce 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0.744cm" svg:y="0.207cm" chart:style-name="ch5">
              <text:p>Ic [mA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D16:'Nr 4'.D26" loext:label-string="0.3" chart:class="chart:scatter">
            <chart:domain table:cell-range-address="'Nr 4'.A16:'Nr 4'.A26"/>
            <chart:data-point chart:repeated="11"/>
          </chart:series>
          <chart:series chart:style-name="ch11" chart:values-cell-range-address="'Nr 4'.D27:'Nr 4'.D47" loext:label-string="60.0" chart:class="chart:scatter">
            <chart:domain table:cell-range-address="'Nr 4'.A27:'Nr 4'.A47"/>
            <chart:data-point chart:repeated="21"/>
          </chart:series>
          <chart:series chart:style-name="ch12" chart:values-cell-range-address="'Nr 4'.D48:'Nr 4'.D68" loext:label-string="135.0" chart:class="chart:scatter">
            <chart:domain table:cell-range-address="'Nr 4'.A48:'Nr 4'.A68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0.3</text:p>
              </table:table-cell>
              <table:table-cell office:value-type="string">
                <text:p>Kolumna A</text:p>
              </table:table-cell>
              <table:table-cell office:value-type="string">
                <text:p>60.0</text:p>
              </table:table-cell>
              <table:table-cell office:value-type="string">
                <text:p>Kolumna A</text:p>
              </table:table-cell>
              <table:table-cell office:value-type="string">
                <text:p>135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r 4'.A16:'Nr 4'.A26</svg:desc>
                </draw:g>
              </table:table-cell>
              <table:table-cell office:value-type="float" office:value="0">
                <text:p>0</text:p>
                <draw:g>
                  <svg:desc>'Nr 4'.D16:'Nr 4'.D26</svg:desc>
                </draw:g>
              </table:table-cell>
              <table:table-cell office:value-type="float" office:value="0.004">
                <text:p>0.004</text:p>
                <draw:g>
                  <svg:desc>'Nr 4'.A27:'Nr 4'.A47</svg:desc>
                </draw:g>
              </table:table-cell>
              <table:table-cell office:value-type="float" office:value="0">
                <text:p>0</text:p>
                <draw:g>
                  <svg:desc>'Nr 4'.D27:'Nr 4'.D47</svg:desc>
                </draw:g>
              </table:table-cell>
              <table:table-cell office:value-type="float" office:value="0.002">
                <text:p>0.002</text:p>
                <draw:g>
                  <svg:desc>'Nr 4'.A48:'Nr 4'.A68</svg:desc>
                </draw:g>
              </table:table-cell>
              <table:table-cell office:value-type="float" office:value="0">
                <text:p>0</text:p>
                <draw:g>
                  <svg:desc>'Nr 4'.D48:'Nr 4'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6">
                <text:p>1.00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7">
                <text:p>2.007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6">
                <text:p>0.6</text:p>
              </table:table-cell>
              <table:table-cell office:value-type="float" office:value="0.04">
                <text:p>0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09">
                <text:p>3.009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1.4">
                <text:p>1.4</text:p>
              </table:table-cell>
              <table:table-cell office:value-type="float" office:value="0.06">
                <text:p>0.0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03">
                <text:p>4.003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2.2">
                <text:p>2.2</text:p>
              </table:table-cell>
              <table:table-cell office:value-type="float" office:value="0.08">
                <text:p>0.0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01">
                <text:p>5.00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3.4">
                <text:p>3.4</text:p>
              </table:table-cell>
              <table:table-cell office:value-type="float" office:value="0.1">
                <text:p>0.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1">
                <text:p>6.001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4.4">
                <text:p>4.4</text:p>
              </table:table-cell>
              <table:table-cell office:value-type="float" office:value="0.12">
                <text:p>0.1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05">
                <text:p>7.00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5.3">
                <text:p>5.3</text:p>
              </table:table-cell>
              <table:table-cell office:value-type="float" office:value="0.14">
                <text:p>0.1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5.9">
                <text:p>5.9</text:p>
              </table:table-cell>
              <table:table-cell office:value-type="float" office:value="0.16">
                <text:p>0.1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09">
                <text:p>9.009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6.2">
                <text:p>6.2</text:p>
              </table:table-cell>
              <table:table-cell office:value-type="float" office:value="0.18">
                <text:p>0.1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02">
                <text:p>10.00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6.4">
                <text:p>6.4</text:p>
              </table:table-cell>
              <table:table-cell office:value-type="float" office:value="0.2">
                <text:p>0.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1">
                <text:p>1.001</text:p>
              </table:table-cell>
              <table:table-cell office:value-type="float" office:value="6.6">
                <text:p>6.6</text:p>
              </table:table-cell>
              <table:table-cell office:value-type="float" office:value="1.066">
                <text:p>1.066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8">
                <text:p>2.008</text:p>
              </table:table-cell>
              <table:table-cell office:value-type="float" office:value="6.7">
                <text:p>6.7</text:p>
              </table:table-cell>
              <table:table-cell office:value-type="float" office:value="2.012">
                <text:p>2.01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2">
                <text:p>3.002</text:p>
              </table:table-cell>
              <table:table-cell office:value-type="float" office:value="6.8">
                <text:p>6.8</text:p>
              </table:table-cell>
              <table:table-cell office:value-type="float" office:value="3.024">
                <text:p>3.02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8">
                <text:p>4.008</text:p>
              </table:table-cell>
              <table:table-cell office:value-type="float" office:value="6.8">
                <text:p>6.8</text:p>
              </table:table-cell>
              <table:table-cell office:value-type="float" office:value="4.011">
                <text:p>4.011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8">
                <text:p>6.8</text:p>
              </table:table-cell>
              <table:table-cell office:value-type="float" office:value="5">
                <text:p>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16">
                <text:p>6.016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6.9">
                <text:p>6.9</text:p>
              </table:table-cell>
              <table:table-cell office:value-type="float" office:value="7.007">
                <text:p>7.007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01">
                <text:p>8.001</text:p>
              </table:table-cell>
              <table:table-cell office:value-type="float" office:value="7">
                <text:p>7</text:p>
              </table:table-cell>
              <table:table-cell office:value-type="float" office:value="8.006">
                <text:p>8.00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11">
                <text:p>9.01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5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6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8.85cm" xlink:href=".." xlink:type="simple" chart:class="chart:scatter" chart:style-name="ch1">
        <chart:legend chart:legend-position="end" svg:x="13.978cm" svg:y="4.126cm" style:legend-expansion="high" chart:style-name="ch2"/>
        <chart:plot-area chart:style-name="ch3" table:cell-range-address="'Nr 4'.A27:'Nr 4'.A47 'Nr 4'.C27:'Nr 4'.C47" chart:data-source-has-labels="row" svg:x="0.995cm" svg:y="0.562cm" svg:width="12.58cm" svg:height="7.759cm">
          <chartooo:coordinate-region svg:x="2.278cm" svg:y="0.761cm" svg:width="10.779cm" svg:height="6.913cm"/>
          <chart:axis chart:dimension="x" chart:name="primary-x" chart:style-name="ch4">
            <chart:title svg:x="0.998cm" svg:y="-0.049cm" chart:style-name="ch5">
              <text:p>Ube 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3.766cm" svg:y="7.754cm" chart:style-name="ch5">
              <text:p>Uce [V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C27:'Nr 4'.C47" loext:label-string="60.0" chart:class="chart:scatter">
            <chart:domain table:cell-range-address="'Nr 4'.A27:'Nr 4'.A47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60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  <draw:g>
                  <svg:desc>'Nr 4'.A27:'Nr 4'.A47</svg:desc>
                </draw:g>
              </table:table-cell>
              <table:table-cell office:value-type="float" office:value="0.5766">
                <text:p>0.5766</text:p>
                <draw:g>
                  <svg:desc>'Nr 4'.C27:'Nr 4'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5918">
                <text:p>0.5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6255">
                <text:p>0.6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6358">
                <text:p>0.6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459">
                <text:p>0.6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6516">
                <text:p>0.6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563">
                <text:p>0.6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6601">
                <text:p>0.6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607">
                <text:p>0.6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1">
                <text:p>1.001</text:p>
              </table:table-cell>
              <table:table-cell office:value-type="float" office:value="0.6605">
                <text:p>0.6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08">
                <text:p>2.008</text:p>
              </table:table-cell>
              <table:table-cell office:value-type="float" office:value="0.6591">
                <text:p>0.6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02">
                <text:p>3.002</text:p>
              </table:table-cell>
              <table:table-cell office:value-type="float" office:value="0.6575">
                <text:p>0.6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08">
                <text:p>4.008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6538">
                <text:p>0.6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016">
                <text:p>6.016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6502">
                <text:p>0.6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1">
                <text:p>8.001</text:p>
              </table:table-cell>
              <table:table-cell office:value-type="float" office:value="0.6482">
                <text:p>0.6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11">
                <text:p>9.011</text:p>
              </table:table-cell>
              <table:table-cell office:value-type="float" office:value="0.6463">
                <text:p>0.6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6446">
                <text:p>0.644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5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6">
      <style:chart-properties chart:symbol-type="named-symbol" chart:symbol-name="square" chart:symbol-width="0.15cm" chart:symbol-height="0.1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1" style:family="chart" style:data-style-name="N146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 style:data-style-name="N147">
      <style:chart-properties chart:symbol-type="named-symbol" chart:symbol-name="arrow-down" chart:symbol-width="0.15cm" chart:symbol-height="0.15cm" chart:link-data-style-to-source="true"/>
      <style:graphic-properties svg:stroke-width="0.03cm" svg:stroke-color="#158466" draw:fill-color="#1584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3cm" svg:height="8.85cm" xlink:href=".." xlink:type="simple" chart:class="chart:scatter" chart:style-name="ch1">
        <chart:legend chart:legend-position="end" svg:x="13.792cm" svg:y="3.628cm" style:legend-expansion="high" chart:style-name="ch2"/>
        <chart:plot-area chart:style-name="ch3" table:cell-range-address="'Nr 4'.A16:'Nr 4'.A26 'Nr 4'.C16:'Nr 4'.C68" chart:data-source-has-labels="row" svg:x="0.995cm" svg:y="0.562cm" svg:width="12.58cm" svg:height="7.759cm">
          <chartooo:coordinate-region svg:x="2.278cm" svg:y="0.761cm" svg:width="10.779cm" svg:height="6.913cm"/>
          <chart:axis chart:dimension="x" chart:name="primary-x" chart:style-name="ch4">
            <chart:title svg:x="0.996cm" svg:y="-0.049cm" chart:style-name="ch5">
              <text:p>Ube 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3.764cm" svg:y="7.754cm" chart:style-name="ch5">
              <text:p>Uce [V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C16:'Nr 4'.C26" loext:label-string="0.3" chart:class="chart:scatter">
            <chart:domain table:cell-range-address="'Nr 4'.A16:'Nr 4'.A26"/>
            <chart:data-point chart:repeated="11"/>
          </chart:series>
          <chart:series chart:style-name="ch11" chart:values-cell-range-address="'Nr 4'.C27:'Nr 4'.C47" loext:label-string="60.0" chart:class="chart:scatter">
            <chart:domain table:cell-range-address="'Nr 4'.A27:'Nr 4'.A47"/>
            <chart:data-point chart:repeated="21"/>
          </chart:series>
          <chart:series chart:style-name="ch12" chart:values-cell-range-address="'Nr 4'.C48:'Nr 4'.C68" loext:label-string="135.0" chart:class="chart:scatter">
            <chart:domain table:cell-range-address="'Nr 4'.A48:'Nr 4'.A68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0.3</text:p>
              </table:table-cell>
              <table:table-cell office:value-type="string">
                <text:p>Kolumna A</text:p>
              </table:table-cell>
              <table:table-cell office:value-type="string">
                <text:p>60.0</text:p>
              </table:table-cell>
              <table:table-cell office:value-type="string">
                <text:p>Kolumna A</text:p>
              </table:table-cell>
              <table:table-cell office:value-type="string">
                <text:p>135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r 4'.A16:'Nr 4'.A26</svg:desc>
                </draw:g>
              </table:table-cell>
              <table:table-cell office:value-type="float" office:value="0.4589">
                <text:p>0.4589</text:p>
                <draw:g>
                  <svg:desc>'Nr 4'.C16:'Nr 4'.C26</svg:desc>
                </draw:g>
              </table:table-cell>
              <table:table-cell office:value-type="float" office:value="0.004">
                <text:p>0.004</text:p>
                <draw:g>
                  <svg:desc>'Nr 4'.A27:'Nr 4'.A47</svg:desc>
                </draw:g>
              </table:table-cell>
              <table:table-cell office:value-type="float" office:value="0.5766">
                <text:p>0.5766</text:p>
                <draw:g>
                  <svg:desc>'Nr 4'.C27:'Nr 4'.C47</svg:desc>
                </draw:g>
              </table:table-cell>
              <table:table-cell office:value-type="float" office:value="0.002">
                <text:p>0.002</text:p>
                <draw:g>
                  <svg:desc>'Nr 4'.A48:'Nr 4'.A68</svg:desc>
                </draw:g>
              </table:table-cell>
              <table:table-cell office:value-type="float" office:value="0.6053">
                <text:p>0.6053</text:p>
                <draw:g>
                  <svg:desc>'Nr 4'.C48:'Nr 4'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6">
                <text:p>1.006</text:p>
              </table:table-cell>
              <table:table-cell office:value-type="float" office:value="0.5181">
                <text:p>0.5181</text:p>
              </table:table-cell>
              <table:table-cell office:value-type="float" office:value="0.02">
                <text:p>0.02</text:p>
              </table:table-cell>
              <table:table-cell office:value-type="float" office:value="0.5918">
                <text:p>0.5918</text:p>
              </table:table-cell>
              <table:table-cell office:value-type="float" office:value="0.2">
                <text:p>0.2</text:p>
              </table:table-cell>
              <table:table-cell office:value-type="float" office:value="0.6237">
                <text:p>0.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7">
                <text:p>2.007</text:p>
              </table:table-cell>
              <table:table-cell office:value-type="float" office:value="0.5182">
                <text:p>0.5182</text:p>
              </table:table-cell>
              <table:table-cell office:value-type="float" office:value="0.04">
                <text:p>0.04</text:p>
              </table:table-cell>
              <table:table-cell office:value-type="float" office:value="0.6087">
                <text:p>0.6087</text:p>
              </table:table-cell>
              <table:table-cell office:value-type="float" office:value="0.04">
                <text:p>0.04</text:p>
              </table:table-cell>
              <table:table-cell office:value-type="float" office:value="0.6395">
                <text:p>0.6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09">
                <text:p>3.009</text:p>
              </table:table-cell>
              <table:table-cell office:value-type="float" office:value="0.5183">
                <text:p>0.5183</text:p>
              </table:table-cell>
              <table:table-cell office:value-type="float" office:value="0.06">
                <text:p>0.06</text:p>
              </table:table-cell>
              <table:table-cell office:value-type="float" office:value="0.6255">
                <text:p>0.6255</text:p>
              </table:table-cell>
              <table:table-cell office:value-type="float" office:value="0.06">
                <text:p>0.06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03">
                <text:p>4.003</text:p>
              </table:table-cell>
              <table:table-cell office:value-type="float" office:value="0.5183">
                <text:p>0.5183</text:p>
              </table:table-cell>
              <table:table-cell office:value-type="float" office:value="0.08">
                <text:p>0.08</text:p>
              </table:table-cell>
              <table:table-cell office:value-type="float" office:value="0.6358">
                <text:p>0.6358</text:p>
              </table:table-cell>
              <table:table-cell office:value-type="float" office:value="0.08">
                <text:p>0.08</text:p>
              </table:table-cell>
              <table:table-cell office:value-type="float" office:value="0.6625">
                <text:p>0.6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01">
                <text:p>5.001</text:p>
              </table:table-cell>
              <table:table-cell office:value-type="float" office:value="0.5184">
                <text:p>0.5184</text:p>
              </table:table-cell>
              <table:table-cell office:value-type="float" office:value="0.1">
                <text:p>0.1</text:p>
              </table:table-cell>
              <table:table-cell office:value-type="float" office:value="0.6459">
                <text:p>0.6459</text:p>
              </table:table-cell>
              <table:table-cell office:value-type="float" office:value="0.1">
                <text:p>0.1</text:p>
              </table:table-cell>
              <table:table-cell office:value-type="float" office:value="0.6705">
                <text:p>0.6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1">
                <text:p>6.001</text:p>
              </table:table-cell>
              <table:table-cell office:value-type="float" office:value="0.5185">
                <text:p>0.5185</text:p>
              </table:table-cell>
              <table:table-cell office:value-type="float" office:value="0.12">
                <text:p>0.12</text:p>
              </table:table-cell>
              <table:table-cell office:value-type="float" office:value="0.6516">
                <text:p>0.6516</text:p>
              </table:table-cell>
              <table:table-cell office:value-type="float" office:value="0.12">
                <text:p>0.12</text:p>
              </table:table-cell>
              <table:table-cell office:value-type="float" office:value="0.6751">
                <text:p>0.6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05">
                <text:p>7.005</text:p>
              </table:table-cell>
              <table:table-cell office:value-type="float" office:value="0.5185">
                <text:p>0.5185</text:p>
              </table:table-cell>
              <table:table-cell office:value-type="float" office:value="0.14">
                <text:p>0.14</text:p>
              </table:table-cell>
              <table:table-cell office:value-type="float" office:value="0.6563">
                <text:p>0.6563</text:p>
              </table:table-cell>
              <table:table-cell office:value-type="float" office:value="0.14">
                <text:p>0.14</text:p>
              </table:table-cell>
              <table:table-cell office:value-type="float" office:value="0.6782">
                <text:p>0.6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185">
                <text:p>0.5185</text:p>
              </table:table-cell>
              <table:table-cell office:value-type="float" office:value="0.16">
                <text:p>0.16</text:p>
              </table:table-cell>
              <table:table-cell office:value-type="float" office:value="0.659">
                <text:p>0.659</text:p>
              </table:table-cell>
              <table:table-cell office:value-type="float" office:value="0.16">
                <text:p>0.16</text:p>
              </table:table-cell>
              <table:table-cell office:value-type="float" office:value="0.6811">
                <text:p>0.6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09">
                <text:p>9.009</text:p>
              </table:table-cell>
              <table:table-cell office:value-type="float" office:value="0.5186">
                <text:p>0.5186</text:p>
              </table:table-cell>
              <table:table-cell office:value-type="float" office:value="0.18">
                <text:p>0.18</text:p>
              </table:table-cell>
              <table:table-cell office:value-type="float" office:value="0.6601">
                <text:p>0.6601</text:p>
              </table:table-cell>
              <table:table-cell office:value-type="float" office:value="0.18">
                <text:p>0.18</text:p>
              </table:table-cell>
              <table:table-cell office:value-type="float" office:value="0.6827">
                <text:p>0.6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02">
                <text:p>10.002</text:p>
              </table:table-cell>
              <table:table-cell office:value-type="float" office:value="0.5187">
                <text:p>0.5187</text:p>
              </table:table-cell>
              <table:table-cell office:value-type="float" office:value="0.2">
                <text:p>0.2</text:p>
              </table:table-cell>
              <table:table-cell office:value-type="float" office:value="0.6607">
                <text:p>0.6607</text:p>
              </table:table-cell>
              <table:table-cell office:value-type="float" office:value="0.2">
                <text:p>0.2</text:p>
              </table:table-cell>
              <table:table-cell office:value-type="float" office:value="0.6833">
                <text:p>0.6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1">
                <text:p>1.001</text:p>
              </table:table-cell>
              <table:table-cell office:value-type="float" office:value="0.6605">
                <text:p>0.6605</text:p>
              </table:table-cell>
              <table:table-cell office:value-type="float" office:value="1.066">
                <text:p>1.066</text:p>
              </table:table-cell>
              <table:table-cell office:value-type="float" office:value="0.6815">
                <text:p>0.6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8">
                <text:p>2.008</text:p>
              </table:table-cell>
              <table:table-cell office:value-type="float" office:value="0.6591">
                <text:p>0.6591</text:p>
              </table:table-cell>
              <table:table-cell office:value-type="float" office:value="2.012">
                <text:p>2.012</text:p>
              </table:table-cell>
              <table:table-cell office:value-type="float" office:value="0.6787">
                <text:p>0.6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2">
                <text:p>3.002</text:p>
              </table:table-cell>
              <table:table-cell office:value-type="float" office:value="0.6575">
                <text:p>0.6575</text:p>
              </table:table-cell>
              <table:table-cell office:value-type="float" office:value="3.024">
                <text:p>3.024</text:p>
              </table:table-cell>
              <table:table-cell office:value-type="float" office:value="0.6747">
                <text:p>0.6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8">
                <text:p>4.008</text:p>
              </table:table-cell>
              <table:table-cell office:value-type="float" office:value="0.656">
                <text:p>0.656</text:p>
              </table:table-cell>
              <table:table-cell office:value-type="float" office:value="4.011">
                <text:p>4.011</text:p>
              </table:table-cell>
              <table:table-cell office:value-type="float" office:value="0.6711">
                <text:p>0.6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6538">
                <text:p>0.6538</text:p>
              </table:table-cell>
              <table:table-cell office:value-type="float" office:value="5">
                <text:p>5</text:p>
              </table:table-cell>
              <table:table-cell office:value-type="float" office:value="0.6676">
                <text:p>0.6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16">
                <text:p>6.016</text:p>
              </table:table-cell>
              <table:table-cell office:value-type="float" office:value="0.652">
                <text:p>0.652</text:p>
              </table:table-cell>
              <table:table-cell office:value-type="float" office:value="6">
                <text:p>6</text:p>
              </table:table-cell>
              <table:table-cell office:value-type="float" office:value="0.6635">
                <text:p>0.6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6502">
                <text:p>0.6502</text:p>
              </table:table-cell>
              <table:table-cell office:value-type="float" office:value="7.007">
                <text:p>7.007</text:p>
              </table:table-cell>
              <table:table-cell office:value-type="float" office:value="0.6596">
                <text:p>0.6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01">
                <text:p>8.001</text:p>
              </table:table-cell>
              <table:table-cell office:value-type="float" office:value="0.6482">
                <text:p>0.6482</text:p>
              </table:table-cell>
              <table:table-cell office:value-type="float" office:value="8.006">
                <text:p>8.006</text:p>
              </table:table-cell>
              <table:table-cell office:value-type="float" office:value="0.6552">
                <text:p>0.6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11">
                <text:p>9.011</text:p>
              </table:table-cell>
              <table:table-cell office:value-type="float" office:value="0.6463">
                <text:p>0.6463</text:p>
              </table:table-cell>
              <table:table-cell office:value-type="float" office:value="9">
                <text:p>9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446">
                <text:p>0.6446</text:p>
              </table:table-cell>
              <table:table-cell office:value-type="float" office:value="10">
                <text:p>10</text:p>
              </table:table-cell>
              <table:table-cell office:value-type="float" office:value="0.6464">
                <text:p>0.64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6">
      <number:number number:decimal-places="1" loext:min-decimal-places="1" number:min-integer-digits="1"/>
    </number:number-style>
    <number:number-style style:name="N14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7">
      <style:chart-properties chart:symbol-type="named-symbol" chart:symbol-name="square" chart:symbol-width="0.15cm" chart:symbol-height="0.1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1" style:family="chart" style:data-style-name="N147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3.952cm" style:legend-expansion="high" chart:style-name="ch2"/>
        <chart:plot-area chart:style-name="ch3" table:cell-range-address="'Nr 4'.B74:'Nr 4'.C90 'Nr 4'.C91:'Nr 4'.C107" chart:data-source-has-labels="row" svg:x="0.976cm" svg:y="1.124cm" svg:width="12.881cm" svg:height="7.693cm">
          <chartooo:coordinate-region svg:x="2.259cm" svg:y="1.323cm" svg:width="11.173cm" svg:height="6.847cm"/>
          <chart:axis chart:dimension="x" chart:name="primary-x" chart:style-name="ch4">
            <chart:title svg:x="14.002cm" svg:y="8.35cm" chart:style-name="ch5">
              <text:p>IB [μA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.001cm" svg:y="0.445cm" chart:style-name="ch5">
              <text:p>Ube [V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C74:'Nr 4'.C90" loext:label-string="3.0" chart:class="chart:scatter">
            <chart:domain table:cell-range-address="'Nr 4'.B74:'Nr 4'.B90"/>
            <chart:data-point chart:repeated="17"/>
          </chart:series>
          <chart:series chart:style-name="ch11" chart:values-cell-range-address="'Nr 4'.C91:'Nr 4'.C107" loext:label-string="8.0" chart:class="chart:scatter">
            <chart:domain table:cell-range-address="'Nr 4'.B91:'Nr 4'.B107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.0</text:p>
              </table:table-cell>
              <table:table-cell office:value-type="string">
                <text:p>Kolumna B</text:p>
              </table:table-cell>
              <table:table-cell office:value-type="string">
                <text:p>8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Nr 4'.B74:'Nr 4'.B90</svg:desc>
                </draw:g>
              </table:table-cell>
              <table:table-cell office:value-type="float" office:value="0.5186">
                <text:p>0.5186</text:p>
                <draw:g>
                  <svg:desc>'Nr 4'.C74:'Nr 4'.C90</svg:desc>
                </draw:g>
              </table:table-cell>
              <table:table-cell office:value-type="float" office:value="0.4">
                <text:p>0.4</text:p>
                <draw:g>
                  <svg:desc>'Nr 4'.B91:'Nr 4'.B107</svg:desc>
                </draw:g>
              </table:table-cell>
              <table:table-cell office:value-type="float" office:value="0.5154">
                <text:p>0.5154</text:p>
                <draw:g>
                  <svg:desc>'Nr 4'.C91:'Nr 4'.C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">
                <text:p>10.1</text:p>
              </table:table-cell>
              <table:table-cell office:value-type="float" office:value="0.6136">
                <text:p>0.6136</text:p>
              </table:table-cell>
              <table:table-cell office:value-type="float" office:value="9.9">
                <text:p>9.9</text:p>
              </table:table-cell>
              <table:table-cell office:value-type="float" office:value="0.6077">
                <text:p>0.6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2">
                <text:p>20.2</text:p>
              </table:table-cell>
              <table:table-cell office:value-type="float" office:value="0.6312">
                <text:p>0.6312</text:p>
              </table:table-cell>
              <table:table-cell office:value-type="float" office:value="20.5">
                <text:p>20.5</text:p>
              </table:table-cell>
              <table:table-cell office:value-type="float" office:value="0.6258">
                <text:p>0.6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3">
                <text:p>30.3</text:p>
              </table:table-cell>
              <table:table-cell office:value-type="float" office:value="0.6414">
                <text:p>0.6414</text:p>
              </table:table-cell>
              <table:table-cell office:value-type="float" office:value="30.3">
                <text:p>30.3</text:p>
              </table:table-cell>
              <table:table-cell office:value-type="float" office:value="0.6342">
                <text:p>0.6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">
                <text:p>40.3</text:p>
              </table:table-cell>
              <table:table-cell office:value-type="float" office:value="0.6482">
                <text:p>0.6482</text:p>
              </table:table-cell>
              <table:table-cell office:value-type="float" office:value="40.2">
                <text:p>40.2</text:p>
              </table:table-cell>
              <table:table-cell office:value-type="float" office:value="0.6387">
                <text:p>0.6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3">
                <text:p>50.3</text:p>
              </table:table-cell>
              <table:table-cell office:value-type="float" office:value="0.6535">
                <text:p>0.6535</text:p>
              </table:table-cell>
              <table:table-cell office:value-type="float" office:value="50.5">
                <text:p>50.5</text:p>
              </table:table-cell>
              <table:table-cell office:value-type="float" office:value="0.6436">
                <text:p>0.6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5">
                <text:p>60.5</text:p>
              </table:table-cell>
              <table:table-cell office:value-type="float" office:value="0.6577">
                <text:p>0.6577</text:p>
              </table:table-cell>
              <table:table-cell office:value-type="float" office:value="60.2">
                <text:p>60.2</text:p>
              </table:table-cell>
              <table:table-cell office:value-type="float" office:value="0.6458">
                <text:p>0.6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">
                <text:p>70.3</text:p>
              </table:table-cell>
              <table:table-cell office:value-type="float" office:value="0.6611">
                <text:p>0.6611</text:p>
              </table:table-cell>
              <table:table-cell office:value-type="float" office:value="69.6">
                <text:p>69.6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">
                <text:p>80.1</text:p>
              </table:table-cell>
              <table:table-cell office:value-type="float" office:value="0.6638">
                <text:p>0.6638</text:p>
              </table:table-cell>
              <table:table-cell office:value-type="float" office:value="80.4">
                <text:p>80.4</text:p>
              </table:table-cell>
              <table:table-cell office:value-type="float" office:value="0.6494">
                <text:p>0.6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6664">
                <text:p>0.6664</text:p>
              </table:table-cell>
              <table:table-cell office:value-type="float" office:value="89.4">
                <text:p>89.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6685">
                <text:p>0.6685</text:p>
              </table:table-cell>
              <table:table-cell office:value-type="float" office:value="100.3">
                <text:p>100.3</text:p>
              </table:table-cell>
              <table:table-cell office:value-type="float" office:value="0.6511">
                <text:p>0.6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5">
                <text:p>110.5</text:p>
              </table:table-cell>
              <table:table-cell office:value-type="float" office:value="0.6705">
                <text:p>0.6705</text:p>
              </table:table-cell>
              <table:table-cell office:value-type="float" office:value="110.7">
                <text:p>110.7</text:p>
              </table:table-cell>
              <table:table-cell office:value-type="float" office:value="0.6512">
                <text:p>0.6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6723">
                <text:p>0.6723</text:p>
              </table:table-cell>
              <table:table-cell office:value-type="float" office:value="120.4">
                <text:p>120.4</text:p>
              </table:table-cell>
              <table:table-cell office:value-type="float" office:value="0.6514">
                <text:p>0.65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6734">
                <text:p>0.6734</text:p>
              </table:table-cell>
              <table:table-cell office:value-type="float" office:value="129.7">
                <text:p>129.7</text:p>
              </table:table-cell>
              <table:table-cell office:value-type="float" office:value="0.6521">
                <text:p>0.6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8">
                <text:p>140.8</text:p>
              </table:table-cell>
              <table:table-cell office:value-type="float" office:value="0.6752">
                <text:p>0.6752</text:p>
              </table:table-cell>
              <table:table-cell office:value-type="float" office:value="140.5">
                <text:p>140.5</text:p>
              </table:table-cell>
              <table:table-cell office:value-type="float" office:value="0.6514">
                <text:p>0.6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1">
                <text:p>150.1</text:p>
              </table:table-cell>
              <table:table-cell office:value-type="float" office:value="0.6764">
                <text:p>0.6764</text:p>
              </table:table-cell>
              <table:table-cell office:value-type="float" office:value="150.6">
                <text:p>150.6</text:p>
              </table:table-cell>
              <table:table-cell office:value-type="float" office:value="0.6511">
                <text:p>0.6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6776">
                <text:p>0.6776</text:p>
              </table:table-cell>
              <table:table-cell office:value-type="float" office:value="160.5">
                <text:p>160.5</text:p>
              </table:table-cell>
              <table:table-cell office:value-type="float" office:value="0.6507">
                <text:p>0.6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6">
      <number:number number:decimal-places="1" loext:min-decimal-places="1" number:min-integer-digits="1"/>
    </number:number-style>
    <number:number-style style:name="N14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7">
      <style:chart-properties chart:symbol-type="named-symbol" chart:symbol-name="square" chart:symbol-width="0.15cm" chart:symbol-height="0.1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1" style:family="chart" style:data-style-name="N147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3.952cm" style:legend-expansion="high" chart:style-name="ch2"/>
        <chart:plot-area chart:style-name="ch3" table:cell-range-address="'Nr 4'.B74:'Nr 4'.B90 'Nr 4'.D74:'Nr 4'.D107" chart:data-source-has-labels="row" svg:x="1.347cm" svg:y="1.124cm" svg:width="12.51cm" svg:height="7.693cm">
          <chartooo:coordinate-region svg:x="2.259cm" svg:y="1.323cm" svg:width="11.173cm" svg:height="6.847cm"/>
          <chart:axis chart:dimension="x" chart:name="primary-x" chart:style-name="ch4">
            <chart:title svg:x="14.029cm" svg:y="8.291cm" chart:style-name="ch5">
              <text:p>IB [μA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0.976cm" svg:y="0.415cm" chart:style-name="ch5">
              <text:p>Ic [mA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D74:'Nr 4'.D90" loext:label-string="3.0" chart:class="chart:scatter">
            <chart:domain table:cell-range-address="'Nr 4'.B74:'Nr 4'.B90"/>
            <chart:data-point chart:repeated="17"/>
          </chart:series>
          <chart:series chart:style-name="ch11" chart:values-cell-range-address="'Nr 4'.D91:'Nr 4'.D107" loext:label-string="8.0" chart:class="chart:scatter">
            <chart:domain table:cell-range-address="'Nr 4'.B91:'Nr 4'.B107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.0</text:p>
              </table:table-cell>
              <table:table-cell office:value-type="string">
                <text:p>Kolumna B</text:p>
              </table:table-cell>
              <table:table-cell office:value-type="string">
                <text:p>8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Nr 4'.B74:'Nr 4'.B90</svg:desc>
                </draw:g>
              </table:table-cell>
              <table:table-cell office:value-type="float" office:value="0">
                <text:p>0</text:p>
                <draw:g>
                  <svg:desc>'Nr 4'.D74:'Nr 4'.D90</svg:desc>
                </draw:g>
              </table:table-cell>
              <table:table-cell office:value-type="float" office:value="0.4">
                <text:p>0.4</text:p>
                <draw:g>
                  <svg:desc>'Nr 4'.B91:'Nr 4'.B107</svg:desc>
                </draw:g>
              </table:table-cell>
              <table:table-cell office:value-type="float" office:value="0">
                <text:p>0</text:p>
                <draw:g>
                  <svg:desc>'Nr 4'.D91:'Nr 4'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">
                <text:p>10.1</text:p>
              </table:table-cell>
              <table:table-cell office:value-type="float" office:value="1.1">
                <text:p>1.1</text:p>
              </table:table-cell>
              <table:table-cell office:value-type="float" office:value="9.9">
                <text:p>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2">
                <text:p>20.2</text:p>
              </table:table-cell>
              <table:table-cell office:value-type="float" office:value="2.2">
                <text:p>2.2</text:p>
              </table:table-cell>
              <table:table-cell office:value-type="float" office:value="20.5">
                <text:p>20.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3">
                <text:p>30.3</text:p>
              </table:table-cell>
              <table:table-cell office:value-type="float" office:value="3.4">
                <text:p>3.4</text:p>
              </table:table-cell>
              <table:table-cell office:value-type="float" office:value="30.3">
                <text:p>30.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">
                <text:p>40.3</text:p>
              </table:table-cell>
              <table:table-cell office:value-type="float" office:value="4.5">
                <text:p>4.5</text:p>
              </table:table-cell>
              <table:table-cell office:value-type="float" office:value="40.2">
                <text:p>40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3">
                <text:p>50.3</text:p>
              </table:table-cell>
              <table:table-cell office:value-type="float" office:value="5.6">
                <text:p>5.6</text:p>
              </table:table-cell>
              <table:table-cell office:value-type="float" office:value="50.5">
                <text:p>50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5">
                <text:p>60.5</text:p>
              </table:table-cell>
              <table:table-cell office:value-type="float" office:value="6.8">
                <text:p>6.8</text:p>
              </table:table-cell>
              <table:table-cell office:value-type="float" office:value="60.2">
                <text:p>60.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">
                <text:p>70.3</text:p>
              </table:table-cell>
              <table:table-cell office:value-type="float" office:value="7.9">
                <text:p>7.9</text:p>
              </table:table-cell>
              <table:table-cell office:value-type="float" office:value="69.6">
                <text:p>69.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">
                <text:p>80.1</text:p>
              </table:table-cell>
              <table:table-cell office:value-type="float" office:value="9.1">
                <text:p>9.1</text:p>
              </table:table-cell>
              <table:table-cell office:value-type="float" office:value="80.4">
                <text:p>80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0.2">
                <text:p>10.2</text:p>
              </table:table-cell>
              <table:table-cell office:value-type="float" office:value="89.4">
                <text:p>89.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.4">
                <text:p>11.4</text:p>
              </table:table-cell>
              <table:table-cell office:value-type="float" office:value="100.3">
                <text:p>100.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5">
                <text:p>110.5</text:p>
              </table:table-cell>
              <table:table-cell office:value-type="float" office:value="12.6">
                <text:p>12.6</text:p>
              </table:table-cell>
              <table:table-cell office:value-type="float" office:value="110.7">
                <text:p>110.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.7">
                <text:p>13.7</text:p>
              </table:table-cell>
              <table:table-cell office:value-type="float" office:value="120.4">
                <text:p>120.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5">
                <text:p>15</text:p>
              </table:table-cell>
              <table:table-cell office:value-type="float" office:value="129.7">
                <text:p>129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8">
                <text:p>140.8</text:p>
              </table:table-cell>
              <table:table-cell office:value-type="float" office:value="16.2">
                <text:p>16.2</text:p>
              </table:table-cell>
              <table:table-cell office:value-type="float" office:value="140.5">
                <text:p>140.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1">
                <text:p>150.1</text:p>
              </table:table-cell>
              <table:table-cell office:value-type="float" office:value="17.3">
                <text:p>17.3</text:p>
              </table:table-cell>
              <table:table-cell office:value-type="float" office:value="150.6">
                <text:p>150.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8.5">
                <text:p>18.5</text:p>
              </table:table-cell>
              <table:table-cell office:value-type="float" office:value="160.5">
                <text:p>160.5</text:p>
              </table:table-cell>
              <table:table-cell office:value-type="float" office:value="20.1">
                <text:p>20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5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46">
      <style:chart-properties chart:symbol-type="named-symbol" chart:symbol-name="square" chart:symbol-width="0.15cm" chart:symbol-height="0.1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2" style:family="chart" style:data-style-name="N146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scatter" chart:style-name="ch1">
        <chart:legend chart:legend-position="end" svg:x="14.191cm" svg:y="3.954cm" style:legend-expansion="high" chart:style-name="ch2"/>
        <chart:plot-area chart:style-name="ch3" table:cell-range-address="'Nr 4'.B113:'Nr 4'.C123 'Nr 4'.C124:'Nr 4'.C134" chart:data-source-has-labels="row" svg:x="0.32cm" svg:y="1.244cm" svg:width="14.038cm" svg:height="7.577cm">
          <chartooo:coordinate-region svg:x="0.889cm" svg:y="1.444cm" svg:width="12.556cm" svg:height="6.73cm"/>
          <chart:axis chart:dimension="x" chart:name="primary-x" chart:style-name="ch4">
            <chart:title svg:x="14.36cm" svg:y="8.261cm" chart:style-name="ch5">
              <text:p>Ugs 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3.506cm" svg:y="0.384cm" chart:style-name="ch5">
              <text:p>Id [mA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axis chart:dimension="y" chart:name="secondary-y" chart:style-name="ch10"/>
          <chart:series chart:attached-axis="primary-y" chart:style-name="ch11" chart:values-cell-range-address="'Nr 4'.C113:'Nr 4'.C123" loext:label-string="4.0" chart:class="chart:scatter">
            <chart:domain table:cell-range-address="'Nr 4'.B113:'Nr 4'.B123"/>
            <chart:data-point chart:repeated="11"/>
          </chart:series>
          <chart:series chart:attached-axis="primary-y" chart:style-name="ch12" chart:values-cell-range-address="'Nr 4'.C124:'Nr 4'.C134" loext:label-string="9.0" chart:class="chart:scatter">
            <chart:domain table:cell-range-address="'Nr 4'.B124:'Nr 4'.B134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4.0</text:p>
              </table:table-cell>
              <table:table-cell office:value-type="string">
                <text:p>Kolumna B</text:p>
              </table:table-cell>
              <table:table-cell office:value-type="string">
                <text:p>9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3.914">
                <text:p>-13.914</text:p>
                <draw:g>
                  <svg:desc>'Nr 4'.B113:'Nr 4'.B123</svg:desc>
                </draw:g>
              </table:table-cell>
              <table:table-cell office:value-type="float" office:value="0">
                <text:p>0</text:p>
                <draw:g>
                  <svg:desc>'Nr 4'.C113:'Nr 4'.C123</svg:desc>
                </draw:g>
              </table:table-cell>
              <table:table-cell office:value-type="float" office:value="-13.914">
                <text:p>-13.914</text:p>
                <draw:g>
                  <svg:desc>'Nr 4'.B124:'Nr 4'.B134</svg:desc>
                </draw:g>
              </table:table-cell>
              <table:table-cell office:value-type="float" office:value="0">
                <text:p>0</text:p>
                <draw:g>
                  <svg:desc>'Nr 4'.C124:'Nr 4'.C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531">
                <text:p>-3.531</text:p>
              </table:table-cell>
              <table:table-cell office:value-type="float" office:value="0.1">
                <text:p>0.1</text:p>
              </table:table-cell>
              <table:table-cell office:value-type="float" office:value="-3.604">
                <text:p>-3.6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99">
                <text:p>-3.099</text:p>
              </table:table-cell>
              <table:table-cell office:value-type="float" office:value="0.7">
                <text:p>0.7</text:p>
              </table:table-cell>
              <table:table-cell office:value-type="float" office:value="-3.194">
                <text:p>-3.1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706">
                <text:p>-2.706</text:p>
              </table:table-cell>
              <table:table-cell office:value-type="float" office:value="1.5">
                <text:p>1.5</text:p>
              </table:table-cell>
              <table:table-cell office:value-type="float" office:value="-2.804">
                <text:p>-2.8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3">
                <text:p>-2.3</text:p>
              </table:table-cell>
              <table:table-cell office:value-type="float" office:value="2.5">
                <text:p>2.5</text:p>
              </table:table-cell>
              <table:table-cell office:value-type="float" office:value="-2.397">
                <text:p>-2.39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901">
                <text:p>-1.901</text:p>
              </table:table-cell>
              <table:table-cell office:value-type="float" office:value="3.7">
                <text:p>3.7</text:p>
              </table:table-cell>
              <table:table-cell office:value-type="float" office:value="-2.004">
                <text:p>-2.00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02">
                <text:p>-1.502</text:p>
              </table:table-cell>
              <table:table-cell office:value-type="float" office:value="5">
                <text:p>5</text:p>
              </table:table-cell>
              <table:table-cell office:value-type="float" office:value="-1.602">
                <text:p>-1.60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">
                <text:p>-1.1</text:p>
              </table:table-cell>
              <table:table-cell office:value-type="float" office:value="6.4">
                <text:p>6.4</text:p>
              </table:table-cell>
              <table:table-cell office:value-type="float" office:value="-1.213">
                <text:p>-1.21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11">
                <text:p>-0.711</text:p>
              </table:table-cell>
              <table:table-cell office:value-type="float" office:value="8">
                <text:p>8</text:p>
              </table:table-cell>
              <table:table-cell office:value-type="float" office:value="-0.803">
                <text:p>-0.80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43">
                <text:p>-0.343</text:p>
              </table:table-cell>
              <table:table-cell office:value-type="float" office:value="9.6">
                <text:p>9.6</text:p>
              </table:table-cell>
              <table:table-cell office:value-type="float" office:value="-0.41">
                <text:p>-0.4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">
                <text:p>0.015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5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6">
      <style:chart-properties chart:symbol-type="named-symbol" chart:symbol-name="square" chart:symbol-width="0.15cm" chart:symbol-height="0.1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0" style:family="chart" style:data-style-name="N146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 style:data-style-name="N146">
      <style:chart-properties chart:symbol-type="named-symbol" chart:symbol-name="arrow-down" chart:symbol-width="0.15cm" chart:symbol-height="0.15cm" chart:link-data-style-to-source="true"/>
      <style:graphic-properties svg:stroke-width="0.03cm" svg:stroke-color="#158466" draw:fill-color="#15846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scatter" chart:style-name="ch1">
        <chart:legend chart:legend-position="end" svg:x="14.191cm" svg:y="3.705cm" style:legend-expansion="high" chart:style-name="ch2"/>
        <chart:plot-area chart:style-name="ch3" table:cell-range-address="'Nr 4'.A140:'Nr 4'.A156 'Nr 4'.C140:'Nr 4'.C190" chart:data-source-has-labels="row" svg:x="0.135cm" svg:y="0.921cm" svg:width="13.55cm" svg:height="7.946cm">
          <chartooo:coordinate-region svg:x="1.047cm" svg:y="1.12cm" svg:width="12.12cm" svg:height="7.1cm"/>
          <chart:axis chart:dimension="x" chart:name="primary-x" chart:style-name="ch4">
            <chart:title svg:x="14.029cm" svg:y="8.295cm" chart:style-name="ch5">
              <text:p>Uds 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0cm" svg:y="0.36cm" chart:style-name="ch5">
              <text:p>Id [mA]</text:p>
            </chart:title>
          </chart:axis>
          <chart:axis chart:dimension="y" chart:name="primary-y" chart:style-name="ch4">
            <chart:grid chart:style-name="ch6" chart:class="major"/>
            <chart:grid chart:style-name="ch7" chart:class="minor"/>
          </chart:axis>
          <chart:series chart:style-name="ch9" chart:values-cell-range-address="'Nr 4'.C140:'Nr 4'.C156" loext:label-string="3.6" chart:class="chart:scatter">
            <chart:domain table:cell-range-address="'Nr 4'.A140:'Nr 4'.A156"/>
            <chart:data-point chart:repeated="17"/>
          </chart:series>
          <chart:series chart:style-name="ch10" chart:values-cell-range-address="'Nr 4'.C157:'Nr 4'.C173" loext:label-string="2.0" chart:class="chart:scatter">
            <chart:domain table:cell-range-address="'Nr 4'.A157:'Nr 4'.A173"/>
            <chart:data-point chart:repeated="17"/>
          </chart:series>
          <chart:series chart:style-name="ch11" chart:values-cell-range-address="'Nr 4'.C174:'Nr 4'.C190" loext:label-string="0.5" chart:class="chart:scatter">
            <chart:domain table:cell-range-address="'Nr 4'.A174:'Nr 4'.A190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3.6</text:p>
              </table:table-cell>
              <table:table-cell office:value-type="string">
                <text:p>Kolumna A</text:p>
              </table:table-cell>
              <table:table-cell office:value-type="string">
                <text:p>2.0</text:p>
              </table:table-cell>
              <table:table-cell office:value-type="string">
                <text:p>Kolumna A</text:p>
              </table:table-cell>
              <table:table-cell office:value-type="string">
                <text:p>0.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r 4'.A140:'Nr 4'.A156</svg:desc>
                </draw:g>
              </table:table-cell>
              <table:table-cell office:value-type="float" office:value="0">
                <text:p>0</text:p>
                <draw:g>
                  <svg:desc>'Nr 4'.C140:'Nr 4'.C156</svg:desc>
                </draw:g>
              </table:table-cell>
              <table:table-cell office:value-type="float" office:value="0">
                <text:p>0</text:p>
                <draw:g>
                  <svg:desc>'Nr 4'.A157:'Nr 4'.A173</svg:desc>
                </draw:g>
              </table:table-cell>
              <table:table-cell office:value-type="float" office:value="0">
                <text:p>0</text:p>
                <draw:g>
                  <svg:desc>'Nr 4'.C157:'Nr 4'.C173</svg:desc>
                </draw:g>
              </table:table-cell>
              <table:table-cell office:value-type="float" office:value="0">
                <text:p>0</text:p>
                <draw:g>
                  <svg:desc>'Nr 4'.A174:'Nr 4'.A190</svg:desc>
                </draw:g>
              </table:table-cell>
              <table:table-cell office:value-type="float" office:value="0">
                <text:p>0</text:p>
                <draw:g>
                  <svg:desc>'Nr 4'.C174:'Nr 4'.C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2">
                <text:p>0.402</text:p>
              </table:table-cell>
              <table:table-cell office:value-type="float" office:value="0">
                <text:p>0</text:p>
              </table:table-cell>
              <table:table-cell office:value-type="float" office:value="0.404">
                <text:p>0.404</text:p>
              </table:table-cell>
              <table:table-cell office:value-type="float" office:value="1.1">
                <text:p>1.1</text:p>
              </table:table-cell>
              <table:table-cell office:value-type="float" office:value="0.405">
                <text:p>0.40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4">
                <text:p>0.804</text:p>
              </table:table-cell>
              <table:table-cell office:value-type="float" office:value="0">
                <text:p>0</text:p>
              </table:table-cell>
              <table:table-cell office:value-type="float" office:value="0.811">
                <text:p>0.811</text:p>
              </table:table-cell>
              <table:table-cell office:value-type="float" office:value="2">
                <text:p>2</text:p>
              </table:table-cell>
              <table:table-cell office:value-type="float" office:value="0.808">
                <text:p>0.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06">
                <text:p>1.206</text:p>
              </table:table-cell>
              <table:table-cell office:value-type="float" office:value="0">
                <text:p>0</text:p>
              </table:table-cell>
              <table:table-cell office:value-type="float" office:value="1.209">
                <text:p>1.209</text:p>
              </table:table-cell>
              <table:table-cell office:value-type="float" office:value="2.5">
                <text:p>2.5</text:p>
              </table:table-cell>
              <table:table-cell office:value-type="float" office:value="1.198">
                <text:p>1.19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1">
                <text:p>1.601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2.8">
                <text:p>2.8</text:p>
              </table:table-cell>
              <table:table-cell office:value-type="float" office:value="1.609">
                <text:p>1.60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04">
                <text:p>2.004</text:p>
              </table:table-cell>
              <table:table-cell office:value-type="float" office:value="0">
                <text:p>0</text:p>
              </table:table-cell>
              <table:table-cell office:value-type="float" office:value="2.007">
                <text:p>2.007</text:p>
              </table:table-cell>
              <table:table-cell office:value-type="float" office:value="3.1">
                <text:p>3.1</text:p>
              </table:table-cell>
              <table:table-cell office:value-type="float" office:value="2.008">
                <text:p>2.00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98">
                <text:p>2.398</text:p>
              </table:table-cell>
              <table:table-cell office:value-type="float" office:value="0">
                <text:p>0</text:p>
              </table:table-cell>
              <table:table-cell office:value-type="float" office:value="2.404">
                <text:p>2.404</text:p>
              </table:table-cell>
              <table:table-cell office:value-type="float" office:value="3.2">
                <text:p>3.2</text:p>
              </table:table-cell>
              <table:table-cell office:value-type="float" office:value="2.404">
                <text:p>2.40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04">
                <text:p>2.804</text:p>
              </table:table-cell>
              <table:table-cell office:value-type="float" office:value="0">
                <text:p>0</text:p>
              </table:table-cell>
              <table:table-cell office:value-type="float" office:value="2.795">
                <text:p>2.795</text:p>
              </table:table-cell>
              <table:table-cell office:value-type="float" office:value="3.2">
                <text:p>3.2</text:p>
              </table:table-cell>
              <table:table-cell office:value-type="float" office:value="2.804">
                <text:p>2.80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05">
                <text:p>3.205</text:p>
              </table:table-cell>
              <table:table-cell office:value-type="float" office:value="0">
                <text:p>0</text:p>
              </table:table-cell>
              <table:table-cell office:value-type="float" office:value="3.205">
                <text:p>3.205</text:p>
              </table:table-cell>
              <table:table-cell office:value-type="float" office:value="3.3">
                <text:p>3.3</text:p>
              </table:table-cell>
              <table:table-cell office:value-type="float" office:value="3.208">
                <text:p>3.20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02">
                <text:p>3.602</text:p>
              </table:table-cell>
              <table:table-cell office:value-type="float" office:value="0">
                <text:p>0</text:p>
              </table:table-cell>
              <table:table-cell office:value-type="float" office:value="3.611">
                <text:p>3.611</text:p>
              </table:table-cell>
              <table:table-cell office:value-type="float" office:value="3.7">
                <text:p>3.7</text:p>
              </table:table-cell>
              <table:table-cell office:value-type="float" office:value="3.601">
                <text:p>3.60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5">
                <text:p>4.05</text:p>
              </table:table-cell>
              <table:table-cell office:value-type="float" office:value="0">
                <text:p>0</text:p>
              </table:table-cell>
              <table:table-cell office:value-type="float" office:value="4.001">
                <text:p>4.001</text:p>
              </table:table-cell>
              <table:table-cell office:value-type="float" office:value="3.7">
                <text:p>3.7</text:p>
              </table:table-cell>
              <table:table-cell office:value-type="float" office:value="4.006">
                <text:p>4.00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05">
                <text:p>5.005</text:p>
              </table:table-cell>
              <table:table-cell office:value-type="float" office:value="0">
                <text:p>0</text:p>
              </table:table-cell>
              <table:table-cell office:value-type="float" office:value="5.007">
                <text:p>5.007</text:p>
              </table:table-cell>
              <table:table-cell office:value-type="float" office:value="3.5">
                <text:p>3.5</text:p>
              </table:table-cell>
              <table:table-cell office:value-type="float" office:value="5.003">
                <text:p>5.0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8">
                <text:p>6.0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6.014">
                <text:p>6.01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004">
                <text:p>7.004</text:p>
              </table:table-cell>
              <table:table-cell office:value-type="float" office:value="0">
                <text:p>0</text:p>
              </table:table-cell>
              <table:table-cell office:value-type="float" office:value="7.031">
                <text:p>7.031</text:p>
              </table:table-cell>
              <table:table-cell office:value-type="float" office:value="3.5">
                <text:p>3.5</text:p>
              </table:table-cell>
              <table:table-cell office:value-type="float" office:value="7.016">
                <text:p>7.016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.037">
                <text:p>8.037</text:p>
              </table:table-cell>
              <table:table-cell office:value-type="float" office:value="3.5">
                <text:p>3.5</text:p>
              </table:table-cell>
              <table:table-cell office:value-type="float" office:value="8.023">
                <text:p>8.02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66">
                <text:p>9.066</text:p>
              </table:table-cell>
              <table:table-cell office:value-type="float" office:value="0">
                <text:p>0</text:p>
              </table:table-cell>
              <table:table-cell office:value-type="float" office:value="9.027">
                <text:p>9.027</text:p>
              </table:table-cell>
              <table:table-cell office:value-type="float" office:value="3.5">
                <text:p>3.5</text:p>
              </table:table-cell>
              <table:table-cell office:value-type="float" office:value="9.033">
                <text:p>9.03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015">
                <text:p>10.015</text:p>
              </table:table-cell>
              <table:table-cell office:value-type="float" office:value="0">
                <text:p>0</text:p>
              </table:table-cell>
              <table:table-cell office:value-type="float" office:value="10.02">
                <text:p>10.02</text:p>
              </table:table-cell>
              <table:table-cell office:value-type="float" office:value="3.6">
                <text:p>3.6</text:p>
              </table:table-cell>
              <table:table-cell office:value-type="float" office:value="10.019">
                <text:p>10.019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6">
      <number:number number:decimal-places="1" loext:min-decimal-places="1" number:min-integer-digits="1"/>
    </number:number-style>
    <number:number-style style:name="N14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7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4.201cm" style:legend-expansion="high" chart:style-name="ch2"/>
        <chart:plot-area chart:style-name="ch3" table:cell-range-address="'Nr 4'.B91:'Nr 4'.B107 'Nr 4'.D91:'Nr 4'.D107" chart:data-source-has-labels="row" svg:x="1.346cm" svg:y="0.791cm" svg:width="12.507cm" svg:height="7.69cm">
          <chartooo:coordinate-region svg:x="2.258cm" svg:y="0.99cm" svg:width="11.17cm" svg:height="6.844cm"/>
          <chart:axis chart:dimension="x" chart:name="primary-x" chart:style-name="ch4">
            <chart:title svg:x="14.031cm" svg:y="8.291cm" chart:style-name="ch5">
              <text:p>IB [μA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.037cm" svg:y="0.082cm" chart:style-name="ch5">
              <text:p>Ic [mA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D91:'Nr 4'.D107" loext:label-string="8.0" chart:class="chart:scatter">
            <chart:domain table:cell-range-address="'Nr 4'.B91:'Nr 4'.B107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8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Nr 4'.B91:'Nr 4'.B107</svg:desc>
                </draw:g>
              </table:table-cell>
              <table:table-cell office:value-type="float" office:value="0">
                <text:p>0</text:p>
                <draw:g>
                  <svg:desc>'Nr 4'.D91:'Nr 4'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">
                <text:p>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3">
                <text:p>30.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2">
                <text:p>40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5">
                <text:p>50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.6">
                <text:p>69.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4">
                <text:p>80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4">
                <text:p>89.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">
                <text:p>110.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4">
                <text:p>120.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9.7">
                <text:p>129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5">
                <text:p>140.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6">
                <text:p>150.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5">
                <text:p>160.5</text:p>
              </table:table-cell>
              <table:table-cell office:value-type="float" office:value="20.1">
                <text:p>20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6">
      <number:number number:decimal-places="1" loext:min-decimal-places="1" number:min-integer-digits="1"/>
    </number:number-style>
    <number:number-style style:name="N14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7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4.201cm" style:legend-expansion="high" chart:style-name="ch2"/>
        <chart:plot-area chart:style-name="ch3" table:cell-range-address="'Nr 4'.B91:'Nr 4'.C107" chart:data-source-has-labels="row" svg:x="0.944cm" svg:y="0.551cm" svg:width="12.879cm" svg:height="7.691cm">
          <chartooo:coordinate-region svg:x="2.227cm" svg:y="0.75cm" svg:width="11.171cm" svg:height="6.845cm"/>
          <chart:axis chart:dimension="x" chart:name="primary-x" chart:style-name="ch4">
            <chart:title svg:x="14.004cm" svg:y="8.35cm" chart:style-name="ch5">
              <text:p>IB [μA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.001cm" svg:y="0.023cm" chart:style-name="ch5">
              <text:p>Ube [V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C91:'Nr 4'.C107" loext:label-string="8.0" chart:class="chart:scatter">
            <chart:domain table:cell-range-address="'Nr 4'.B91:'Nr 4'.B107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8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Nr 4'.B91:'Nr 4'.B107</svg:desc>
                </draw:g>
              </table:table-cell>
              <table:table-cell office:value-type="float" office:value="0.5154">
                <text:p>0.5154</text:p>
                <draw:g>
                  <svg:desc>'Nr 4'.C91:'Nr 4'.C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">
                <text:p>9.9</text:p>
              </table:table-cell>
              <table:table-cell office:value-type="float" office:value="0.6077">
                <text:p>0.6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0.6258">
                <text:p>0.6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3">
                <text:p>30.3</text:p>
              </table:table-cell>
              <table:table-cell office:value-type="float" office:value="0.6342">
                <text:p>0.6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2">
                <text:p>40.2</text:p>
              </table:table-cell>
              <table:table-cell office:value-type="float" office:value="0.6387">
                <text:p>0.6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5">
                <text:p>50.5</text:p>
              </table:table-cell>
              <table:table-cell office:value-type="float" office:value="0.6436">
                <text:p>0.6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  <table:table-cell office:value-type="float" office:value="0.6458">
                <text:p>0.6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.6">
                <text:p>69.6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4">
                <text:p>80.4</text:p>
              </table:table-cell>
              <table:table-cell office:value-type="float" office:value="0.6494">
                <text:p>0.6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4">
                <text:p>89.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0.6511">
                <text:p>0.6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">
                <text:p>110.7</text:p>
              </table:table-cell>
              <table:table-cell office:value-type="float" office:value="0.6512">
                <text:p>0.6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4">
                <text:p>120.4</text:p>
              </table:table-cell>
              <table:table-cell office:value-type="float" office:value="0.6514">
                <text:p>0.65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9.7">
                <text:p>129.7</text:p>
              </table:table-cell>
              <table:table-cell office:value-type="float" office:value="0.6521">
                <text:p>0.6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5">
                <text:p>140.5</text:p>
              </table:table-cell>
              <table:table-cell office:value-type="float" office:value="0.6514">
                <text:p>0.6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6">
                <text:p>150.6</text:p>
              </table:table-cell>
              <table:table-cell office:value-type="float" office:value="0.6511">
                <text:p>0.6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5">
                <text:p>160.5</text:p>
              </table:table-cell>
              <table:table-cell office:value-type="float" office:value="0.6507">
                <text:p>0.65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45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46">
      <style:chart-properties chart:symbol-type="named-symbol" chart:symbol-name="diamond" chart:symbol-width="0.15cm" chart:symbol-height="0.1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8.903cm" xlink:href=".." xlink:type="simple" chart:class="chart:scatter" chart:style-name="ch1">
        <chart:legend chart:legend-position="end" svg:x="13.978cm" svg:y="4.152cm" style:legend-expansion="high" chart:style-name="ch2"/>
        <chart:plot-area chart:style-name="ch3" table:cell-range-address="'Nr 4'.A27:'Nr 4'.A47 'Nr 4'.D27:'Nr 4'.D47" chart:data-source-has-labels="row" svg:x="1.183cm" svg:y="0.617cm" svg:width="12.175cm" svg:height="7.828cm">
          <chartooo:coordinate-region svg:x="1.91cm" svg:y="0.817cm" svg:width="10.93cm" svg:height="6.981cm"/>
          <chart:axis chart:dimension="x" chart:name="primary-x" chart:style-name="ch4">
            <chart:title svg:x="13.647cm" svg:y="8.012cm" chart:style-name="ch5">
              <text:p>Uce 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0.811cm" svg:y="0.056cm" chart:style-name="ch5">
              <text:p>Ic [mA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series chart:style-name="ch10" chart:values-cell-range-address="'Nr 4'.D27:'Nr 4'.D47" loext:label-string="60.0" chart:class="chart:scatter">
            <chart:domain table:cell-range-address="'Nr 4'.A27:'Nr 4'.A47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60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  <draw:g>
                  <svg:desc>'Nr 4'.A27:'Nr 4'.A47</svg:desc>
                </draw:g>
              </table:table-cell>
              <table:table-cell office:value-type="float" office:value="0">
                <text:p>0</text:p>
                <draw:g>
                  <svg:desc>'Nr 4'.D27:'Nr 4'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1">
                <text:p>1.00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08">
                <text:p>2.00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02">
                <text:p>3.00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08">
                <text:p>4.00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016">
                <text:p>6.01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1">
                <text:p>8.0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11">
                <text:p>9.0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